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C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B1" style:family="table-cell">
      <style:table-cell-properties fo:padding="0.097cm" fo:border="0.002cm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7.C1" style:family="table-cell">
      <style:table-cell-properties fo:padding="0.097cm" fo:border="0.002cm solid #000000"/>
    </style:style>
    <style:style style:name="Таблица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7.B2" style:family="table-cell">
      <style:table-cell-properties fo:padding="0.097cm" fo:border-left="0.002cm solid #000000" fo:border-right="none" fo:border-top="none" fo:border-bottom="0.002cm solid #000000"/>
    </style:style>
    <style:style style:name="Таблица17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7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style:keep-together="true"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B1" style:family="table-cell">
      <style:table-cell-properties fo:padding="0.097cm" fo:border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Standard">
      <style:paragraph-properties fo:break-before="page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5" style:family="paragraph" style:parent-style-name="Standard">
      <style:paragraph-properties fo:background-color="transparent">
        <style:background-image/>
      </style:paragraph-properties>
    </style:style>
    <style:style style:name="P18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8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96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7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9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0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1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2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top="0cm" fo:margin-bottom="0.499cm"/>
    </style:style>
    <style:style style:name="P204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5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06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7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08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09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0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11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12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15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16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7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18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19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20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21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3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65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65">
      <style:text-properties style:font-name="Liberation Sans" fo:font-size="12pt" style:text-underline-style="none" officeooo:paragraph-rsid="000faf69" style:font-size-asian="12pt" style:font-size-complex="12pt"/>
    </style:style>
    <style:style style:name="P23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5" style:family="paragraph" style:parent-style-name="Standard" style:list-style-name="L8">
      <style:text-properties fo:language="en" fo:country="US" style:text-underline-style="none"/>
    </style:style>
    <style:style style:name="P256" style:family="paragraph" style:parent-style-name="Standard" style:list-style-name="L10"/>
    <style:style style:name="P257" style:family="paragraph" style:parent-style-name="Standard" style:list-style-name="L38">
      <style:text-properties fo:font-size="12pt" style:font-size-asian="12pt" style:font-size-complex="12pt"/>
    </style:style>
    <style:style style:name="P258" style:family="paragraph" style:parent-style-name="Standard" style:list-style-name="L66">
      <style:text-properties fo:font-size="12pt" style:font-size-asian="12pt" style:font-size-complex="12pt"/>
    </style:style>
    <style:style style:name="P259" style:family="paragraph" style:parent-style-name="Standard" style:list-style-name="L67">
      <style:text-properties fo:font-size="12pt" style:text-underline-style="none" style:font-size-asian="12pt" style:font-size-complex="12pt"/>
    </style:style>
    <style:style style:name="P260" style:family="paragraph" style:parent-style-name="Standard" style:list-style-name="L68">
      <style:text-properties fo:font-size="12pt" style:text-underline-style="none" style:font-size-asian="12pt" style:font-size-complex="12pt"/>
    </style:style>
    <style:style style:name="P261" style:family="paragraph" style:parent-style-name="Standard" style:list-style-name="L68">
      <style:text-properties fo:font-size="12pt" style:text-underline-style="solid" style:text-underline-width="auto" style:text-underline-color="font-color" style:font-size-asian="12pt" style:font-size-complex="12pt"/>
    </style:style>
    <style:style style:name="P262" style:family="paragraph" style:parent-style-name="Standard" style:list-style-name="L51"/>
    <style:style style:name="P263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4" style:family="paragraph" style:parent-style-name="Standard" style:list-style-name="L54"/>
    <style:style style:name="P265" style:family="paragraph" style:parent-style-name="Standard" style:list-style-name="L58"/>
    <style:style style:name="P266" style:family="paragraph" style:parent-style-name="Standard" style:list-style-name="L60"/>
    <style:style style:name="P267" style:family="paragraph" style:parent-style-name="Standard" style:list-style-name="L61"/>
    <style:style style:name="P268" style:family="paragraph" style:parent-style-name="Standard" style:list-style-name="L62"/>
    <style:style style:name="P269" style:family="paragraph" style:parent-style-name="Standard" style:list-style-name="L62">
      <style:text-properties fo:font-weight="normal" style:font-weight-asian="normal" style:font-weight-complex="normal"/>
    </style:style>
    <style:style style:name="P270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1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3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4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0cda6f" style:font-size-asian="12pt" style:font-size-complex="12pt"/>
    </style:style>
    <style:style style:name="P27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0faf69" style:font-size-asian="12pt" style:font-size-complex="12pt"/>
    </style:style>
    <style:style style:name="P277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8" style:family="paragraph" style:parent-style-name="Standard">
      <style:paragraph-properties fo:margin-left="0cm" fo:margin-right="0cm" fo:text-indent="0cm" style:auto-text-indent="false"/>
      <style:text-properties officeooo:paragraph-rsid="000faf69"/>
    </style:style>
    <style:style style:name="P27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80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8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officeooo:paragraph-rsid="000faf69" style:font-size-asian="12pt" style:font-size-complex="12pt"/>
    </style:style>
    <style:style style:name="P28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officeooo:paragraph-rsid="00127d3b"/>
    </style:style>
    <style:style style:name="P283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4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5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6" style:family="paragraph" style:parent-style-name="Standard">
      <style:paragraph-properties fo:background-color="transparent">
        <style:background-image/>
      </style:paragraph-properties>
    </style:style>
    <style:style style:name="P287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8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9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90" style:family="paragraph" style:parent-style-name="Standard" style:list-style-name="WWNum72">
      <style:paragraph-properties fo:background-color="transparent">
        <style:background-image/>
      </style:paragraph-properties>
      <style:text-properties officeooo:paragraph-rsid="000c7b6c"/>
    </style:style>
    <style:style style:name="P291" style:family="paragraph" style:parent-style-name="Standard">
      <style:paragraph-properties fo:background-color="transparent">
        <style:background-image/>
      </style:paragraph-properties>
      <style:text-properties officeooo:paragraph-rsid="000a0670"/>
    </style:style>
    <style:style style:name="P292" style:family="paragraph" style:parent-style-name="Standard">
      <style:paragraph-properties fo:background-color="transparent">
        <style:background-image/>
      </style:paragraph-properties>
      <style:text-properties officeooo:paragraph-rsid="000ba592"/>
    </style:style>
    <style:style style:name="P293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4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6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0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01" style:family="paragraph" style:parent-style-name="Table_20_Contents" style:list-style-name="L36">
      <style:paragraph-properties fo:text-align="justify" style:justify-single-word="false"/>
    </style:style>
    <style:style style:name="P302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303" style:family="paragraph" style:parent-style-name="Table_20_Contents" style:list-style-name="L57"/>
    <style:style style:name="P304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size="12pt" fo:language="en" fo:country="US" style:font-size-asian="12pt" style:font-size-complex="12pt"/>
    </style:style>
    <style:style style:name="T5" style:family="text">
      <style:text-properties style:font-name="Liberation Sans" fo:font-size="12pt" style:text-underline-style="none" style:font-size-asian="12pt" style:font-size-complex="12pt"/>
    </style:style>
    <style:style style:name="T6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officeooo:rsid="000ba592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officeooo:rsid="000c7b6c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4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5" style:family="text">
      <style:text-properties style:font-name="Liberation Sans" fo:font-size="12pt" style:text-underline-style="none" officeooo:rsid="000a0670" fo:background-color="transparent" style:font-size-asian="12pt" style:font-size-complex="12pt"/>
    </style:style>
    <style:style style:name="T16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9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none" fo:font-weight="normal" officeooo:rsid="000c7b6c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none" fo:font-weight="normal" officeooo:rsid="00127d3b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Liberation Sans" style:text-underline-style="none"/>
    </style:style>
    <style:style style:name="T26" style:family="text">
      <style:text-properties style:font-name="Liberation Sans" style:text-underline-style="none" fo:background-color="#f9f9f9"/>
    </style:style>
    <style:style style:name="T27" style:family="text">
      <style:text-properties style:font-name="Liberation Sans" style:text-underline-style="none" fo:font-weight="normal" style:font-weight-asian="normal" style:font-weight-complex="normal"/>
    </style:style>
    <style:style style:name="T28" style:family="text">
      <style:text-properties style:font-name="Liberation Sans" style:text-underline-style="none" fo:font-weight="normal" officeooo:rsid="000ba592" style:font-weight-asian="normal" style:font-weight-complex="normal"/>
    </style:style>
    <style:style style:name="T29" style:family="text">
      <style:text-properties style:font-name="Liberation Sans" fo:language="en" fo:country="US"/>
    </style:style>
    <style:style style:name="T30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31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32" style:family="text">
      <style:text-properties style:font-name="Liberation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3" style:family="text">
      <style:text-properties style:font-name="Liberation Sans" fo:font-size="18pt" style:text-underline-style="none" fo:font-weight="normal" style:font-size-asian="18pt" style:font-weight-asian="normal" style:font-size-complex="18pt" style:font-weight-complex="normal"/>
    </style:style>
    <style:style style:name="T34" style:family="text">
      <style:text-properties style:font-name="Liberation Sans" fo:font-size="18pt" style:text-underline-style="none" fo:font-weight="normal" officeooo:rsid="000ba592" style:font-size-asian="18pt" style:font-weight-asian="normal" style:font-size-complex="18pt" style:font-weight-complex="normal"/>
    </style:style>
    <style:style style:name="T35" style:family="text">
      <style:text-properties style:font-name="Liberation Sans" fo:font-size="18pt" style:text-underline-style="none" fo:font-weight="normal" fo:background-color="#ffff00" style:font-size-asian="18pt" style:font-weight-asian="normal" style:font-size-complex="18pt" style:font-weight-complex="normal"/>
    </style:style>
    <style:style style:name="T36" style:family="text">
      <style:text-properties style:font-name="Liberation Sans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7" style:family="text">
      <style:text-properties style:font-name="Liberation Sans" fo:language="ru" fo:country="RU" fo:font-weight="normal" style:font-weight-asian="normal" style:font-weight-complex="normal"/>
    </style:style>
    <style:style style:name="T38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39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40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41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style:font-name="Liberation Sans" fo:language="ru" fo:country="RU" style:text-underline-style="none" fo:font-weight="normal" style:font-weight-asian="normal" style:font-weight-complex="normal"/>
    </style:style>
    <style:style style:name="T43" style:family="text">
      <style:text-properties style:font-name="Liberation Sans" fo:font-weight="normal" style:font-weight-asian="normal" style:font-weight-complex="normal"/>
    </style:style>
    <style:style style:name="T44" style:family="text">
      <style:text-properties style:font-name="Liberation Sans" fo:font-weight="normal" officeooo:rsid="000ba592" style:font-weight-asian="normal" style:font-weight-complex="normal"/>
    </style:style>
    <style:style style:name="T45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46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4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4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49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50" style:family="text">
      <style:text-properties fo:font-variant="normal" fo:text-transform="none" fo:color="#000000" fo:letter-spacing="normal" fo:font-style="normal" fo:font-weight="normal"/>
    </style:style>
    <style:style style:name="T51" style:family="text">
      <style:text-properties fo:font-variant="normal" fo:text-transform="none" fo:color="#000000" fo:letter-spacing="normal" fo:font-style="normal" fo:font-weight="normal" fo:background-color="#ffff00"/>
    </style:style>
    <style:style style:name="T5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53" style:family="text">
      <style:text-properties fo:font-variant="normal" fo:text-transform="none" fo:color="#000000" fo:letter-spacing="normal" fo:language="en" fo:country="US" fo:font-style="normal" fo:font-weight="normal"/>
    </style:style>
    <style:style style:name="T54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55" style:family="text">
      <style:text-properties fo:font-style="italic" fo:background-color="#ffff00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background-color="#ffff00"/>
    </style:style>
    <style:style style:name="T58" style:family="text">
      <style:text-properties fo:color="#ff0000"/>
    </style:style>
    <style:style style:name="T59" style:family="text">
      <style:text-properties fo:color="#ff0000" fo:background-color="transparent"/>
    </style:style>
    <style:style style:name="T60" style:family="text">
      <style:text-properties fo:color="#00ff00"/>
    </style:style>
    <style:style style:name="T61" style:family="text">
      <style:text-properties style:use-window-font-color="true"/>
    </style:style>
    <style:style style:name="T62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63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64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65" style:family="text">
      <style:text-properties style:font-name-asian="Liberation Sans1" style:font-name-complex="Liberation Sans1"/>
    </style:style>
    <style:style style:name="T66" style:family="text">
      <style:text-properties fo:background-color="transparent"/>
    </style:style>
    <style:style style:name="T67" style:family="text">
      <style:text-properties fo:language="en" fo:country="US"/>
    </style:style>
    <style:style style:name="T68" style:family="text">
      <style:text-properties fo:language="en" fo:country="US" fo:font-style="normal" style:text-underline-style="none" style:font-style-asian="normal" style:font-style-complex="normal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none"/>
    </style:style>
    <style:style style:name="T71" style:family="text">
      <style:text-properties style:font-name="Liberation Sans2"/>
    </style:style>
    <style:style style:name="T72" style:family="text">
      <style:text-properties style:font-name="Liberation Sans1" style:font-name-asian="Liberation Sans1" style:font-name-complex="Liberation Sans1"/>
    </style:style>
    <style:style style:name="T73" style:family="text">
      <style:text-properties fo:color="#ff00ff"/>
    </style:style>
    <style:style style:name="T74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75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76" style:family="text">
      <style:text-properties officeooo:rsid="0008d60d"/>
    </style:style>
    <style:style style:name="T77" style:family="text">
      <style:text-properties officeooo:rsid="000a0670"/>
    </style:style>
    <style:style style:name="T78" style:family="text">
      <style:text-properties fo:font-size="12pt"/>
    </style:style>
    <style:style style:name="T7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80" style:family="text">
      <style:text-properties officeooo:rsid="000cda6f"/>
    </style:style>
    <style:style style:name="T81" style:family="text">
      <style:text-properties style:font-size-asian="12pt"/>
    </style:style>
    <style:style style:name="T82" style:family="text">
      <style:text-properties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<text:span text:style-name="T76">-2014</text:span>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1">любой терминал (xterm, rxvt, mrxvt, ...)</text:p>
      <text:p text:style-name="P8"/>
      <text:p text:style-name="P8">Windows:</text:p>
      <text:list xml:id="list1779718924" text:style-name="L1">
        <text:list-item>
          <text:p text:style-name="P204">установить Ruby для Windows, запускать через виндозный cmd</text:p>
          <text:p text:style-name="P204">&gt;&gt;&gt; показать Start/Run/cmd</text:p>
        </text:list-item>
        <text:list-item>
          <text:p text:style-name="P204">установить cygwin и получить линукс под виндой</text:p>
        </text:list-item>
        <text:list-item>
          <text:p text:style-name="P204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4">сайт проекта: </text:span><text:a xlink:type="simple" xlink:href="http://cygwin.com/"><text:span text:style-name="T4">http://cygwin.com</text:span></text:a><text:span text:style-name="T4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891948771" text:style-name="L2">
        <text:list-item>
          <text:p text:style-name="P205">установка</text:p>
        </text:list-item>
        <text:list-item>
          <text:p text:style-name="P205">удаление</text:p>
        </text:list-item>
        <text:list-item>
          <text:p text:style-name="P205">обновление</text:p>
        </text:list-item>
        <text:list-item>
          <text:p text:style-name="P205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1">pwd</text:p>
      <text:p text:style-name="P141">ls</text:p>
      <text:p text:style-name="P141">ruby --version</text:p>
      <text:p text:style-name="P58"/>
      <text:p text:style-name="P58">Задание: выполните следующую команду в командной строке</text:p>
      <text:p text:style-name="P58"/>
      <text:p text:style-name="P14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244083631" text:style-name="L3">
        <text:list-item>
          <text:p text:style-name="P206">имеющий подсветку синтаксиса для данного языка</text:p>
        </text:list-item>
        <text:list-item>
          <text:p text:style-name="P206">позволяющий задавать <text:span text:style-name="T1">формат конца строки</text:span>.</text:p>
        </text:list-item>
      </text:list>
      <text:p text:style-name="P8"/>
      <text:list xml:id="list988914086" text:style-name="L4">
        <text:list-item>
          <text:p text:style-name="P207">emacs (swiss army knife)</text:p>
        </text:list-item>
        <text:list-item>
          <text:p text:style-name="P207">sublime text (есть подсказки по языковым конструкциям!)</text:p>
        </text:list-item>
        <text:list-item>
          <text:p text:style-name="P207">Edit Plus</text:p>
        </text:list-item>
        <text:list-item>
          <text:p text:style-name="P207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49">Демонстрация \r</text:p>
      <text:p text:style-name="P8"/>
      <text:p text:style-name="P143"><text:soft-page-break/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60"/>
      <text:p text:style-name="P60">Задание: Запустите скрипт lesson.01/bad_eol</text:p>
      <text:p text:style-name="P60"/>
      <text:p text:style-name="P60"><text:tab/>&gt; ./bad_eol</text:p>
      <text:p text:style-name="P60"><text:tab/>&gt; ruby bad_eol</text:p>
      <text:p text:style-name="P60"/>
      <text:p text:style-name="P8">&gt;&gt;&gt; показать, какую ошибку выдаст баш, если shbang заканчивается на \r\n</text:p>
      <text:p text:style-name="P60"/>
      <text:p text:style-name="P60">Задание: (по аналогии) напишите и выполните свой скрипт hello_world.</text:p>
      <text:p text:style-name="P60"/>
      <text:p text:style-name="P60">&gt;&gt;&gt; Вопрос: получилось ли выполнить скрипт?</text:p>
      <text:p text:style-name="P60"/>
      <text:p text:style-name="P63">Способы запуска скрипта</text:p>
      <text:p text:style-name="P63"/>
      <text:p text:style-name="P60"># взять слайды shell/ pp.4,5</text:p>
      <text:p text:style-name="P60"/>
      <text:list xml:id="list605216611" text:style-name="L5">
        <text:list-header>
          <text:p text:style-name="P270">1. явно задав интерпертатор</text:p>
        </text:list-header>
      </text:list>
      <text:p text:style-name="P60"/>
      <text:p text:style-name="P60"><text:tab/>&gt; ruby hello_world</text:p>
      <text:p text:style-name="P60"/>
      <text:list xml:id="list1063742207" text:style-name="L6">
        <text:list-header>
          <text:p text:style-name="P271">2. задав в первой строке скрипта she-bang (she обозначает решетку # (sharp sign); bang обозначает !) </text:p>
        </text:list-header>
      </text:list>
      <text:p text:style-name="P60"/>
      <text:p text:style-name="P60"><text:tab/>#!/path/to/interpreter</text:p>
      <text:p text:style-name="P60"/>
      <text:p text:style-name="P60">чтобы увидеть путь к интерпретатору:</text:p>
      <text:p text:style-name="P60"/>
      <text:p text:style-name="P60"><text:tab/>&gt; which ruby</text:p>
      <text:p text:style-name="P60"/>
      <text:p text:style-name="P60"><text:tab/>#!/usr/bin/ruby<text:tab/></text:p>
      <text:p text:style-name="P60"><text:tab/>#!/usr/bin/awk -f</text:p>
      <text:p text:style-name="P60"><text:tab/>#!/bin/sh</text:p>
      <text:p text:style-name="P60"/>
      <text:p text:style-name="P60">более гибкая альтернатива (если работает)</text:p>
      <text:p text:style-name="P60"/>
      <text:p text:style-name="P60"><text:tab/>#!/usr/bin/env ruby</text:p>
      <text:p text:style-name="P60"/>
      <text:p text:style-name="P60">Запуск через she-bang работает, если скрипт является <text:span text:style-name="T1">исполняемым</text:span>.</text:p>
      <text:p text:style-name="P60"/>
      <text:p text:style-name="P60"><text:tab/>&gt; chmod a+x hello_world</text:p>
      <text:p text:style-name="P60"><text:tab/>&gt; chmod u+x hello_world</text:p>
      <text:p text:style-name="P60"/>
      <text:p text:style-name="P60">Чтобы посмотреть права (атрибуты) файла:</text:p>
      <text:p text:style-name="P60"/>
      <text:p text:style-name="P60"><text:tab/>&gt; ls -l hello_world</text:p>
      <text:p text:style-name="P60"><text:soft-page-break/></text:p>
      <text:p text:style-name="P60">&gt;&gt;&gt; Прокомментировать систему прав</text:p>
      <text:p text:style-name="P60"/>
      <text:p text:style-name="P60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3">где применяется ruby</text:p>
      <text:p text:style-name="P23"/>
      <text:list xml:id="list1763310037" text:style-name="L7">
        <text:list-item>
          <text:p text:style-name="P234">консольные утилиты </text:p>
        </text:list-item>
      </text:list>
      <text:list xml:id="list997630490" text:style-name="L8">
        <text:list-item>
          <text:p text:style-name="P255"><text:span text:style-name="T46">gui (tk) –</text:span><text:span text:style-name="T46"> Oh, no!</text:span></text:p>
        </text:list-item>
        <text:list-item>
          <text:p text:style-name="P235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/>
      <text:p text:style-name="P95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46">irb – интерактивный руби </text:span><text:span text:style-name="T46">(REPL - read, evaluate, print, loop)</text:span></text:p>
      <text:p text:style-name="P28"/>
      <text:p text:style-name="P43"><text:span text:style-name="T46">&gt;&gt;&gt; Демонстрация, </text:span><text:span text:style-name="T46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46">Полезные </text:span><text:span text:style-name="T46">утилиты – ri</text:span></text:p>
      <text:p text:style-name="P36"/>
      <text:p text:style-name="P43"><text:span text:style-name="T46">ri – (ruby informat</text:span><text:span text:style-name="T46">i</text:span><text:span text:style-name="T46">on) – </text:span><text:span text:style-name="T46">справочная </text:span><text:span text:style-name="T46">система руби (в консоли)</text:span></text:p>
      <text:p text:style-name="P28"/>
      <text:p text:style-name="P137">&gt;ri --help</text:p>
      <text:p text:style-name="P13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46">&gt;&gt;&gt; Объяснить, что они видят в следующем задании. </text:span><text:span text:style-name="T46">один и тот же метод определен в разных классах.</text:span></text:p>
      <text:p text:style-name="P10">&gt;&gt;&gt; <text:span text:style-name="T50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50">Имена </text:span><text:span text:style-name="T50">переменных и констант состоят из:</text:span></text:p>
      <text:list xml:id="list2117391739" text:style-name="L9">
        <text:list-item>
          <text:p text:style-name="P236">буквы</text:p>
        </text:list-item>
        <text:list-item>
          <text:p text:style-name="P236">цифры (не может быть первой)</text:p>
        </text:list-item>
        <text:list-item>
          <text:p text:style-name="P236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50"><text:tab/></text:span><text:span text:style-name="T52">S</text:span><text:span text:style-name="T50">tring, Array</text:span><text:span text:style-name="T51">, Hash</text:span></text:p>
      <text:p text:style-name="P25"><text:tab/>Enumerable, Comparable</text:p>
      <text:p text:style-name="P2"><text:span text:style-name="T50"><text:tab/></text:span><text:span text:style-name="T52">M</text:span><text:span text:style-name="T50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149576072" text:style-name="L10">
        <text:list-item>
          <text:p text:style-name="P237">что такое irb и ri?</text:p>
        </text:list-item>
        <text:list-item>
          <text:p text:style-name="P237">в hello.upcase, как называется часть upcase (ответ: метод)</text:p>
        </text:list-item>
        <text:list-item>
          <text:p text:style-name="P237">какая разница между # и . перед названием метода при обращении в ri: например String#upcase и String.new</text:p>
        </text:list-item>
        <text:list-item>
          <text:p text:style-name="P237">Чем отличаются переменные от констант</text:p>
        </text:list-item>
        <text:list-item>
          <text:p text:style-name="P237">Как именуются переменные, каким регулярным выражением вы бы это описали. Ответ: [_a-z][A-Za-z_0-9]</text:p>
        </text:list-item>
        <text:list-item>
          <text:p text:style-name="P256"><text:span text:style-name="T48">Как именуются константы, опишите это регулярным выражением. </text:span><text:span text:style-name="T48">Ответ:</text:span><text:span text:style-name="T48"> [A-Z][A-Za-z_0-9]</text:span></text:p>
        </text:list-item>
        <text:list-item>
          <text:p text:style-name="P256"><text:span text:style-name="T48">Назовите константы, испол</text:span><text:span text:style-name="T48">ь</text:span><text:span text:style-name="T48">зу</text:span><text:span text:style-name="T48">я</text:span><text:span text:style-name="T48"> кот</text:span><text:span text:style-name="T48">о</text:span><text:span text:style-name="T48">рые можно вывести данные в пото</text:span><text:span text:style-name="T48">к</text:span><text:span text:style-name="T48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1412137631" text:style-name="L11">
        <text:list-item>
          <text:p text:style-name="P238">допустимые значения и свойства</text:p>
        </text:list-item>
        <text:list-item>
          <text:p text:style-name="P238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929050304" text:style-name="L12">
        <text:list-item>
          <text:p text:style-name="P239">численные: Integer, Float, Fixnum (&lt;Integer), Bignum (&lt;Integer), Numeric</text:p>
        </text:list-item>
        <text:list-item>
          <text:p text:style-name="P239">строковые String</text:p>
        </text:list-item>
        <text:list-item>
          <text:p text:style-name="P239">логические (булевские = boolean): FalseClass, TrueClass</text:p>
        </text:list-item>
        <text:list-item>
          <text:p text:style-name="P244">File, IO, Symbol</text:p>
        </text:list-item>
        <text:list-item>
          <text:p text:style-name="P244">Array</text:p>
        </text:list-item>
        <text:list-item>
          <text:p text:style-name="P244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602516824" text:style-name="L13">
        <text:list-item>
          <text:p text:style-name="P240">Dictionary, PartOfSpeechDictionary</text:p>
        </text:list-item>
        <text:list-item>
          <text:p text:style-name="P240">Sentence</text:p>
        </text:list-item>
        <text:list-item>
          <text:p text:style-name="P240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913494434" text:style-name="L14">
        <text:list-item>
          <text:p text:style-name="P241">динамическая типизация (shell, awk, ruby, python,...) /dynamically typed language/</text:p>
        </text:list-item>
        <text:list-item>
          <text:p text:style-name="P241">статическая типизация (С, Java)</text:p>
        </text:list-item>
      </text:list>
      <text:p text:style-name="P25"/>
      <text:p text:style-name="P25">При статической типизации</text:p>
      <text:list xml:id="list351292499" text:style-name="L15">
        <text:list-item>
          <text:p text:style-name="P242">тип переменной задается сразу</text:p>
          <text:p text:style-name="P283">пример в C: int a = 20</text:p>
        </text:list-item>
        <text:list-item>
          <text:p text:style-name="P242">тип переменной нельзя изменить в процессе работы</text:p>
        </text:list-item>
      </text:list>
      <text:p text:style-name="P151">пример: a = “now this is a string” </text:p>
      <text:list xml:id="list1914267603" text:continue-numbering="true" text:style-name="L15">
        <text:list-header>
          <text:p text:style-name="P277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2098023320" text:style-name="L16">
        <text:list-item>
          <text:list>
            <text:list-item>
              <text:p text:style-name="P243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36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91">Здесь слайд 30: if-elsif-elsif-elsif-else-end</text:p>
      <text:p text:style-name="P91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7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3"/>
      <text:p text:style-name="P145"/>
      <text:p text:style-name="P67"><text:soft-page-break/>Циклы</text:p>
      <text:p text:style-name="P52"/>
      <text:p text:style-name="P52">Циклы позволяют выполнить какое-то действие/действия <text:span text:style-name="T1">несколько раз</text:span>.</text:p>
      <text:p text:style-name="P52"/>
      <text:p text:style-name="P52">Сравните, сколько раз выполнится блок (lesson.3/while/test_while_1.rb)</text:p>
      <text:p text:style-name="P5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2">a = 2</text:p>
            <text:p text:style-name="P52">if a &lt; 5</text:p>
            <text:p text:style-name="P52"><text:s text:c="2"/>b = a ** 2</text:p>
            <text:p text:style-name="P52"><text:s text:c="2"/>print b</text:p>
            <text:p text:style-name="P52">end</text:p>
          </table:table-cell>
          <table:table-cell table:style-name="Table36.B1" office:value-type="string">
            <text:p text:style-name="P52">a = 2</text:p>
            <text:p text:style-name="P52">while a &lt; 5</text:p>
            <text:p text:style-name="P52"><text:s text:c="2"/>b = a ** 2</text:p>
            <text:p text:style-name="P52"><text:s text:c="2"/>print b, ", <text:s/>"</text:p>
            <text:p text:style-name="P52"><text:s text:c="2"/>a += 1</text:p>
            <text:p text:style-name="P52">end</text:p>
          </table:table-cell>
        </table:table-row>
        <table:table-row>
          <table:table-cell table:style-name="Table36.A2" office:value-type="string">
            <text:p text:style-name="P52">#=&gt;4</text:p>
          </table:table-cell>
          <table:table-cell table:style-name="Table36.B2" office:value-type="string">
            <text:p text:style-name="P52">#=&gt; 4, 9, 16</text:p>
          </table:table-cell>
        </table:table-row>
      </table:table>
      <text:p text:style-name="P52"/>
      <text:p text:style-name="P52">&gt;&gt;&gt; Для каких значений a выполняется цикл? =&gt; 2, 3, 4</text:p>
      <text:p text:style-name="P88"/>
      <text:p text:style-name="P67">Цикл while</text:p>
      <text:p text:style-name="P52"/>
      <text:p text:style-name="P52">Цикл while выполняется, пока условие истинно </text:p>
      <text:p text:style-name="P52"/>
      <text:p text:style-name="P52">while <text:span text:style-name="T57">expression-that-is-</text:span><text:span text:style-name="T55">TRUE</text:span> [do]</text:p>
      <text:p text:style-name="P52"><text:s text:c="2"/># ....</text:p>
      <text:p text:style-name="P52">end</text:p>
      <text:p text:style-name="P52"/>
      <text:p text:style-name="P52">!!! Вопрос: сколько раз выполниться следующий цикл (lesson.26/loops/test_while_2.rb)? Расскажите, как он выполняется:</text:p>
      <text:p text:style-name="P52"/>
      <text:p text:style-name="P52">i = j = 0</text:p>
      <text:p text:style-name="P52">while i &lt; 5 &amp;&amp; j &lt; 5</text:p>
      <text:p text:style-name="P52"><text:s text:c="2"/>puts "i=#{i}, j=#{j}"</text:p>
      <text:p text:style-name="P52"><text:s text:c="2"/>i += 1</text:p>
      <text:p text:style-name="P52"><text:s text:c="2"/>j += i</text:p>
      <text:p text:style-name="P52">end</text:p>
      <text:p text:style-name="P52">puts ""</text:p>
      <text:p text:style-name="P52"/>
      <text:p text:style-name="P52">Ответ: будет напечатано</text:p>
      <text:p text:style-name="P144">i=0, j=0 </text:p>
      <text:p text:style-name="P144">i=1, j=1 </text:p>
      <text:p text:style-name="P144">i=2, j=3 </text:p>
      <text:p text:style-name="P52">&gt;&gt;&gt; Почему цикл не пошел на следующую итерацию?</text:p>
      <text:p text:style-name="P144">i=3, j=6</text:p>
      <text:p text:style-name="P52"/>
      <text:p text:style-name="P52">Вопрос: объясните, как работает следующий цикл?</text:p>
      <text:p text:style-name="P52"/>
      <text:p text:style-name="P52">например, обрабатывается файл, в котором одна строка "hello"</text:p>
      <text:p text:style-name="P52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2">while line = gets</text:p>
            <text:p text:style-name="P52"><text:s text:c="2"/># <text:s text:c="2"/>какие-то действия</text:p>
            <text:p text:style-name="P52"><text:s text:c="2"/># <text:s text:c="2"/>line.chomp!</text:p>
            <text:p text:style-name="P52">end</text:p>
          </table:table-cell>
          <table:table-cell table:style-name="Table37.A1" office:value-type="string">
            <text:p text:style-name="P52">while line = "hello"</text:p>
            <text:p text:style-name="P52"><text:s text:c="2"/># <text:s/>...</text:p>
            <text:p text:style-name="P52">end</text:p>
          </table:table-cell>
          <table:table-cell table:style-name="Table37.A1" office:value-type="string">
            <text:p text:style-name="P52">while "hello"</text:p>
            <text:p text:style-name="P52"><text:s text:c="2"/># <text:s/>...</text:p>
            <text:p text:style-name="P52">end</text:p>
          </table:table-cell>
          <table:table-cell table:style-name="Table37.D1" office:value-type="string">
            <text:p text:style-name="P52">while true</text:p>
            <text:p text:style-name="P52"><text:s text:c="2"/># <text:s/>...</text:p>
            <text:p text:style-name="P52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2"><text:soft-page-break/></text:p>
      <text:p text:style-name="P52">!!! Вопрос: В какой момент этот цикл остановится?</text:p>
      <text:p text:style-name="P52">читать: IO#gets</text:p>
      <text:p text:style-name="P52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3">IO#gets</text:p>
      <text:p text:style-name="P53">выполните скрипт lesson.03/gets/test_gets.1.rb</text:p>
      <text:p text:style-name="P53"/>
      <text:p text:style-name="P53">&gt;&gt;&gt; ввести строку, нажать ввод</text:p>
      <text:p text:style-name="P53"/>
      <text:p text:style-name="P53">Прочитайте скрипт и скажите, то ли выводится, что “хотел” сказать программист.</text:p>
      <text:p text:style-name="P53"/>
      <text:p text:style-name="P53">Исправьте скрипт</text:p>
      <text:p text:style-name="P53"/>
      <text:p text:style-name="P53">Ответ: lesson.03/gets/test_gets.2.rb</text:p>
      <text:p text:style-name="P68"/>
      <text:p text:style-name="P53">Знать отличия между:</text:p>
      <text:p text:style-name="P53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59">us</text:span><text:span text:style-name="T59">e</text:span><text:span text:style-name="T59">r</text:span>/bin/ruby</text:p>
      <text:p text:style-name="P2"/>
      <text:p text:style-name="P2">while line = gets</text:p>
      <text:p text:style-name="P2"><text:s text:c="4"/><text:span text:style-name="T57">line = </text:span><text:span text:style-name="T57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59">elseif</text:span> line &lt; 0 <text:s/><text:span text:style-name="T58"># line is a string</text:span></text:p>
      <text:p text:style-name="P2"><text:s text:c="7"/>puts line + “ is a negative number”</text:p>
      <text:p text:style-name="P2"><text:s text:c="4"/><text:span text:style-name="T58">elseif</text:span> line == “0”</text:p>
      <text:p text:style-name="P2"><text:s text:c="7"/>puts line + “ is zero”</text:p>
      <text:p text:style-name="P2"><text:s text:c="4"/><text:span text:style-name="T58">elseif</text:span> # should be else</text:p>
      <text:p text:style-name="P2"><text:s text:c="7"/>puts “#{line} is a negative number”</text:p>
      <text:p text:style-name="P2"><text:s text:c="4"/># <text:span text:style-name="T58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28"/>
      <text:p text:style-name="P18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28"/>
      <text:p text:style-name="P28">Вопросы:</text:p>
      <text:p text:style-name="P28"/>
      <text:list xml:id="list1538283722" text:style-name="L17">
        <text:list-item>
          <text:p text:style-name="P245">На что влияет тип данных?</text:p>
        </text:list-item>
        <text:list-item>
          <text:p text:style-name="P245">Как Руби знает, к какому типу относится тот или иной программный объект?</text:p>
        </text:list-item>
      </text:list>
      <text:list xml:id="list691585353" text:style-name="L18">
        <text:list-item>
          <text:p text:style-name="P284">В двойных/одинарных кавычках это … ? – String</text:p>
        </text:list-item>
        <text:list-item>
          <text:p text:style-name="P284">В квадратных скобках это … ? – Array</text:p>
        </text:list-item>
        <text:list-item>
          <text:p text:style-name="P284">В фигурный скобках это ... ? -- Hash</text:p>
        </text:list-item>
        <text:list-item>
          <text:p text:style-name="P284">Как задать диапазон? – .. или ...</text:p>
        </text:list-item>
      </text:list>
      <text:list xml:id="list1288110800" text:continue-list="list1538283722" text:style-name="L17">
        <text:list-item>
          <text:p text:style-name="P245">Можно ли изменить тип переменной в программе?</text:p>
        </text:list-item>
        <text:list-item>
          <text:p text:style-name="P245">Назовите некоторые методы, которые преобразуют объект к другому типу? – (to_s, to_i, to_f, to_a)</text:p>
        </text:list-item>
        <text:list-item>
          <text:p text:style-name="P24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5">Что такое интерполяция и где ее использовать?</text:p>
        </text:list-item>
        <text:list-item>
          <text:p text:style-name="P245">Почему оператор условия if называется оператором ветвления?</text:p>
        </text:list-item>
        <text:list-item>
          <text:p text:style-name="P245">Сколько веток и какие могут быть в if?</text:p>
        </text:list-item>
        <text:list-item>
          <text:p text:style-name="P245">Имеет ли значение порядок ветвей в if?</text:p>
        </text:list-item>
        <text:list-item>
          <text:p text:style-name="P245">Назовите операторы сравнения: </text:p>
        </text:list-item>
      </text:list>
      <text:list xml:id="list1812431823" text:style-name="L19">
        <text:list-item>
          <text:p text:style-name="P285">ответ: &lt; &gt; == !=</text:p>
        </text:list-item>
      </text:list>
      <text:list xml:id="list653216513" text:continue-list="list1288110800" text:style-name="L17">
        <text:list-item>
          <text:p text:style-name="P24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5">Почему то, что возвращает оператор =~ , можно использовать в условии?</text:p>
        </text:list-item>
        <text:list-item>
          <text:p text:style-name="P245">Что у руби является true и что false?</text:p>
        </text:list-item>
        <text:list-item>
          <text:p text:style-name="P245">Зачем нужны циклы?</text:p>
        </text:list-item>
        <text:list-item>
          <text:p text:style-name="P245">При каком условии выполняется тело цикла while? Сколько раз он выполняется?</text:p>
        </text:list-item>
        <text:list-item>
          <text:p text:style-name="P245">Когда заканчивается цикл while?</text:p>
        </text:list-item>
        <text:list-item>
          <text:p text:style-name="P245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4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60">NP</text:span>)</text:p>
          </table:table-cell>
          <table:table-cell table:style-name="Table3.C2" office:value-type="string">
            <text:p text:style-name="P154">False (<text:span text:style-name="T60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58">NP</text:span>)</text:p>
          </table:table-cell>
          <table:table-cell table:style-name="Table3.C2" office:value-type="string">
            <text:p text:style-name="P153">tp: <text:span text:style-name="T58">NP</text:span> = <text:span text:style-name="T60">NP</text:span></text:p>
          </table:table-cell>
          <table:table-cell table:style-name="Table3.C2" office:value-type="string">
            <text:p text:style-name="P153">fp: <text:span text:style-name="T58">NP</text:span> != <text:span text:style-name="T60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58">non-NP</text:span>)</text:p>
          </table:table-cell>
          <table:table-cell table:style-name="Table3.C2" office:value-type="string">
            <text:p text:style-name="P153">fn: <text:span text:style-name="T58">non-NP </text:span><text:span text:style-name="T61">!= </text:span><text:span text:style-name="T60">NP</text:span></text:p>
          </table:table-cell>
          <table:table-cell table:style-name="Table3.C2" office:value-type="string">
            <text:p text:style-name="P153"><text:span text:style-name="T61">tn: </text:span><text:span text:style-name="T58">non-NP</text:span> = <text:span text:style-name="T60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28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28"/>
      <text:p text:style-name="P28">Раздаточный материал:</text:p>
      <text:list xml:id="list716040981" text:style-name="L20">
        <text:list-item>
          <text:p text:style-name="P246">lesson.06.tar.bz2</text:p>
        </text:list-item>
        <text:list-item>
          <text:p text:style-name="P246"/>
        </text:list-item>
        <text:list-item>
          <text:p text:style-name="P246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28"/>
      <text:p text:style-name="P37">Раздаточный материал</text:p>
      <text:p text:style-name="P37"/>
      <text:list xml:id="list2073321424" text:style-name="L21">
        <text:list-item>
          <text:p text:style-name="P252">lesson.07.tar.bz2</text:p>
        </text:list-item>
        <text:list-item>
          <text:p text:style-name="P254">dictester.all.tar.bz2 (дапм всего DicTester --all)</text:p>
        </text:list-item>
        <text:list-item>
          <text:p text:style-name="P254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124307015" text:style-name="L22">
        <text:list-item>
          <text:p text:style-name="P247">правильное VBD заканчиватся на ED: confuse -&gt; confused</text:p>
        </text:list-item>
        <text:list-item>
          <text:p text:style-name="P247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7">Verbs (VB) in dictionary: 11785 </text:p>
      <text:p text:style-name="P137">Regular/irregular VBD: 8948/280 (= 9228 в сумме)</text:p>
      <text:p text:style-name="P28"/>
      <text:p text:style-name="P28">Если есть отличия,</text:p>
      <text:list xml:id="list438670017" text:style-name="L23">
        <text:list-item>
          <text:p text:style-name="P248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66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6">p.55 и lesson.14 в старом курсе, можно взять без изменений</text:p>
      <text:p text:style-name="P186"/>
      <text:p text:style-name="P67">Массивы</text:p>
      <text:p text:style-name="P67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ext:soft-page-break/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7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<text:soft-page-break/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7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7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56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<text:soft-page-break/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65">Вопрос: </text:span><text:span text:style-name="T65">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65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196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784918114" text:style-name="L24">
        <text:list-item>
          <text:p text:style-name="P249">lesson.08.tar.bz2</text:p>
        </text:list-item>
        <text:list-item>
          <text:p text:style-name="P249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984246111" text:style-name="L25">
        <text:list-item>
          <text:p text:style-name="P253">Что есть массив и в чем его отличие от просто переменной?</text:p>
        </text:list-item>
        <text:list-item>
          <text:p text:style-name="P253">Как объявить массив? Зачем объявлять массив?</text:p>
        </text:list-item>
        <text:list-item>
          <text:p text:style-name="P253">Как создать массив? Как создать массив строк?</text:p>
        </text:list-item>
        <text:list-item>
          <text:p text:style-name="P25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3">Как получить содержимое какой-то ячейки массива? И как положить значение в ячейку?</text:p>
        </text:list-item>
        <text:list-item>
          <text:p text:style-name="P253">Можно ли получать или назначать значения сразу нескольким элементам массива?</text:p>
        </text:list-item>
        <text:list-item>
          <text:p text:style-name="P25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3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1">Раздаточный материал</text:p>
      <text:p text:style-name="P41"/>
      <text:list xml:id="list2060907713" text:style-name="L26">
        <text:list-item>
          <text:p text:style-name="P250">lesson.09.tar.bz2</text:p>
        </text:list-item>
        <text:list-item>
          <text:p text:style-name="P250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2132948636" text:style-name="L27">
        <text:list-item>
          <text:p text:style-name="P251">Сколько времени в неделю вы тратить на rufsl (ДЗ, повторение слайдов).</text:p>
        </text:list-item>
      </text:list>
      <text:p text:style-name="P89"/>
      <text:p text:style-name="P67">Итераторы</text:p>
      <text:p text:style-name="P51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1">Array#each_index</text:p>
      <text:p text:style-name="P51">Array#each</text:p>
      <text:p text:style-name="P51">Array#reverse_each</text:p>
      <text:p text:style-name="P51"/>
      <text:p text:style-name="P51">Array#reverse.each_with_index – последовательное применение методов</text:p>
      <text:p text:style-name="P51"/>
      <text:p text:style-name="P84">Синонимичный цикл for</text:p>
      <text:p text:style-name="P69"/>
      <text:p text:style-name="P55">Цикл for синономичен Array#each</text:p>
      <text:p text:style-name="P55"/>
      <text:p text:style-name="P55">letters = %w{a b c d e}</text:p>
      <text:p text:style-name="P55"/>
      <text:p text:style-name="P55">for i in letters</text:p>
      <text:p text:style-name="P55"><text:s text:c="2"/>puts i</text:p>
      <text:p text:style-name="P55">end</text:p>
      <text:p text:style-name="P55"/>
      <text:p text:style-name="P55">Страшная тайна: for вызывает each, for можно использовать с любым объектом, для которого определен метод each</text:p>
      <text:p text:style-name="P55"/>
      <text:p text:style-name="P55">Доказательство. Замените массив на строку.</text:p>
      <text:p text:style-name="P55"/>
      <text:p text:style-name="P55">for i in "hello"</text:p>
      <text:p text:style-name="P55"><text:s text:c="2"/>puts i</text:p>
      <text:p text:style-name="P55">end</text:p>
      <text:p text:style-name="P55"><text:soft-page-break/></text:p>
      <text:p text:style-name="P55">Сообщение об ошибке NoMethodError: undefined method `<text:span text:style-name="T1">each</text:span>' for "hello":String</text:p>
      <text:p text:style-name="P51"/>
      <text:p text:style-name="P67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57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1">= Class methods: </text:p>
      <text:p text:style-name="P51"/>
      <text:p text:style-name="P51"><text:s text:c="2"/>[], new, try_convert </text:p>
      <text:p text:style-name="P51"/>
      <text:p text:style-name="P51">= Instance methods: </text:p>
      <text:p text:style-name="P83"/>
      <text:p text:style-name="P51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1"><text:s text:c="2"/><text:span text:style-name="T1">collect, collect!</text:span>, combination, <text:span text:style-name="T1">compact, compact!</text:span>, <text:span text:style-name="T1">concat, count</text:span>, cycle, </text:p>
      <text:p text:style-name="P51"><text:s text:c="2"/>dclone, <text:span text:style-name="T1">delete, delete_at, delete_if</text:span>, drop, drop_while, <text:span text:style-name="T1">each, each_index, </text:span></text:p>
      <text:p text:style-name="P51"><text:span text:style-name="T1"><text:s text:c="2"/>empty?</text:span>, eql?, fetch, fill, find_index, f<text:span text:style-name="T1">irst, flatten, flatten!</text:span>, frozen?, </text:p>
      <text:p text:style-name="P51"><text:s text:c="2"/>hash, <text:span text:style-name="T1">include?, index</text:span>, initialize_copy, i<text:span text:style-name="T1">nsert, inspect, join, keep_if, </text:span></text:p>
      <text:p text:style-name="P51"><text:span text:style-name="T1"><text:s text:c="2"/>last, length, map, map!</text:span>, pack, permutation, <text:span text:style-name="T1">pop</text:span>, <text:span text:style-name="T1">pretty_print</text:span>, </text:p>
      <text:p text:style-name="P51"><text:s text:c="2"/>pretty_print_cycle, product, <text:span text:style-name="T1">push</text:span>, rassoc, <text:span text:style-name="T1">reject, reject!</text:span>, </text:p>
      <text:p text:style-name="P51"><text:s text:c="2"/>repeated_combination, repeated_permutation, <text:span text:style-name="T1">replace</text:span>, <text:span text:style-name="T1">reverse, reverse!</text:span>, </text:p>
      <text:p text:style-name="P51"><text:s text:c="2"/><text:span text:style-name="T1">reverse_each</text:span>, <text:span text:style-name="T1">rindex</text:span>, rotate, rotate!, <text:span text:style-name="T1">sample, select, select!</text:span>, shelljoin, </text:p>
      <text:p text:style-name="P51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1"><text:s text:c="2"/>take_while, to_a, to_ary, <text:span text:style-name="T1">to_s</text:span>, transpose, <text:span text:style-name="T1">uniq, uniq!, unshift, values_at</text:span>, </text:p>
      <text:p text:style-name="P51"><text:s text:c="2"/>zip, | </text:p>
      <text:p text:style-name="P51"/>
      <text:p text:style-name="P51">&gt;&gt;&gt; Задание: прочитайте этот список и выберите методы, о котрых вы что-то можете сказать из названия.</text:p>
      <text:p text:style-name="P51"/>
      <text:p text:style-name="P51">&gt;&gt;&gt; Вопрос, что такое оператор | </text:p>
      <text:p text:style-name="P51">&gt;&gt;&gt; ri 'Array#|'</text:p>
      <text:p text:style-name="P51"/>
      <text:p text:style-name="P51"><text:soft-page-break/>Домашнее задание: почитать ri Array</text:p>
      <text:p text:style-name="P73"/>
      <text:p text:style-name="P67">Получение нескольких <text:span text:style-name="T66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217721972" text:style-name="L28">
        <text:list-item>
          <text:p text:style-name="P208">метод Kernel#load</text:p>
        </text:list-item>
        <text:list-item>
          <text:p text:style-name="P208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7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soft-page-break/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7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56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/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soft-page-break/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7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57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7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><text:soft-page-break/></text:p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7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891192357" text:style-name="L29">
        <text:list-item>
          <text:p text:style-name="P293">lesson.10.tar.bz2</text:p>
        </text:list-item>
      </text:list>
      <text:p text:style-name="P157"/>
      <text:p text:style-name="P160">Вопросы</text:p>
      <text:p text:style-name="P160"/>
      <text:list xml:id="list1631813906" text:style-name="L30">
        <text:list-item>
          <text:p text:style-name="P296">Сколько времени ушло на ДЗ на этой неделе?</text:p>
        </text:list-item>
        <text:list-item>
          <text:p text:style-name="P296">Просмотрели ли презентацию до конца и есть ли вопросы? Что стоит рассмотреть сейчас?</text:p>
        </text:list-item>
        <text:list-item>
          <text:p text:style-name="P296">Что общего в методах, имена которых оканчиваются на знак вопроса?</text:p>
        </text:list-item>
        <text:list-item>
          <text:p text:style-name="P296">О чем говорит знак ! в имени метода?</text:p>
        </text:list-item>
        <text:list-item>
          <text:p text:style-name="P296">Все ли методы, оканчивающиеся на ! изменяют объект, к которому применяются?</text:p>
        </text:list-item>
        <text:list-item>
          <text:p text:style-name="P296">Назовите какие-нибудь методы объектов класса Array? И что они делают?</text:p>
        </text:list-item>
        <text:list-item>
          <text:p text:style-name="P296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1039383670" text:style-name="L31">
        <text:list-item>
          <text:p text:style-name="P297">lengths.with_cp1252 - <text:s/>длины вычислены неправильно</text:p>
        </text:list-item>
        <text:list-item>
          <text:p text:style-name="P297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496132829" text:style-name="L32">
        <text:list-item>
          <text:p text:style-name="P299">Как определить каждое 10е предложение в тексте?</text:p>
        </text:list-item>
        <text:list-item>
          <text:p text:style-name="P299">Нужно ли накапливать предложения?</text:p>
        </text:list-item>
      </text:list>
      <text:p text:style-name="P163"/>
      <text:p text:style-name="P163">Что если использовать остаток от деления? Будет ли тот же результат?</text:p>
      <text:p text:style-name="P163"/>
      <text:p text:style-name="P163"><text:soft-page-break/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1348984225" text:style-name="L33">
        <text:list-item>
          <text:p text:style-name="P294">глобальная переменная @nth</text:p>
        </text:list-item>
        <text:list-item>
          <text:p text:style-name="P294">внешняя библиотека optparse</text:p>
        </text:list-item>
        <text:list-item>
          <text:p text:style-name="P294">опция --help</text:p>
        </text:list-item>
        <text:list-item>
          <text:p text:style-name="P294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0"/>
      <text:list xml:id="list1256172497" text:style-name="L34">
        <text:list-item>
          <text:p text:style-name="P287">map <text:s text:c="5"/><text:span text:style-name="T68">map!</text:span></text:p>
        </text:list-item>
        <text:list-item>
          <text:p text:style-name="P287">collect <text:s text:c="2"/><text:span text:style-name="T68">collect!</text:span></text:p>
        </text:list-item>
      </text:list>
      <text:p text:style-name="P191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56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0"><text:soft-page-break/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7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57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87"/>
      <text:p text:style-name="P189"/>
      <text:p text:style-name="P192">Задания на Array#map</text:p>
      <text:p text:style-name="P192"/>
      <text:p text:style-name="P194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93"/>
      <text:p text:style-name="P194"><text:tab/>не используя String#gsub на всем предложении</text:p>
      <text:p text:style-name="P189"><text:tab/>можно использовать String#match, Array#index, Array#split, String#gsub</text:p>
      <text:p text:style-name="P189"/>
      <text:p text:style-name="P189"><text:tab/>Что есть в тексте есть фразы as_ well_RB ?</text:p>
      <text:p text:style-name="P189"/>
      <text:p text:style-name="P189">ответ: lesson.10/untag.rb</text:p>
      <text:p text:style-name="P189"/>
      <text:p text:style-name="P189"><text:span text:style-name="T66">Домашнее</text:span><text:span text:style-name="T57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754490992" text:continue-list="list891192357" text:style-name="L29">
        <text:list-item>
          <text:p text:style-name="P293">lesson.11.tar.bz2</text:p>
        </text:list-item>
      </text:list>
      <text:p text:style-name="P157"/>
      <text:p text:style-name="P160">Вопросы</text:p>
      <text:p text:style-name="P160"/>
      <text:list xml:id="list1457752112" text:style-name="L35">
        <text:list-item>
          <text:p text:style-name="P298">Сколько времени ушло на ДЗ на этой неделе?</text:p>
        </text:list-item>
        <text:list-item>
          <text:p text:style-name="P298">Для чего предназначен Array#map?</text:p>
        </text:list-item>
        <text:list-item>
          <text:p text:style-name="P298">Есть ли парный опасный метод Array#map! ?</text:p>
        </text:list-item>
        <text:list-item>
          <text:p text:style-name="P298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условию.</text:p>
      <text:p text:style-name="P170"/>
      <text:p text:style-name="P170"><text:soft-page-break/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String#rindex</text:p>
      <text:p text:style-name="P170"/>
      <text:p text:style-name="P170">Закончите код</text:p>
      <text:p text:style-name="P170"/>
      <text:p text:style-name="P170"><text:soft-page-break/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194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195"><text:span text:style-name="T66">Даны среднемесячные температуры в г. Надыме. Как</text:span> <text:span text:style-name="T66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2"><text:span text:style-name="T66"><text:s/>temperatures</text:span><text:span text:style-name="T66">.find {|el| el &gt; 0} <text:s/>#=&gt; 1.2</text:span>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чем Array#find отличается от Array#select?</text:p>
      <text:p text:style-name="P170">Что вернет следующий код?</text:p>
      <text:p text:style-name="P170"/>
      <text:p text:style-name="P172"><text:span text:style-name="T66"><text:s/></text:span><text:span text:style-name="T66">temp</text:span><text:span text:style-name="T66">eratures</text:span><text:span text:style-name="T66">.select {|temp| temp &gt; 0} </text:span></text:p>
      <text:p text:style-name="P171"><text:s/>#=&gt; [1.2, 10.6, 16.0, 12.1, 4.9]</text:p>
      <text:p text:style-name="P172"><text:span text:style-name="T66">то есть, </text:span><text:span text:style-name="T2">массив</text:span><text:span text:style-name="T66"> всех подходящих значений</text:span></text:p>
      <text:p text:style-name="P171"><text:soft-page-break/></text:p>
      <text:p text:style-name="P171">см. также Array#grep</text:p>
      <text:p text:style-name="P178"/>
      <text:p text:style-name="P67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7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soft-page-break/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6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/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><text:soft-page-break/></text:p>
      <text:p text:style-name="P72">см. lesson.10/sorting/test_sort_by_5.rb</text:p>
      <text:p text:style-name="P66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1"/>
      <text:p text:style-name="P160">Раздаточный материал</text:p>
      <text:p text:style-name="P160"/>
      <text:list xml:id="list1183677661" text:continue-list="list754490992" text:style-name="L29">
        <text:list-item>
          <text:p text:style-name="P293">lesson.12.tar.bz2</text:p>
        </text:list-item>
      </text:list>
      <text:p text:style-name="P157"/>
      <text:p text:style-name="P161">Вопросы</text:p>
      <text:list xml:id="list1926906033" text:style-name="L36">
        <text:list-header>
          <text:p text:style-name="P300"/>
        </text:list-header>
        <text:list-item>
          <text:p text:style-name="P301"><text:span text:style-name="T4">Зачем методу Array#sort нужен блок? К</text:span><text:span text:style-name="T4">ак </text:span><text:span text:style-name="T4">р</text:span><text:span text:style-name="T4">аботает </text:span><text:span text:style-name="T4">(</text:span><text:span text:style-name="T4">какой результат) </text:span><text:span text:style-name="T4">s</text:span><text:span text:style-name="T4">or</text:span><text:span text:style-name="T4">t </text:span><text:span text:style-name="T4">б</text:span><text:span text:style-name="T4">е</text:span><text:span text:style-name="T4">з блока?</text:span></text:p>
        </text:list-item>
        <text:list-item>
          <text:p text:style-name="P295">Метод sort оперирует двумя аргументами (они в |a,b|). Что это за аргументы?</text:p>
        </text:list-item>
        <text:list-item>
          <text:p text:style-name="P295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95">Как Array#sort отсортирует массив массивов?</text:p>
        </text:list-item>
        <text:list-item>
          <text:p text:style-name="P295">Чем отличается Array#sort_by от Array#sort ?</text:p>
        </text:list-item>
        <text:list-item>
          <text:p text:style-name="P295">Чем отличаются методы Array#all? и Array#any?</text:p>
        </text:list-item>
        <text:list-item>
          <text:p text:style-name="P302"><text:span text:style-name="T29">Какими способами можно установить, что некоторый элемент присутс</text:span><text:span text:style-name="T29">т</text:span><text:span text:style-name="T29">вует в массиве? – <text:s/>(include?/member? → boolean, Array#index/</text:span><text:span text:style-name="T29">#rindex</text:span><text:span text:style-name="T29"> → position, find → сам элемент)</text:span></text:p>
        </text:list-item>
        <text:list-item>
          <text:p text:style-name="P302"><text:span text:style-name="T29">Какие из этих методом принимают блок и зачем? </text:span><text:span text:style-name="T29">- index/rindex/find. чтобы задавать более сложное условие, а не буквальное равенство.</text:span></text:p>
        </text:list-item>
        <text:list-item>
          <text:p text:style-name="P302"><text:span text:style-name="T29">Правда ли, что метод index есть только у массивов? - нет, он есть и у String (см. </text:span><text:span text:style-name="T29">ri index</text:span><text:span text:style-name="T29">)</text:span></text:p>
        </text:list-item>
        <text:list-item>
          <text:p text:style-name="P295">Почему Array#index/rindex/find можно использовать в условиях? - они возвращают nil, если ничего не найдено</text:p>
        </text:list-item>
        <text:list-item>
          <text:p text:style-name="P302"><text:span text:style-name="T29">Чем отличается Array#find от Array#select</text:span><text:span text:style-name="T29">?</text:span></text:p>
        </text:list-item>
        <text:list-item>
          <text:p text:style-name="P295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7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145136252" text:style-name="L37">
        <text:list-item>
          <text:p text:style-name="P209">возможность абстрагироваться от деталей реализации</text:p>
        </text:list-item>
        <text:list-item>
          <text:p text:style-name="P209">более читабельный и более легко управляемый код</text:p>
        </text:list-item>
        <text:list-item>
          <text:p text:style-name="P209">возможность повторного использования (code reuse)</text:p>
          <text:p text:style-name="P209"/>
        </text:list-item>
      </text:list>
      <text:p text:style-name="P72">синонимы: подпрограммы, функции, процедуры</text:p>
      <text:p text:style-name="P52"/>
      <text:p text:style-name="P52">Метод должен быть определен до его использования</text:p>
      <text:p text:style-name="P52"/>
      <text:p text:style-name="P52">Определение метода:</text:p>
      <text:p text:style-name="P52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/>
      <text:p text:style-name="P52">Использование (вызов) метода:</text:p>
      <text:p text:style-name="P52"><text:soft-page-break/></text:p>
      <text:p text:style-name="P52"><text:tab/>method_name(arg1, arg2...)</text:p>
      <text:p text:style-name="P52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7">Аргументы в методах</text:p>
      <text:p text:style-name="P52"/>
      <text:p text:style-name="P52">Имена аргументов это локальные названия для внешних (по отношению к методу) переменных и литералов</text:p>
      <text:p text:style-name="P52"/>
      <text:p text:style-name="P52">&gt;&gt;&gt; не только внешних. если метод вызывает другой метод...</text:p>
      <text:p text:style-name="P52"/>
      <text:p text:style-name="P52"><text:tab/>def unvowel(word)</text:p>
      <text:p text:style-name="P52"><text:tab/><text:tab/>word.delete(‘ieaou’)</text:p>
      <text:p text:style-name="P52"><text:tab/>end</text:p>
      <text:p text:style-name="P52"/>
      <text:p text:style-name="P52"><text:tab/>unvowel(“hello”)</text:p>
      <text:p text:style-name="P52"><text:tab/># внутри unvowel, переменная word становиться равной hello</text:p>
      <text:p text:style-name="P52"/>
      <text:p text:style-name="P52"><text:tab/>w = “hello”</text:p>
      <text:p text:style-name="P52"><text:tab/>unvowel(w)</text:p>
      <text:p text:style-name="P52"/>
      <text:p text:style-name="P52">Аргументы передаются позиционно</text:p>
      <text:p text:style-name="P52"/>
      <text:p text:style-name="P52"><text:tab/>def max_of_three(a, b, c)</text:p>
      <text:p text:style-name="P52"><text:tab/><text:tab/>if a &gt; b &amp;&amp; a &gt; c</text:p>
      <text:p text:style-name="P52"><text:tab/><text:tab/><text:tab/>return a</text:p>
      <text:p text:style-name="P52"><text:tab/><text:tab/>elsif …</text:p>
      <text:p text:style-name="P52"><text:tab/><text:tab/><text:tab/>...</text:p>
      <text:p text:style-name="P52"><text:tab/><text:tab/>end</text:p>
      <text:p text:style-name="P52"><text:tab/>end</text:p>
      <text:p text:style-name="P52"/>
      <text:p text:style-name="P52"><text:tab/>x, y = 1, 20</text:p>
      <text:p text:style-name="P52"><text:tab/>max_of_three(x, y, 10)</text:p>
      <text:p text:style-name="P52"/>
      <text:p text:style-name="P52">Вопрос: Что внутри метода?</text:p>
      <text:p text:style-name="P52">Ответ: внутри метода имеем</text:p>
      <text:p text:style-name="P52"><text:tab/>a = x = 1</text:p>
      <text:p text:style-name="P52"><text:tab/>b = y = 20</text:p>
      <text:p text:style-name="P52"><text:tab/>c = 10</text:p>
      <text:p text:style-name="P52"/>
      <text:p text:style-name="P55">Задание: реализуйте метод max_of_three иначе</text:p>
      <text:p text:style-name="P55">ответ: methods/max_of_three.2.rb</text:p>
      <text:p text:style-name="P55">ответ: methods/max_of_three.3.rb</text:p>
      <text:p text:style-name="P56"/>
      <text:p text:style-name="P67">Передача объектов в метод</text:p>
      <text:p text:style-name="P52"/>
      <text:p text:style-name="P52"><text:soft-page-break/>Объекты, передаваемые в метод через аргументы, передаются</text:p>
      <text:list xml:id="list1046283697" text:style-name="L38">
        <text:list-item>
          <text:p text:style-name="P257"><text:span text:style-name="T25">по </text:span><text:span text:style-name="T25">значению (по </text:span><text:span text:style-name="T25">копии</text:span><text:span text:style-name="T25">)</text:span></text:p>
        </text:list-item>
        <text:list-item>
          <text:p text:style-name="P257"><text:span text:style-name="T25">по </text:span><text:span text:style-name="T25">ссылке</text:span></text:p>
        </text:list-item>
      </text:list>
      <text:p text:style-name="P52"/>
      <text:p text:style-name="P52">!!! Задание: исследуйте скрипт methods/test_args_2.rb. Что произошло со строкой в str и почему?</text:p>
      <text:p text:style-name="P52"/>
      <text:p text:style-name="P52">Метод object_id применяется к любой сущности в руби, возвращает идентификатор этой сущности (объекта) в памяти.</text:p>
      <text:p text:style-name="P52"/>
      <text:p text:style-name="P52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6"/>
      <text:p text:style-name="P52">Простые объекты (числа, true, false, nil) передаются по копии (в руби – при попытке их изменить, делается копия).</text:p>
      <text:p text:style-name="P52">Сложные объекты (String, Array, Hash, etc) передаются по ссылке – такой объект можно изменить (в том числе по неосторожности).</text:p>
      <text:p text:style-name="P52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6"/>
      <text:p text:style-name="P55">это две ссылки aa и bb на один объект</text:p>
      <text:p text:style-name="P55"/>
      <text:p text:style-name="P55"><text:tab/>aa = bb = [1,2,3,4]</text:p>
      <text:p text:style-name="P55"><text:tab/></text:p>
      <text:p text:style-name="P55"><text:tab/>aa &lt;&lt; 5</text:p>
      <text:p text:style-name="P55"><text:tab/>изменится и aa и bb</text:p>
      <text:p text:style-name="P56"/>
      <text:p text:style-name="P56"/>
      <text:p text:style-name="P67">Область видимости переменных</text:p>
      <text:p text:style-name="P52"/>
      <text:p text:style-name="P52">Область видимости (visibility scope) фрагмент(ы) программы, где переменная видна (то есть, ее можно использовать)</text:p>
      <text:p text:style-name="P52"/>
      <text:p text:style-name="P52">Виды переменных</text:p>
      <text:p text:style-name="P52"><text:tab/>глобальные ($name) – доступны везде. $stdout, $stderr</text:p>
      <text:p text:style-name="P52"><text:tab/>локальные (бeз @ в начале)</text:p>
      <text:p text:style-name="P52"><text:tab/>переменные объекта класса (начинаются с @).</text:p>
      <text:p text:style-name="P52"><text:tab/>переменные класса (начинаются с @@)</text:p>
      <text:p text:style-name="P52"/>
      <text:p text:style-name="P52">Локальная переменная видна только в локальном контексте</text:p>
      <text:p text:style-name="P52"/>
      <text:p text:style-name="P52"><text:tab/>def increment(a)</text:p>
      <text:p text:style-name="P52"><text:tab/><text:tab/>a += 1</text:p>
      <text:p text:style-name="P52"><text:tab/>end</text:p>
      <text:p text:style-name="P52"/>
      <text:p text:style-name="P52">Вопрос: Чему равно a до и после вызова метода ? Чему равно a во время вызова</text:p>
      <text:p text:style-name="P52"/>
      <text:p text:style-name="P52"><text:soft-page-break/><text:tab/>a = 10</text:p>
      <text:p text:style-name="P52"><text:tab/>puts increment(a)</text:p>
      <text:p text:style-name="P52"><text:tab/>puts a <text:s text:c="24"/>#=&gt; 10</text:p>
      <text:p text:style-name="P52"/>
      <text:p text:style-name="P52">Это разные переменные а! Они находятся в разных пространствах имен, поэтому не конфликтуют</text:p>
      <text:p text:style-name="P52"/>
      <text:p text:style-name="P52"><text:tab/>def incr2</text:p>
      <text:p text:style-name="P52"><text:tab/><text:tab/>@a += 1</text:p>
      <text:p text:style-name="P52"><text:tab/>end</text:p>
      <text:p text:style-name="P52"/>
      <text:p text:style-name="P52">Вопрос: Чему будет равно @a до, во время и после вызова метода</text:p>
      <text:p text:style-name="P52"/>
      <text:p text:style-name="P52"><text:tab/>@a = 10 <text:s text:c="9"/>#=&gt;</text:p>
      <text:p text:style-name="P52"><text:tab/>incr2</text:p>
      <text:p text:style-name="P52"><text:tab/>@a</text:p>
      <text:p text:style-name="P52"/>
      <text:p text:style-name="P52">Переменная с @ является глобальной для скрипта</text:p>
      <text:p text:style-name="P52"/>
      <text:p text:style-name="P55">Задание: <text:s/>в скрипте methods/extract_random_subcorpus.3.rb сделайте переменную pct видимой внутри метода.</text:p>
      <text:p text:style-name="P55"/>
      <text:p text:style-name="P55">ответ: <text:s/>methods/extract_random_subcorpus.5.rb</text:p>
      <text:p text:style-name="P55"/>
      <text:p text:style-name="P55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5"/>
      <text:p text:style-name="P56"/>
      <text:p text:style-name="P67">Return</text:p>
      <text:p text:style-name="P52"/>
      <text:p text:style-name="P52">Метод может возвращать какое-либо значение. Для этого используется ключевое слово <text:span text:style-name="T1">return</text:span></text:p>
      <text:p text:style-name="P52"/>
      <text:p text:style-name="P52"><text:tab/>возвращает указанное значение</text:p>
      <text:p text:style-name="P52"><text:tab/>и выходит из метода</text:p>
      <text:p text:style-name="P52"/>
      <text:p text:style-name="P52"><text:tab/>def longer_word(word1, word2)</text:p>
      <text:p text:style-name="P52"><text:tab/><text:tab/>if word1.length &gt; word2.length</text:p>
      <text:p text:style-name="P52"><text:tab/><text:tab/><text:tab/><text:span text:style-name="T1">return</text:span> word1</text:p>
      <text:p text:style-name="P52"><text:tab/><text:tab/>else</text:p>
      <text:p text:style-name="P52"><text:tab/><text:tab/><text:tab/>return word2</text:p>
      <text:p text:style-name="P52"><text:tab/><text:tab/>end</text:p>
      <text:p text:style-name="P52"/>
      <text:p text:style-name="P52"><text:tab/><text:tab/>puts “hello” <text:s/># this never happens</text:p>
      <text:p text:style-name="P52"><text:tab/>end</text:p>
      <text:p text:style-name="P52"/>
      <text:p text:style-name="P52">В руби при помощи return можно вернуть любое количество любых объектов</text:p>
      <text:p text:style-name="P52"/>
      <text:p text:style-name="P52"><text:tab/>w = “books”</text:p>
      <text:p text:style-name="P52"><text:tab/>puts longer_word(“book”, w)</text:p>
      <text:p text:style-name="P52"><text:tab/>#=&gt; books</text:p>
      <text:p text:style-name="P52"/>
      <text:p text:style-name="P52"><text:soft-page-break/>В руби при определении и вызове метода скобки можно опускать</text:p>
      <text:p text:style-name="P52"/>
      <text:p text:style-name="P52">Вопрос: чему равно res ?</text:p>
      <text:p text:style-name="P52"/>
      <text:p text:style-name="P52"><text:tab/>w = “burn”</text:p>
      <text:p text:style-name="P52"><text:tab/>res = longer_word “book”, w</text:p>
      <text:p text:style-name="P52"><text:tab/>#=&gt; res = burn</text:p>
      <text:p text:style-name="P52"/>
      <text:p text:style-name="P52">Чтобы вернуть несколько значений</text:p>
      <text:p text:style-name="P52"/>
      <text:p text:style-name="P52"><text:tab/>return val1, val2, val3</text:p>
      <text:p text:style-name="P52"/>
      <text:p text:style-name="P52">&gt;&gt;&gt; Руби просто возвращает массив</text:p>
      <text:p text:style-name="P52"/>
      <text:p text:style-name="P52">!!!! Задание: напишите метод, который принимает массив чисел и возвращает минимальное и максимальное значения</text:p>
      <text:p text:style-name="P52"/>
      <text:p text:style-name="P52"><text:tab/>values = [3,2,5,9,1,-7]</text:p>
      <text:p text:style-name="P52"/>
      <text:p text:style-name="P52">Ожидаемый выход</text:p>
      <text:p text:style-name="P52"/>
      <text:p text:style-name="P52"><text:tab/>min = -7 </text:p>
      <text:p text:style-name="P52"><text:tab/>max = 9 </text:p>
      <text:p text:style-name="P52"/>
      <text:p text:style-name="P52">см. methods/min_max.1.rb</text:p>
      <text:p text:style-name="P52"/>
      <text:p text:style-name="P52">Вопрос: что вы видите в methods/min_max.2.rb?</text:p>
      <text:p text:style-name="P52"/>
      <text:p text:style-name="P52">&gt;&gt;&gt; два значения возвращаются одним массивом</text:p>
      <text:p text:style-name="P52"/>
      <text:p text:style-name="P67">Задания</text:p>
      <text:p text:style-name="P52"/>
      <text:p text:style-name="P52">!!!! Задание: напишите свой метод, который будет из данного массива выбирать слова заданной длины</text:p>
      <text:p text:style-name="P52"/>
      <text:p text:style-name="P52"><text:tab/>dict = %w{cat act book teacher Ruby} </text:p>
      <text:p text:style-name="P52"><text:tab/>res = select_by_length(dict, 4) </text:p>
      <text:p text:style-name="P52"/>
      <text:p text:style-name="P52">Ожидаемый результат</text:p>
      <text:p text:style-name="P52"><text:tab/></text:p>
      <text:p text:style-name="P52"><text:tab/>["book", "Ruby"]</text:p>
      <text:p text:style-name="P52"/>
      <text:p text:style-name="P59">ответ: methods/select_by_length.rb</text:p>
      <text:p text:style-name="P5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1"/>
      <text:p text:style-name="P71">Раздаточный материал</text:p>
      <text:p text:style-name="P71"/>
      <text:list xml:id="list749758071" text:style-name="L39">
        <text:list-item>
          <text:p text:style-name="P210">lesson.13.tar.bz2</text:p>
        </text:list-item>
      </text:list>
      <text:p text:style-name="P4"/>
      <text:p text:style-name="P14">Вопросы</text:p>
      <text:p text:style-name="P4"/>
      <text:list xml:id="list87749539" text:style-name="L40">
        <text:list-item>
          <text:p text:style-name="P211">зачем нужны методы?</text:p>
        </text:list-item>
        <text:list-item>
          <text:p text:style-name="P211">что возвращает метод и как он это делает?</text:p>
        </text:list-item>
        <text:list-item>
          <text:p text:style-name="P211">сколько значений может вернуть метод в руби?</text:p>
        </text:list-item>
      </text:list>
      <text:list xml:id="list2168564965" text:style-name="L41">
        <text:list-item>
          <text:p text:style-name="P212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2111931600" text:continue-list="list87749539" text:style-name="L40">
        <text:list-item>
          <text:p text:style-name="P211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11">как взаимодействуют ОДНОИМЕННЫЕ переменные внутри метода с переменными вне этого метода?</text:p>
        </text:list-item>
        <text:list-item>
          <text:p text:style-name="P211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2134600898" text:style-name="L42">
        <text:list-item>
          <text:p text:style-name="P213">как задать глобальную переменную (для данного скрипта)? -- $name @name или константа</text:p>
        </text:list-item>
      </text:list>
      <text:list xml:id="list886034170" text:continue-list="list2111931600" text:style-name="L40">
        <text:list-item>
          <text:p text:style-name="P211">можно ли определить метод, который не принимает никаких аргументов?</text:p>
        </text:list-item>
        <text:list-item>
          <text:p text:style-name="P211">как передаются аргументы в метод?</text:p>
        </text:list-item>
      </text:list>
      <text:list xml:id="list989505039" text:style-name="L43">
        <text:list-item>
          <text:p text:style-name="P214">позиционно</text:p>
        </text:list-item>
        <text:list-item>
          <text:p text:style-name="P214">по значению / по ссылке</text:p>
        </text:list-item>
      </text:list>
      <text:p text:style-name="P4"/>
      <text:p text:style-name="P14">Разбор задания syn_mtag2ts_max_freq.rb</text:p>
      <text:p text:style-name="P55"/>
      <text:p text:style-name="P55">lesson.13/01.maxfreqtag/ALGO</text:p>
      <text:p text:style-name="P55"/>
      <text:p text:style-name="P55">Пошагово, syn_mtag2ts_max_freq.rb:</text:p>
      <text:p text:style-name="P55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5"/>
      <text:p text:style-name="P55">Варианты скрипта</text:p>
      <text:p text:style-name="P55"/>
      <text:p text:style-name="P55">syn_mtag2ts_max_freq.2.rb</text:p>
      <text:p text:style-name="P55"/>
      <text:list xml:id="list1596303337" text:style-name="L44">
        <text:list-item>
          <text:p text:style-name="P215"><text:soft-page-break/>использует Array#max_by (см. также Array#max_by)</text:p>
        </text:list-item>
        <text:list-item>
          <text:p text:style-name="P215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5"/>
      <text:p text:style-name="P55">syn_mtag2ts_max_freq.3.rb</text:p>
      <text:p text:style-name="P55"/>
      <text:list xml:id="list873316881" text:style-name="L45">
        <text:list-item>
          <text:p text:style-name="P216">использует авторазложение массива на составляющие в | |</text:p>
        </text:list-item>
      </text:list>
      <text:p text:style-name="P55"/>
      <text:p text:style-name="P55">!!! Задание: Выделите функциональность выбора лучшего тега <text:s/>в метод.</text:p>
      <text:p text:style-name="P55"/>
      <text:p text:style-name="P55"><text:tab/>tag = tag_with_max_freq(tfs_as_string)</text:p>
      <text:p text:style-name="P55">или</text:p>
      <text:p text:style-name="P55"><text:tab/>tag = tag_with_max_freq(tfs_as_array)</text:p>
      <text:p text:style-name="P55"/>
      <text:p text:style-name="P55">ответ: syn_mtag2ts_max_freq.4.rb</text:p>
      <text:p text:style-name="P55"/>
      <text:p text:style-name="P71">Другие варианты этого же скрипта</text:p>
      <text:p text:style-name="P71"/>
      <text:p text:style-name="P55">syn_mtag2ts_max_freq.5.rb</text:p>
      <text:list xml:id="list1313502734" text:style-name="L46">
        <text:list-item>
          <text:p text:style-name="P217">использует Array#map</text:p>
        </text:list-item>
      </text:list>
      <text:p text:style-name="P55"/>
      <text:p text:style-name="P55">syn_mtag2ts_max_freq.6.rb</text:p>
      <text:p text:style-name="P55">syn_mtag2ts_max_freq.6_fails.rb</text:p>
      <text:list xml:id="list1519548206" text:style-name="L47">
        <text:list-item>
          <text:p text:style-name="P218">все сжато в одну операцию. так писать нельзя</text:p>
        </text:list-item>
        <text:list-item>
          <text:p text:style-name="P218">надо использовать {} вместо do..end, потому что разная сила связывания</text:p>
        </text:list-item>
      </text:list>
      <text:p text:style-name="P55"/>
      <text:p text:style-name="P55">syn_mtag2ts_max_freq.7.rb</text:p>
      <text:list xml:id="list236822151" text:style-name="L48">
        <text:list-item>
          <text:p text:style-name="P219">вся функциональность выбора лучших тегов вынесена в отдельный метод</text:p>
        </text:list-item>
      </text:list>
      <text:p text:style-name="P55"/>
      <text:p text:style-name="P71">Разбор задания syn_mtag2mtag_cstfilter.rb</text:p>
      <text:p text:style-name="P71"/>
      <text:p text:style-name="P55">самостоятельно</text:p>
      <text:p text:style-name="P55"/>
      <text:p text:style-name="P55">lesson.13/02/cstfilter/</text:p>
      <text:p text:style-name="P55"/>
      <text:p text:style-name="P55">syn_mtag2mtag_cstfilter.2.rb</text:p>
      <text:list xml:id="list1977793284" text:style-name="L49">
        <text:list-item>
          <text:p text:style-name="P220">использует метод title?</text:p>
        </text:list-item>
        <text:list-item>
          <text:p text:style-name="P220">использует тернарную операцию</text:p>
        </text:list-item>
      </text:list>
      <text:p text:style-name="P55"/>
      <text:p text:style-name="P71">Метод, который ничего не возвращает</text:p>
      <text:p text:style-name="P52"/>
      <text:p text:style-name="P52">Метод не обязательно должен что-либо возвращать</text:p>
      <text:p text:style-name="P52"/>
      <text:list xml:id="list1157201577" text:style-name="L50">
        <text:list-item>
          <text:p text:style-name="P222">метод изменяет сам объект</text:p>
        </text:list-item>
        <text:list-item>
          <text:p text:style-name="P222">метод выполняет какое-то действие, результат которого не важен</text:p>
          <text:p text:style-name="P222"/>
        </text:list-item>
      </text:list>
      <text:p text:style-name="P52"><text:tab/>def greet(name)</text:p>
      <text:p text:style-name="P52"><text:tab/><text:tab/>puts “Hello, #{name}.”</text:p>
      <text:p text:style-name="P52"><text:tab/>end</text:p>
      <text:p text:style-name="P52"/>
      <text:p text:style-name="P52"><text:tab/>greet(“Zeus”)</text:p>
      <text:p text:style-name="P52"><text:soft-page-break/><text:tab/>greet(‘Apollo’)</text:p>
      <text:p text:style-name="P52"/>
      <text:p text:style-name="P52">В руби метод без явного return возвращает результат последней операции!</text:p>
      <text:p text:style-name="P52"/>
      <text:p text:style-name="P52">Вопрос: будет ли напечатан вопрос?</text:p>
      <text:p text:style-name="P52"/>
      <text:p text:style-name="P52">if greet(“Zeus”) <text:s text:c="2"/>#=&gt; nil, т.к. это то, что возвращает puts.</text:p>
      <text:p text:style-name="P52"><text:tab/>puts “How is the life on the Mount Olympus?” # не будет напечатано</text:p>
      <text:p text:style-name="P52">end</text:p>
      <text:p text:style-name="P52"/>
      <text:p text:style-name="P52">if greet(“Zeus”)</text:p>
      <text:p text:style-name="P52"><text:tab/>puts “How is the life on the Mount Olympus?”</text:p>
      <text:p text:style-name="P52">end</text:p>
      <text:p text:style-name="P59"/>
      <text:p text:style-name="P67">Параметры по умолчанию</text:p>
      <text:p text:style-name="P52"/>
      <text:p text:style-name="P52">Аргументам метода можно задавать значение по умолчанию</text:p>
      <text:p text:style-name="P52"/>
      <text:p text:style-name="P144">Array#join(sep=$,)</text:p>
      <text:p text:style-name="P52"/>
      <text:p text:style-name="P72">arr = %w{uno dos tres}</text:p>
      <text:p text:style-name="P72"/>
      <text:p text:style-name="P72"><text:tab/>puts arr.join <text:s text:c="7"/>#=&gt; unodostres</text:p>
      <text:p text:style-name="P52"><text:tab/>puts arr.join(', ') <text:s text:c="2"/>#=&gt; uno, dos, tres</text:p>
      <text:p text:style-name="P52"/>
      <text:p text:style-name="P52">Допускается любое количество опциональных аргументов при условии, что они являются последними аргументами</text:p>
      <text:p text:style-name="P52"/>
      <text:p text:style-name="P52">&gt;&gt;&gt;Что делает этот метод?</text:p>
      <text:p text:style-name="P52"/>
      <text:p text:style-name="P52"><text:tab/>def strjoin(a, b, c=nil, s=” ”)</text:p>
      <text:p text:style-name="P52"><text:tab/><text:tab/>[a,b,c].compact.join(s)</text:p>
      <text:p text:style-name="P52"><text:tab/>end</text:p>
      <text:p text:style-name="P52"/>
      <text:p text:style-name="P52">неверно!</text:p>
      <text:p text:style-name="P52"/>
      <text:p text:style-name="P52"><text:tab/>def strjoin(a, b, c=nil, s)</text:p>
      <text:p text:style-name="P52"><text:tab/><text:tab/>[a,b,c].compact.join(s)</text:p>
      <text:p text:style-name="P52"><text:tab/>end</text:p>
      <text:p text:style-name="P52"/>
      <text:p text:style-name="P52">!!!Вопрос: Что напечатают следующие команды?</text:p>
      <text:p text:style-name="P52"/>
      <text:p text:style-name="P52"><text:tab/>puts strjoin("aa", "bb", "cc", "\t") <text:s text:c="3"/>#=&gt; aa<text:tab/>bb<text:tab/>cc</text:p>
      <text:p text:style-name="P52"><text:tab/>puts strjoin("aa", "bb", "cc") + “!” <text:s text:c="2"/>#=&gt; aa bb cc!</text:p>
      <text:p text:style-name="P52"><text:tab/>puts strjoin("aa", "bb") + “!” <text:s text:c="10"/>#=&gt; aa bb!</text:p>
      <text:p text:style-name="P52"><text:tab/>puts strjoin("aa", "bb", "\t") <text:s/>+ “!” <text:s text:c="3"/>#=&gt; aa bb \t!</text:p>
      <text:p text:style-name="P52"/>
      <text:p text:style-name="P52">!!!Вопрос: как напечатать “aa<text:tab/>bb” разделенные табуляцей?</text:p>
      <text:p text:style-name="P52"/>
      <text:p text:style-name="P52"><text:tab/>puts strjoin("aa", "bb", nil, "\t") <text:s/>#=&gt;”aa<text:tab/>bb”</text:p>
      <text:p text:style-name="P59"/>
      <text:p text:style-name="P67">Переменное количество аргументов (*)</text:p>
      <text:p text:style-name="P52"><text:soft-page-break/></text:p>
      <text:p text:style-name="P52">def method_name(*args)</text:p>
      <text:p text:style-name="P52"><text:tab/># args[0], args[1] ...</text:p>
      <text:p text:style-name="P52">end</text:p>
      <text:p text:style-name="P52"/>
      <text:p text:style-name="P52">method_name(1, “aa”, x, y)</text:p>
      <text:p text:style-name="P52"/>
      <text:p text:style-name="P52">!!! Задание: напишите strjoin, который принимает любое количество аргументов для конкатенации.</text:p>
      <text:p text:style-name="P52"/>
      <text:p text:style-name="P52"><text:tab/>puts strjoin("aa", "bb", "cc", "\t")</text:p>
      <text:p text:style-name="P52"><text:tab/>#=&gt;aa<text:tab/>bb<text:tab/>cc</text:p>
      <text:p text:style-name="P52"/>
      <text:p text:style-name="P52">ответ: test_splat.rb</text:p>
      <text:p text:style-name="P52"/>
      <text:p text:style-name="P52">def strjoin(*args, sep)</text:p>
      <text:p text:style-name="P52"><text:s text:c="2"/>args.join(sep)</text:p>
      <text:p text:style-name="P52">end</text:p>
      <text:p text:style-name="P52"/>
      <text:p text:style-name="P52">Вопрос: почему здесь происходит ошибка?</text:p>
      <text:p text:style-name="P52"/>
      <text:p text:style-name="P52">def strjoin(*args, sep=”\t”)</text:p>
      <text:p text:style-name="P52">end</text:p>
      <text:p text:style-name="P52"/>
      <text:p text:style-name="P52">Ответ: при таком вызове – strjoin("aa", "bb", "cc", "\t") – непонятно, отнести “\t” к args или к sep?</text:p>
      <text:p text:style-name="P59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4"/>
      <text:p text:style-name="P64">Циклы upto/downto</text:p>
      <text:p text:style-name="P64"/>
      <text:p text:style-name="P62">Как пробежаться по масcиву?</text:p>
      <text:p text:style-name="P62">Array#each, Array#reverse_each, while, for … in </text:p>
      <text:p text:style-name="P62"/>
      <text:p text:style-name="P62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2"/>
      <text:p text:style-name="P62">Используя диапазон:</text:p>
      <text:p text:style-name="P62"/>
      <text:p text:style-name="P62">(3..7).each {|i| puts i} </text:p>
      <text:p text:style-name="P62"/>
      <text:p text:style-name="P62">выход:</text:p>
      <text:p text:style-name="P62">3</text:p>
      <text:p text:style-name="P62">4 </text:p>
      <text:p text:style-name="P62">5</text:p>
      <text:p text:style-name="P62">6 </text:p>
      <text:p text:style-name="P62">7</text:p>
      <text:p text:style-name="P62"/>
      <text:p text:style-name="P62">Задание: как вывести числа в обратном порядке?</text:p>
      <text:p text:style-name="P62"/>
      <text:p text:style-name="P62">см loops/test_range_each.rb</text:p>
      <text:p text:style-name="P62"/>
      <text:p text:style-name="P62">Используя методы класса Integer : upto и downto</text:p>
      <text:p text:style-name="P5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5">3.upto(7) do |n|</text:p>
            <text:p text:style-name="P55"><text:s text:c="2"/>puts "Current number is #{n}"</text:p>
            <text:p text:style-name="P55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5"/>
      <text:p text:style-name="P55">Определены для классов Integer, String, Date</text:p>
      <text:p text:style-name="P55"/>
      <text:p text:style-name="P55">см. loops/test_upto_1.rb</text:p>
      <text:p text:style-name="P55"/>
      <text:p text:style-name="P55">Пример для дат в loops/test_upto_date.rb</text:p>
      <text:p text:style-name="P55">&gt;&gt; показывает (и считает дни) между 23 февраля и 8 марта 2012 г (15 дней) т 2013 г (14 дней)</text:p>
      <text:p text:style-name="P55"/>
      <text:p text:style-name="P61">Задание: исследуйте скрипт loops/test_downto.2.rb. Нужно ли брать в скобки (если да, то зачем)</text:p>
      <text:p text:style-name="P61"/>
      <text:p text:style-name="P61"><text:tab/>(words.length-3).downto ….</text:p>
      <text:p text:style-name="P62"/>
      <text:p text:style-name="P71">Метод step</text:p>
      <text:p text:style-name="P122"/>
      <text:p text:style-name="P122">Что делает метод step? </text:p>
      <text:p text:style-name="P122"><text:soft-page-break/></text:p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56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5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4"/>
      <text:p text:style-name="P54">!!! Задание: Реализуйте сортировку вставкой на месте (то есть, переупорядочивается сам массив непосредственно)</text:p>
      <text:p text:style-name="P54"/>
      <text:p text:style-name="P54">Алгоритм и псевдокод: <text:a xlink:type="simple" xlink:href="http://ru.wikipedia.org/wiki/Сортировка_вставкой">http://ru.wikipedia.org/wiki/</text:a>Сортировка_вставкой</text:p>
      <text:p text:style-name="P54"/>
      <text:p text:style-name="P54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файл</text:p>
      <text:p text:style-name="P105"/>
      <text:p text:style-name="P105">reusability!</text:p>
      <text:p text:style-name="P105">абстрагирование</text:p>
      <text:p text:style-name="P105"><text:soft-page-break/></text:p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<text:soft-page-break/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/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/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<text:soft-page-break/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<text:soft-page-break/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184831378" text:continue-list="list749758071" text:style-name="L39">
        <text:list-item>
          <text:p text:style-name="P210">lesson.15.tar.bz2</text:p>
        </text:list-item>
      </text:list>
      <text:p text:style-name="P4"/>
      <text:p text:style-name="P14">Вопросы</text:p>
      <text:p text:style-name="P106"/>
      <text:list xml:id="list925568328" text:style-name="L51">
        <text:list-item>
          <text:p text:style-name="P263">какой/ие из методой более универсальны: upto/downto/step?</text:p>
        </text:list-item>
        <text:list-item>
          <text:p text:style-name="P263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3">как сделать методы еще более пригодными для повторного использования?</text:p>
        </text:list-item>
        <text:list-item>
          <text:p text:style-name="P263">как объявить модуль и методы в нем?</text:p>
        </text:list-item>
        <text:list-item>
          <text:p text:style-name="P262"><text:span text:style-name="T62">как использовать модуль? </text:span><text:span text:style-name="T62">– как загрузить модуль</text:span></text:p>
        </text:list-item>
        <text:list-item>
          <text:p text:style-name="P263">когда мы используем require, то что мы указываем, это имя файла или имя модуля?</text:p>
        </text:list-item>
        <text:list-item>
          <text:p text:style-name="P263">одно ли это и то же, использовать в команде require имя файла с расширением и без расширения?</text:p>
        </text:list-item>
        <text:list-item>
          <text:p text:style-name="P263">можно ли указывать в require путь к файлу? Нужно ли?</text:p>
        </text:list-item>
        <text:list-item>
          <text:p text:style-name="P263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2">Хэш (ассоциативный массив) <text:span text:style-name="T56">неупорядоченная </text:span><text:span text:style-name="T56">(?)</text:span> коллекция пар "ключ-значение".</text:p>
      <text:p text:style-name="P52"/>
      <text:p text:style-name="P52">Ключи в массиве (индексы) это целочисленный значения (от 0 и выше).</text:p>
      <text:p text:style-name="P52"/>
      <text:p text:style-name="P52"><text:tab/>arr_months = ["Jan", "Feb", "Mar"]</text:p>
      <text:p text:style-name="P52"/>
      <text:p text:style-name="P56">Объявление: arr = []</text:p>
      <text:p text:style-name="P52"/>
      <text:p text:style-name="P52">Ключом в хэше может быть любой объект (строки, числа, символы, массивы...), но ключ должен быть уникальным.</text:p>
      <text:p text:style-name="P52"/>
      <text:p text:style-name="P52"><text:tab/>hash_months = { "Jan" =&gt; "January", "Feb" =&gt; "February", "Mar" =&gt; "March"}</text:p>
      <text:p text:style-name="P52"/>
      <text:p text:style-name="P56">Объявление: hsh = {} или hsh = Hash.new</text:p>
      <text:p text:style-name="P52"><text:tab/></text:p>
      <text:p text:style-name="P52"><text:tab/>hash_months["Jan"] <text:s text:c="5"/>#=&gt; "January"</text:p>
      <text:p text:style-name="P52"/>
      <text:p text:style-name="P52">ri Hash#[]</text:p>
      <text:p text:style-name="P52"/>
      <text:p text:style-name="P52">ключами являются числа:</text:p>
      <text:p text:style-name="P52"><text:tab/>hash_months = { 1 =&gt; "January", 2 =&gt; "February", 3 =&gt; "March" }</text:p>
      <text:p text:style-name="P52"><text:tab/>hash_months[2] <text:s text:c="5"/>#=&gt; "February"</text:p>
      <text:p text:style-name="P52"/>
      <text:p text:style-name="P52">&gt;&gt;&gt; не путать в %w{ ... } для задания массивов</text:p>
      <text:p text:style-name="P52"/>
      <text:p text:style-name="P52"><text:soft-page-break/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7">Изменение хэша</text:p>
      <text:p text:style-name="P52"/>
      <text:p text:style-name="P52">Метод []= добавляет или замещает пару ключ-значение</text:p>
      <text:p text:style-name="P52"/>
      <text:p text:style-name="P52"><text:tab/>hash_months["Apr"] = "April"</text:p>
      <text:p text:style-name="P52"><text:tab/>hash_months["May"] = "May"</text:p>
      <text:p text:style-name="P52"/>
      <text:p text:style-name="P52">&gt;&gt;&gt; Здесь обычный оператор присваивания = , а не =&gt; (fat arrow)</text:p>
      <text:p text:style-name="P52"/>
      <text:p text:style-name="P52">Синоним: метод Hash#store</text:p>
      <text:p text:style-name="P52"/>
      <text:p text:style-name="P52"><text:tab/>hash_months.store("Jun", "June")</text:p>
      <text:p text:style-name="P52"><text:tab/>hash_months.store("Jul", "July")</text:p>
      <text:p text:style-name="P52"/>
      <text:p text:style-name="P67">Вопросы к хэшу</text:p>
      <text:p text:style-name="P67"/>
      <text:p text:style-name="P52">!!! Вопрос: какой метод позволяет узнать, есть ли в хэше данные?</text:p>
      <text:p text:style-name="P52"/>
      <text:p text:style-name="P52"><text:tab/>empty?</text:p>
      <text:p text:style-name="P52"/>
      <text:p text:style-name="P52"><text:tab/>hash_months.empty? <text:s text:c="2"/>#=&gt;false</text:p>
      <text:p text:style-name="P52"/>
      <text:p text:style-name="P52">Узнать, есть ли в хэше некоторый ключ:</text:p>
      <text:p text:style-name="P52"/>
      <text:p text:style-name="P52">синонимы</text:p>
      <text:p text:style-name="P52"><text:tab/>has_key?(k)</text:p>
      <text:p text:style-name="P52"><text:soft-page-break/><text:tab/><text:span text:style-name="T1">key?(k)</text:span></text:p>
      <text:p text:style-name="P52"><text:tab/>include?(k)</text:p>
      <text:p text:style-name="P52"><text:tab/>member?(k)</text:p>
      <text:p text:style-name="P52"/>
      <text:p text:style-name="P52">Узнать, есть ли в хэше некоторое значение</text:p>
      <text:p text:style-name="P52"/>
      <text:p text:style-name="P52"><text:tab/>value?(v)</text:p>
      <text:p text:style-name="P52"/>
      <text:p text:style-name="P67">Получение данных из хэша</text:p>
      <text:p text:style-name="P52"/>
      <text:p text:style-name="P52">Метод [] позволяет получить значение по указанному ключу</text:p>
      <text:p text:style-name="P52"/>
      <text:p text:style-name="P52"><text:tab/>hash_months["Jan"] <text:s text:c="3"/>#=&gt; "January"</text:p>
      <text:p text:style-name="P52"/>
      <text:p text:style-name="P52">Чтобы получить значения по нескольким ключам Hash#values_at</text:p>
      <text:p text:style-name="P52"/>
      <text:p text:style-name="P52">!!! Вопрос: что вернет следующая команд?</text:p>
      <text:p text:style-name="P52"/>
      <text:p text:style-name="P52"><text:tab/>hash_months.values_at "Feb", "apple", "Jan"</text:p>
      <text:p text:style-name="P52"/>
      <text:p text:style-name="P52">!!! Ответ: массив значений (nil, если ключа нет) в порядке, соответствующем аргументам в values_at</text:p>
      <text:p text:style-name="P52"><text:tab/>#=&gt; ["February", nil, "January"]</text:p>
      <text:p text:style-name="P52"/>
      <text:p text:style-name="P52">см. lesson.15/test_values_at</text:p>
      <text:p text:style-name="P52">&gt;&gt;&gt; ключи чувствительны к регистру</text:p>
      <text:p text:style-name="P52"/>
      <text:p text:style-name="P52">!!! Задание: исследуйте скрипт lesson.15/test_values_at.2</text:p>
      <text:p text:style-name="P52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2"/>
      <text:p text:style-name="P52">!!! Вопрос: как получить список всех ключей, которые есть в хэше? проверьте ваши идеи в irb на данных из файла lesson.15/loadme</text:p>
      <text:p text:style-name="P52"><text:tab/>&gt;load 'loadme'</text:p>
      <text:p text:style-name="P52">Ответ: Hash#keys</text:p>
      <text:p text:style-name="P52"/>
      <text:p text:style-name="P52">в руби 1.8 порядок неопределен</text:p>
      <text:p text:style-name="P52"><text:tab/>hash_months.keys <text:s text:c="2"/>#=&gt; ["Jul", "Apr" , "Jan", "Feb", "Mar", "Jun", "May"]</text:p>
      <text:p text:style-name="P52">в руби 1.9 в порядке добавления</text:p>
      <text:p text:style-name="P52"><text:tab/>hash_months.keys <text:s/>#=&gt; ["Jan", "Feb", "Mar", "Apr", "May", "Jun", "Jul"]</text:p>
      <text:p text:style-name="P52"/>
      <text:p text:style-name="P52">Вопрос: как получить все значения, хранимые в хэше</text:p>
      <text:p text:style-name="P52"/>
      <text:p text:style-name="P52"><text:tab/>hash_months.values #=&gt; ["January", "February", "March", "April", "May", "June", "July"]</text:p>
      <text:p text:style-name="P52"/>
      <text:p text:style-name="P52">Элементы упорядочены по тем же правилам, что и ключи (то есть, нет порядка в 1.8 и в порядке добавления в 1.9)</text:p>
      <text:p text:style-name="P52"/>
      <text:p text:style-name="P52"><text:span text:style-name="T69">Д</text:span><text:span text:style-name="T69">ефолтные значения</text:span></text:p>
      <text:p text:style-name="P67"/>
      <text:p text:style-name="P52">Обращение к несуществующему ключу возвращает nil</text:p>
      <text:p text:style-name="P52"><text:soft-page-break/></text:p>
      <text:p text:style-name="P52"><text:tab/>hash_months ['term'] <text:s text:c="2"/>#=&gt; nil <text:s/>(а не термидор)</text:p>
      <text:p text:style-name="P52"/>
      <text:p text:style-name="P52">Как побороть проблему?</text:p>
      <text:p text:style-name="P52"/>
      <text:p text:style-name="P52"><text:tab/>counts = {}</text:p>
      <text:p text:style-name="P52"><text:tab/>counts['apple'] += 1</text:p>
      <text:p text:style-name="P52"/>
      <text:p text:style-name="P52">известный способ</text:p>
      <text:p text:style-name="P52"><text:tab/>counts ['apple'] ||= 0</text:p>
      <text:p text:style-name="P52"/>
      <text:p text:style-name="P52">Другой способ</text:p>
      <text:p text:style-name="P52"/>
      <text:p text:style-name="P52">1) метод Hash#default=</text:p>
      <text:p text:style-name="P52"/>
      <text:p text:style-name="P52"><text:tab/>counts = {}</text:p>
      <text:p text:style-name="P52"><text:tab/>counts.default = 0</text:p>
      <text:p text:style-name="P52"><text:tab/>counts['apple'] += 1</text:p>
      <text:p text:style-name="P52"/>
      <text:p text:style-name="P52">см. также Hash#default</text:p>
      <text:p text:style-name="P52"/>
      <text:p text:style-name="P52">2) в момент инициализации можно указать значение по умолчанию</text:p>
      <text:p text:style-name="P52"/>
      <text:p text:style-name="P52"><text:tab/>counts = Hash.new(0)</text:p>
      <text:p text:style-name="P52"><text:tab/>counts['apple'] += 1</text:p>
      <text:p text:style-name="P52"/>
      <text:p text:style-name="P52">ri Hash.new </text:p>
      <text:p text:style-name="P52"/>
      <text:p text:style-name="P52">!!! Вопрос: что будет напечатано в двух случаях?</text:p>
      <text:p text:style-name="P52"/>
      <text:p text:style-name="P52"><text:tab/>data = Hash.new("hello")</text:p>
      <text:p text:style-name="P52"><text:tab/>puts data[9] <text:s/>#=&gt; "hello"</text:p>
      <text:p text:style-name="P52"><text:tab/>data[9].upcase!</text:p>
      <text:p text:style-name="P52"><text:tab/>puts data[10] #=&gt; "HELLO"</text:p>
      <text:p text:style-name="P52"/>
      <text:p text:style-name="P67">Итерирование по хэшу</text:p>
      <text:p text:style-name="P52"/>
      <text:p text:style-name="P52">Хэш – <text:span text:style-name="T1">неупорядоченная </text:span><text:span text:style-name="T1">(?)</text:span> коллекция.</text:p>
      <text:p text:style-name="P52"><text:tab/>в руби 1.8 – неупорядоченная</text:p>
      <text:p text:style-name="P52"><text:tab/>в руби 1.9 – упорядоченная в порядке добавления</text:p>
      <text:p text:style-name="P52"/>
      <text:p text:style-name="P52">Задание: какие есть итераторы в хэшах?</text:p>
      <text:p text:style-name="P52"/>
      <text:p text:style-name="P52"><text:tab/>each = each_pair</text:p>
      <text:p text:style-name="P52"><text:tab/>each_key</text:p>
      <text:p text:style-name="P52"><text:tab/>each_value</text:p>
      <text:p text:style-name="P52"/>
      <text:p text:style-name="P52">Итераторы each и each_pair возвращают пары ключ-значение</text:p>
      <text:p text:style-name="P52"/>
      <text:p text:style-name="P52">hash_months.each {|abbr, full|</text:p>
      <text:p text:style-name="P52"><text:tab/>puts "#{abbr} means #{full}"</text:p>
      <text:p text:style-name="P52">}</text:p>
      <text:p text:style-name="P67"><text:soft-page-break/></text:p>
      <text:p text:style-name="P52">!!! Вопрос: Можно ли получать значение в одну переменную?</text:p>
      <text:p text:style-name="P52"/>
      <text:p text:style-name="P52">hash_months.each {|a|</text:p>
      <text:p text:style-name="P52"><text:tab/>puts a.inspect <text:s text:c="2"/>#=&gt; ["Jan", "January"]</text:p>
      <text:p text:style-name="P52">}</text:p>
      <text:p text:style-name="P67"/>
      <text:p text:style-name="P52">Вопрос:</text:p>
      <text:p text:style-name="P52">чем отличается</text:p>
      <text:p text:style-name="P52">hash.each_key {}</text:p>
      <text:p text:style-name="P52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<text:soft-page-break/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876336256" text:style-name="L52">
        <text:list-item>
          <text:p text:style-name="P223">lesson.16.tar.bz2</text:p>
        </text:list-item>
      </text:list>
      <text:p text:style-name="P52"/>
      <text:p text:style-name="P67">Повторение материала предыдущего занятия</text:p>
      <text:p text:style-name="P67"/>
      <text:p text:style-name="P53">на предыдущем занятии были: Саша, Маша, Марина, Вадим, Тоня</text:p>
      <text:p text:style-name="P53">попросить их прокомментировать слайды.</text:p>
      <text:p text:style-name="P53"/>
      <text:p text:style-name="P68">Разбор задания find_anagrams_of</text:p>
      <text:p text:style-name="P67"/>
      <text:p text:style-name="P52">вычислить хэшкод слова-запроса достаточно только один раз</text:p>
      <text:p text:style-name="P52"/>
      <text:p text:style-name="P52">раннее отсечение: слова-анаграммы имеют один и тот же набор символов, значит онги одной длины. Отсечение по длине</text:p>
      <text:p text:style-name="P52"/>
      <text:p text:style-name="P52">&gt;&gt;&gt; Можно сравнить, насколько медленнее выполняетс скрипт без этих оптимизаций</text:p>
      <text:p text:style-name="P52"/>
      <text:p text:style-name="P67">Подготовка к решению задачи find_words</text:p>
      <text:p text:style-name="P52"/>
      <text:p text:style-name="P52">Для решения предстоящей задачи могжет быть полезно.</text:p>
      <text:p text:style-name="P52"/>
      <text:p text:style-name="P67">Массив ARGV</text:p>
      <text:p text:style-name="P67"/>
      <text:p text:style-name="P52">Массив ARGV содержит все аргументы, с которыми вызывается скрипт, в том же порядке, в каком они указаны в командной строке.</text:p>
      <text:p text:style-name="P52"/>
      <text:p text:style-name="P52"><text:tab/>&gt; find_anagrams_of reward filename1 filename2 </text:p>
      <text:p text:style-name="P52"/>
      <text:p text:style-name="P52">то массив ARGV содержит следующие <text:span text:style-name="T1">строки</text:span></text:p>
      <text:p text:style-name="P52"/>
      <text:p text:style-name="P52"><text:tab/>[“reward”, <text:s/>“filename1”, <text:s/>“filename2”]</text:p>
      <text:p text:style-name="P52"/>
      <text:p text:style-name="P52">Важно: “reward” не является файлом, поэтому попытка его читать вызовет ошибку</text:p>
      <text:p text:style-name="P52"/>
      <text:p text:style-name="P52"><text:tab/>./test_argv:5:in `gets': No such file or directory - reward (Errno::ENOENT)</text:p>
      <text:p text:style-name="P52"/>
      <text:p text:style-name="P52">см. lesson.16/test_argv.sh</text:p>
      <text:p text:style-name="P52"/>
      <text:p text:style-name="P52">Аргументы не-файлы нужно удалить из массива ARGV</text:p>
      <text:p text:style-name="P52"/>
      <text:p text:style-name="P52"><text:tab/>ri Array#shift</text:p>
      <text:p text:style-name="P52"/>
      <text:p text:style-name="P52"><text:tab/>query = ARGV.shift</text:p>
      <text:p text:style-name="P52"><text:tab/>=&gt; query = “reward”</text:p>
      <text:p text:style-name="P52"><text:tab/>ARGV = [“filename1”, <text:s/>“filename2”]</text:p>
      <text:p text:style-name="P52"/>
      <text:p text:style-name="P52">Другие возможности: Array#delete_at, Array#[1..-1]</text:p>
      <text:p text:style-name="P52"/>
      <text:p text:style-name="P67"><text:soft-page-break/>File.readlines</text:p>
      <text:p text:style-name="P67"/>
      <text:p text:style-name="P52">Метод класса File.readlines(filename) позволяет зачитать весь файл целиком в массив.</text:p>
      <text:p text:style-name="P52"/>
      <text:p text:style-name="P52"><text:tab/>ri File.readlines</text:p>
      <text:p text:style-name="P52"/>
      <text:p text:style-name="P52">&gt;&gt;&gt; на самом деле, метод определен в суперклассе IO</text:p>
      <text:p text:style-name="P52"><text:tab/>File.readlines(fname) <text:s/>зачитает с разделителем по умолчанию, то есть \n</text:p>
      <text:p text:style-name="P52"/>
      <text:p text:style-name="P52">см. lesson.16/test_file_readlines</text:p>
      <text:p text:style-name="P52"/>
      <text:p text:style-name="P52">Задание: попробуйте указать в скрипте test_file_readlines в качестве разделителя пустую строку</text:p>
      <text:p text:style-name="P52"/>
      <text:p text:style-name="P52"><text:tab/>File.readlines(fname, “”)</text:p>
      <text:p text:style-name="P52"/>
      <text:p text:style-name="P52">Выдача:</text:p>
      <text:p text:style-name="P52"><text:tab/>The file shortfile.txt contains the following 2 lines: </text:p>
      <text:p text:style-name="P52"><text:tab/>["warder is a volvogram\n\n", "deified is a palindrom\n\n"]</text:p>
      <text:p text:style-name="P52"/>
      <text:p text:style-name="P52">Разделитель “” позволяет читать файл фрагментами, разделенными как минимум одной пустой строкой.</text:p>
      <text:p text:style-name="P52"/>
      <text:p text:style-name="P52">Это же справедливо для IO#gets</text:p>
      <text:p text:style-name="P52"/>
      <text:p text:style-name="P52"><text:tab/>while line = gets(“”) ...</text:p>
      <text:p text:style-name="P52"/>
      <text:p text:style-name="P52">&gt;&gt;&gt; еще один полезный метод класса File</text:p>
      <text:p text:style-name="P52">&gt;&gt;&gt; FIle.basename($0)</text:p>
      <text:p text:style-name="P52">&gt;&gt;&gt; $0 имя запускаемого скрипта</text:p>
      <text:p text:style-name="P52"/>
      <text:p text:style-name="P67">Инициализация Хэша из Массива</text:p>
      <text:p text:style-name="P67"/>
      <text:p text:style-name="P52">Хэши быстрее массивов -&gt; лучше использовать хэши</text:p>
      <text:p text:style-name="P52"/>
      <text:p text:style-name="P52">Массив массивов вида</text:p>
      <text:p text:style-name="P52"/>
      <text:p text:style-name="P52"><text:tab/>[ [k1, v1], [k2, v2], [k3, v3] ]</text:p>
      <text:p text:style-name="P52"/>
      <text:p text:style-name="P52">можно интерпретировать как массив пар ключ-значение и преобразовать в хэш.</text:p>
      <text:p text:style-name="P52"/>
      <text:p text:style-name="P52"><text:tab/>keys_and_values = [[1, 'one'], [2, 'two'], [3, 'san']]</text:p>
      <text:p text:style-name="P52"><text:tab/>h = Hash[keys_and_values]</text:p>
      <text:p text:style-name="P52"/>
      <text:p text:style-name="P52"><text:tab/>#=&gt; {1=&gt;"one", 2=&gt;"two", 3=&gt;"san"}</text:p>
      <text:p text:style-name="P52"/>
      <text:p text:style-name="P52"><text:tab/>ri Hash.[]</text:p>
      <text:p text:style-name="P52"/>
      <text:p text:style-name="P52">см. lesson.16/test_hash_from_array</text:p>
      <text:p text:style-name="P52"/>
      <text:p text:style-name="P52">Преобразование хэша в массив</text:p>
      <text:p text:style-name="P52"><text:soft-page-break/></text:p>
      <text:p text:style-name="P52"><text:tab/>ri Hash#to_a</text:p>
      <text:p text:style-name="P52"/>
      <text:p text:style-name="P52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254213788" text:style-name="L53">
        <text:list-item>
          <text:p text:style-name="P224">lesson.17.tar.bz2</text:p>
        </text:list-item>
      </text:list>
      <text:list xml:id="list99088652" text:continue-list="list1876336256" text:style-name="L52">
        <text:list-header>
          <text:p text:style-name="P273"/>
        </text:list-header>
      </text:list>
      <text:p text:style-name="P67">Cортировка хэша -- старые слайды из урока 24+25</text:p>
      <text:p text:style-name="P67"/>
      <text:p text:style-name="P52">sort, sort_by – работают как в массивах, потому что происходят из модуля-примеси Enumerable</text:p>
      <text:p text:style-name="P52"/>
      <text:p text:style-name="P52">Эти методы возвращают массив, потому что хэш не считается упорядоченной структурой данных.</text:p>
      <text:p text:style-name="P52"/>
      <text:p text:style-name="P52">выполните lesson.17/hashsort/test_sort_1.rb</text:p>
      <text:p text:style-name="P52"/>
      <text:p text:style-name="P52">результат <text:span text:style-name="T53">@eng_numerals.sort:</text:span></text:p>
      <text:p text:style-name="P52"/>
      <text:p text:style-name="P52">[["0", "zero"], ["1", "one"], ["10", "ten"], ["11", "eleven"], ["12", "twelve"], ["2", "two"], .... ]</text:p>
      <text:p text:style-name="P52"/>
      <text:p text:style-name="P52">Вопрос: по какому принципу были упорядочены элементы хэша?</text:p>
      <text:p text:style-name="P52">Ответ: в порядке увеличения строкового значения ключей</text:p>
      <text:p text:style-name="P52"/>
      <text:p text:style-name="P52">Метод sort применяет вот такой блок по умолчанию:</text:p>
      <text:p text:style-name="P52"/>
      <text:p text:style-name="P52">hash.sort {|a, b|</text:p>
      <text:p text:style-name="P52"><text:s text:c="4"/>a &lt;=&gt; b</text:p>
      <text:p text:style-name="P52">}</text:p>
      <text:p text:style-name="P52"/>
      <text:p text:style-name="P52">&gt;&gt;&gt; Вопрос: чем являются a и b?</text:p>
      <text:p text:style-name="P52">&gt;&gt;&gt; Что такое &lt;=&gt; space ship operator? Как он работает?</text:p>
      <text:p text:style-name="P52"/>
      <text:p text:style-name="P52">На самом деле сначала хэш преобразуется в массив и потом сортируется массив:</text:p>
      <text:p text:style-name="P52">hash.to_a.sort {|a, b|</text:p>
      <text:p text:style-name="P52"><text:s text:c="4"/>a &lt;=&gt; b <text:s text:c="3"/># ["0", "zero"] &lt;=&gt; <text:s/>["10", "ten"]</text:p>
      <text:p text:style-name="P52">}</text:p>
      <text:p text:style-name="P52"/>
      <text:p text:style-name="P52">!!! Задание: Выполните и проанализируйте скрипт hashsort/test_sort_2.rb</text:p>
      <text:p text:style-name="P52"/>
      <text:p text:style-name="P52">&gt;&gt;&gt; попросить объяснить, что происходит</text:p>
      <text:p text:style-name="P52">&gt;&gt;&gt; a будет расположено раньше b, но не обязательно контактно! конечном массиве видно, что неконтактно.</text:p>
      <text:p text:style-name="P52"/>
      <text:p text:style-name="P52"><text:tab/>a=["12", "twelve"] </text:p>
      <text:p text:style-name="P52"><text:tab/>b=["5", "five"] </text:p>
      <text:p text:style-name="P52"><text:tab/>result of comparison: -1</text:p>
      <text:p text:style-name="P52"/>
      <text:p text:style-name="P52">!!! Задание: измените test_sort_2.rb так. чтобы хэш был отсортирован в <text:span text:style-name="T56">нисходящем</text:span> порядке по <text:span text:style-name="T56">численному</text:span> значению ключа.</text:p>
      <text:p text:style-name="P52"/>
      <text:p text:style-name="P52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2">ответ: hashsort/test_sort_3.rb</text:p>
      <text:p text:style-name="P52"/>
      <text:p text:style-name="P52">!!! Задание: отсортируйте хэш @numerals (определен в файле data) по испанским числительным <text:span text:style-name="T57">в алфавитном порядке</text:span>.</text:p>
      <text:p text:style-name="P52">Ожидаемый выход:</text:p>
      <text:p text:style-name="P52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2"/>
      <text:p text:style-name="P52">ответ: hashsort/test_sort_4.rb</text:p>
      <text:p text:style-name="P52"/>
      <text:p text:style-name="P52">!!! Вопрос: почему нет метода Hash#sort! (и Hash#sort_by!)</text:p>
      <text:p text:style-name="P52">Ответ: метод sort меняет сущность объекта: результат сортировки -- объект класса Array, а не Hash.</text:p>
      <text:p text:style-name="P52"/>
      <text:p text:style-name="P67">Сортировка Hash#sort_by</text:p>
      <text:p text:style-name="P52"/>
      <text:p text:style-name="P52">&gt;&gt;&gt; Что вы помните об Array#sort_by?</text:p>
      <text:p text:style-name="P52"/>
      <text:p text:style-name="P52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2"/>
      <text:p text:style-name="P52">@eng_numerals.sort_by do <text:span text:style-name="T57">|</text:span><text:span text:style-name="T57">key</text:span><text:span text:style-name="T57">, </text:span><text:span text:style-name="T57">val</text:span><text:span text:style-name="T57">|</text:span></text:p>
      <text:p text:style-name="P52"><text:tab/><text:span text:style-name="T57">key</text:span>.to_i</text:p>
      <text:p text:style-name="P52">end</text:p>
      <text:p text:style-name="P52"/>
      <text:p text:style-name="P52">[["0", "zero"], ["1", "one"], ["2", "two"], ["3", "three"], ["4", "four"], ["5", "five"], ["6", "six"], ["7", "seven"], ["8", "eight"], ["9", "nine"], ["10", "ten"], ["11", "eleven"], ["12", "twelve"]]</text:p>
      <text:p text:style-name="P52"/>
      <text:p text:style-name="P52">см. hashsort/test_sort_5.rb</text:p>
      <text:p text:style-name="P52"/>
      <text:p text:style-name="P52">!!! Вопрос на сообразительность: как изменить порядок сортировки на нисходящий</text:p>
      <text:p text:style-name="P52">Ответ: -<text:span text:style-name="T57">key</text:span>.to_i. только для чисел</text:p>
      <text:p text:style-name="P52"/>
      <text:p text:style-name="P52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2"/>
      <text:p text:style-name="P52">ожидаемый выход:</text:p>
      <text:p text:style-name="P52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2"/>
      <text:p text:style-name="P52">&gt;&gt;&gt; так как: ee &lt; eni &lt; eno &lt; evi ...</text:p>
      <text:p text:style-name="P52"/>
      <text:p text:style-name="P52">ответ: hashsort/test_sort_6.rb</text:p>
      <text:p text:style-name="P52"/>
      <text:p text:style-name="P71"><text:soft-page-break/>Метод класса Hash#sort_by_value</text:p>
      <text:p text:style-name="P71"/>
      <text:p text:style-name="P55">class Hash </text:p>
      <text:p text:style-name="P55"><text:s text:c="2"/>def sort_by_value </text:p>
      <text:p text:style-name="P55"><text:s text:c="4"/>self.sort_by {|k,v| v} </text:p>
      <text:p text:style-name="P55"><text:s text:c="2"/>end </text:p>
      <text:p text:style-name="P55">end </text:p>
      <text:p text:style-name="P55"/>
      <text:p text:style-name="P55">Использование:</text:p>
      <text:p text:style-name="P55"/>
      <text:p text:style-name="P55"><text:tab/>puts @eng_numerals.<text:span text:style-name="T1">sort_by_value</text:span>.inspect</text:p>
      <text:p text:style-name="P55"/>
      <text:p text:style-name="P55">Выход:</text:p>
      <text:p text:style-name="P55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5"/>
      <text:p text:style-name="P55">см. hashsort/test_sort_7.rb</text:p>
      <text:p text:style-name="P55"/>
      <text:p text:style-name="P55">&gt;&gt;&gt; прокомментировать метод respond_to?, methods, Duck typing</text:p>
      <text:p text:style-name="P55"/>
      <text:p text:style-name="P71">Задание</text:p>
      <text:p text:style-name="P71"/>
      <text:p text:style-name="P55">Полная формулировка в lesson.17/cmpsort/README</text:p>
      <text:p text:style-name="P55"/>
      <text:p text:style-name="P55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5">- CCSplitter опирается на теги входной цепочки -&gt; сгруппировать записи разницы по входной цепочке </text:p>
      <text:p text:style-name="P55">- есть более частотные явления, есть менее частотные. Эту информацию можно учитывать, решая, что тестировать и что нет. </text:p>
      <text:p text:style-name="P55"/>
      <text:p text:style-name="P55">Входной файл: </text:p>
      <text:p text:style-name="P55"><text:s text:c="2"/>английский: cmp_ccsplitter_1.out </text:p>
      <text:p text:style-name="P55"><text:s text:c="2"/>немецкий: german/cmp_ccsplitter_1.out</text:p>
      <text:p text:style-name="P55"/>
      <text:p text:style-name="P55">скрипт: cmp_ccs_sort_by_tagseq </text:p>
      <text:p text:style-name="P55">ожидаемый выход: <text:s/>sorted </text:p>
      <text:p text:style-name="P52"/>
      <text:p text:style-name="P67">Задание find_words</text:p>
      <text:p text:style-name="P67"/>
      <text:p text:style-name="P52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2">см. lesson.17/find_words/README</text:p>
      <text:p text:style-name="P52"/>
      <text:p text:style-name="P52">Задание: разработать скрипт, который находит в текстовых файлах указанные слова (или фразы) и выводит их в формате</text:p>
      <text:p text:style-name="P52"/>
      <text:p text:style-name="P52"><text:tab/>слово \tab позиция_в_предложении \tab предложение</text:p>
      <text:p text:style-name="P52"/>
      <text:p text:style-name="P52"><text:soft-page-break/>Если указана опция -i или --ignore-case, то поиск осуществляется без учета регистра и вывод имеет вид:</text:p>
      <text:p text:style-name="P52"/>
      <text:p text:style-name="P52"><text:tab/>СЛОВО \tab позиция_в_предложении \tab предложение</text:p>
      <text:p text:style-name="P52"/>
      <text:p text:style-name="P52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2"/>
      <text:p text:style-name="P52"><text:tab/>develop<text:tab/>120 </text:p>
      <text:p text:style-name="P52"><text:tab/>Although<text:tab/>96 </text:p>
      <text:p text:style-name="P52"><text:tab/>December<text:tab/>56 </text:p>
      <text:p text:style-name="P52"><text:tab/>Bill Gates<text:tab/>22 </text:p>
      <text:p text:style-name="P52"><text:tab/>Extensible Markup Language<text:tab/>1 </text:p>
      <text:p text:style-name="P52"><text:tab/>U.S. Public Interest Research Group<text:tab/>1 </text:p>
      <text:p text:style-name="P52"/>
      <text:p text:style-name="P52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2"/>
      <text:p text:style-name="P52"><text:tab/>&gt; find_words queries.txt ../../data/corpus.tok.txt</text:p>
      <text:p text:style-name="P52"/>
      <text:p text:style-name="P52">Задание необходимо выполнять пошагово, как описано в README</text:p>
      <text:p text:style-name="P52"/>
      <text:p text:style-name="P5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199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99">time -p user=0.24</text:p>
      <text:p text:style-name="P171"/>
      <text:p text:style-name="P171">finding_queries_2</text:p>
      <text:p text:style-name="P200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0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0">time -p user=2215.42 (36min) (на words.txt)</text:p>
      <text:p text:style-name="P200"/>
      <text:p text:style-name="P110">finding_queries_3</text:p>
      <text:p text:style-name="P201">решение основано на finding_queries_2, но итерирование происходит по массиву слов предложения.</text:p>
      <text:p text:style-name="P201">time -p user=1232.39 (20min) (на words.txt)</text:p>
      <text:p text:style-name="P171"/>
      <text:p text:style-name="P171">finding_queries_4</text:p>
      <text:p text:style-name="P197"><text:span text:style-name="T67">хорошее решение, использующее хэш вместо массива. итерирование по </text:span><text:soft-page-break/><text:span text:style-name="T67">словам предложения.</text:span></text:p>
      <text:p text:style-name="P198">time -p user=0.97 (1.5sec) (на words.txt)</text:p>
      <text:p text:style-name="P198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198">построение подстрок от заданной позиции, используя string[start, end]</text:p>
      <text:p text:style-name="P198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98">ответ: all_substrings_2</text:p>
      <text:p text:style-name="P171"/>
      <text:p text:style-name="P171">all_substrings_3</text:p>
      <text:p text:style-name="P202">генерация всех подстрок длин 3 из заданного слова, начиная от начала слова.</text:p>
      <text:p text:style-name="P202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336943542" text:style-name="L54">
        <text:list-item>
          <text:p text:style-name="P264"><text:span text:style-name="T5">lesson.1</text:span><text:span text:style-name="T5">9</text:span><text:span text:style-name="T5">.tar.bz2</text:span></text:p>
        </text:list-item>
        <text:list-item>
          <text:p text:style-name="P225">lesson.18.tasks.tar.bz2</text:p>
        </text:list-item>
      </text:list>
      <text:p text:style-name="P52"/>
      <text:p text:style-name="P67">Слайд о CRF</text:p>
      <text:p text:style-name="P67"/>
      <text:p text:style-name="P52">порядок использования</text:p>
      <text:p text:style-name="P67"/>
      <text:p text:style-name="P67">Домашнее здание</text:p>
      <text:p text:style-name="P67"/>
      <text:p text:style-name="P52">рефакторинг lesson.18.tasks/assign_properties</text:p>
      <text:p text:style-name="P52"/>
      <text:p text:style-name="P52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2"/>
      <text:p text:style-name="P67">Раздаточный материал</text:p>
      <text:p text:style-name="P67"/>
      <text:list xml:id="list1595220184" text:continue-numbering="true" text:style-name="L54">
        <text:list-item>
          <text:p text:style-name="P264"><text:span text:style-name="T5">lesson.</text:span><text:span text:style-name="T5">20</text:span><text:span text:style-name="T5">.tar.bz2</text:span></text:p>
        </text:list-item>
      </text:list>
      <text:p text:style-name="P52"/>
      <text:p text:style-name="P52"><text:span text:style-name="T1">презентация lectures/sorting.{odp,pdf</text:span>}</text:p>
      <text:p text:style-name="P52"/>
      <text:p text:style-name="P67">Поразрядная сортировка</text:p>
      <text:p text:style-name="P67"/>
      <text:p text:style-name="P52">radix sort = поразрядная сортировка = цифровая сортировка</text:p>
      <text:p text:style-name="P52"/>
      <text:p text:style-name="P52">класс distribution sorting, не производящих сравнений</text:p>
      <text:p text:style-name="P52"/>
      <text:p text:style-name="P52">пошаговое объяснение алгоритма на примере массива чисел, например</text:p>
      <text:p text:style-name="P52"/>
      <text:p text:style-name="P52"><text:tab/>12 <text:s/>11 <text:s/>0 <text:s/>92 <text:s/>3 <text:s/>133</text:p>
      <text:p text:style-name="P52"/>
      <text:p text:style-name="P67">Структура данных</text:p>
      <text:p text:style-name="P52"/>
      <text:p text:style-name="P52">bucket - (корзина, ведро) массив, содержащий числа, у которых одинаковый корень (одна и та же цифра в текущей позиции)</text:p>
      <text:p text:style-name="P52"/>
      <text:p text:style-name="P52">buckets - массив, содержащий все отдельные корзины</text:p>
      <text:p text:style-name="P52"/>
      <text:p text:style-name="P52">например, после второй итерации числа раскиданы в корзины по разряду десятков</text:p>
      <text:p text:style-name="P52"/>
      <text:p text:style-name="P52">buckets = [</text:p>
      <text:p text:style-name="P52"><text:s text:c="2"/>[ 0, <text:s/>3, 9 ], <text:s/>#0</text:p>
      <text:p text:style-name="P52"><text:s text:c="2"/>[ 11 , 12 ], <text:s/>#1</text:p>
      <text:p text:style-name="P52"><text:s text:c="2"/>[ ], <text:s text:c="13"/>#2</text:p>
      <text:p text:style-name="P52"><text:s text:c="2"/>[ 133 ], <text:s text:c="6"/>#3</text:p>
      <text:p text:style-name="P52"><text:s text:c="2"/>[ ], <text:s text:c="13"/>#4</text:p>
      <text:p text:style-name="P52"><text:s text:c="2"/>[ ], <text:s text:c="13"/>#5</text:p>
      <text:p text:style-name="P52"><text:s text:c="2"/>[ ], <text:s text:c="13"/>#6</text:p>
      <text:p text:style-name="P52"><text:s text:c="2"/>[ ], <text:s text:c="13"/>#7</text:p>
      <text:p text:style-name="P52"><text:s text:c="2"/>[ ], <text:s text:c="13"/>#8</text:p>
      <text:p text:style-name="P52"><text:s text:c="2"/>[ 92 ], <text:s text:c="8"/>#9</text:p>
      <text:p text:style-name="P52">]</text:p>
      <text:p text:style-name="P52"/>
      <text:p text:style-name="P67">Получение цифры в определенном разряде числа</text:p>
      <text:p text:style-name="P67"/>
      <text:p text:style-name="P52">Способ 1: преобразовать в строку и получить нужную позицию из строки</text:p>
      <text:p text:style-name="P52"/>
      <text:p text:style-name="P52"><text:tab/>num = 12<text:span text:style-name="T1">3</text:span>45</text:p>
      <text:p text:style-name="P52"><text:tab/>num.to_s[2,1] <text:s text:c="2"/>#=&gt; 3</text:p>
      <text:p text:style-name="P52"/>
      <text:p text:style-name="P52">Способ 2: математический</text:p>
      <text:p text:style-name="P52"/>
      <text:p text:style-name="P52"><text:tab/>num = 12345</text:p>
      <text:p text:style-name="P52">чтобы получить разряд единиц (1234<text:span text:style-name="T1">5</text:span>)</text:p>
      <text:p text:style-name="P52"><text:soft-page-break/></text:p>
      <text:p text:style-name="P52"><text:tab/>12345 : 10 = 1234.5 и взять часть после запятой</text:p>
      <text:p text:style-name="P52"><text:tab/>12345 % 10 = 5 <text:s text:c="3"/># остаток от деления</text:p>
      <text:p text:style-name="P52"/>
      <text:p text:style-name="P52">чтобы получить разряд десятков (123<text:span text:style-name="T1">4</text:span>5)</text:p>
      <text:p text:style-name="P52"/>
      <text:p text:style-name="P52"><text:tab/>12345 : 100 = 123.45</text:p>
      <text:p text:style-name="P52"><text:tab/>12345 % 100 = 45 # остаток от деления</text:p>
      <text:p text:style-name="P52"><text:tab/>45 / 10 = 4 # целочисленное деление</text:p>
      <text:p text:style-name="P52"><text:tab/>12345 % 100 / 10 = 4</text:p>
      <text:p text:style-name="P67"/>
      <text:p text:style-name="P52">чтобы получить разряд сотен (12<text:span text:style-name="T1">3</text:span>45)</text:p>
      <text:p text:style-name="P52"/>
      <text:p text:style-name="P52"><text:tab/>12345 : 1000 = 12.345</text:p>
      <text:p text:style-name="P52"><text:tab/>12345 % 1000 = 345 # остаток от деления</text:p>
      <text:p text:style-name="P52"><text:tab/>345 / 100 = 3 # целочисленное деление</text:p>
      <text:p text:style-name="P52"><text:tab/>12345 % 1000 / 100 = 3</text:p>
      <text:p text:style-name="P67"/>
      <text:p text:style-name="P52">Можно ли сформулировать закономерность?</text:p>
      <text:p text:style-name="P52"/>
      <text:p text:style-name="P52">!!! Задание: Заполните серые ячейки во второй колонке</text:p>
      <text:p text:style-name="P5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B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2" office:value-type="string">
            <text:p text:style-name="P52">n % 100 / 10</text:p>
          </table:table-cell>
          <table:table-cell table:style-name="Таблица8.B2" office:value-type="string">
            <text:p text:style-name="P52">n % 10^2 / 10^1</text:p>
          </table:table-cell>
          <table:table-cell table:style-name="Таблица8.D2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2" office:value-type="string">
            <text:p text:style-name="P153">n <text:span text:style-name="T70">% 100</text:span><text:span text:style-name="T70">0</text:span><text:span text:style-name="T70"> / 10</text:span><text:span text:style-name="T70">0</text:span></text:p>
          </table:table-cell>
          <table:table-cell table:style-name="Таблица8.B2" office:value-type="string">
            <text:p text:style-name="P129">n % 10^3 / 10^2</text:p>
          </table:table-cell>
          <table:table-cell table:style-name="Таблица8.D2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2" office:value-type="string">
            <text:p text:style-name="P129">n % 10000 / 1000</text:p>
          </table:table-cell>
          <table:table-cell table:style-name="Таблица8.B2" office:value-type="string">
            <text:p text:style-name="P129">n % 10^4 / 10^3</text:p>
          </table:table-cell>
          <table:table-cell table:style-name="Таблица8.D2" office:value-type="string">
            <text:p text:style-name="P153"/>
          </table:table-cell>
        </table:table-row>
      </table:table>
      <text:p text:style-name="P52"/>
      <text:p text:style-name="P52">Как перейти от номера позиции к 10, 100, 1000 и тд?</text:p>
      <text:p text:style-name="P52"/>
      <text:p text:style-name="P52">!!! Задание: заполните серое в третьей колонке </text:p>
      <text:p text:style-name="P52"/>
      <text:p text:style-name="P52">!!! Задание: введите переменную p – номер разряда и выведите формулу</text:p>
      <text:p text:style-name="P52"/>
      <text:p text:style-name="P52"><text:tab/>n % 10 ^ p / 10 ^ (p-1)</text:p>
      <text:p text:style-name="P52"/>
      <text:p text:style-name="P52">!!! Задание: разработайте метод, возвращающий цифру в заданной позиции в заданном числе. И напишите для него тесткейсы.</text:p>
      <text:p text:style-name="P52"/>
      <text:p text:style-name="P52"><text:tab/>начальный скрипт lesson.20/radix_sort/radix_sort_stub</text:p>
      <text:p text:style-name="P52"/>
      <text:p text:style-name="P52">!!! Задание: реализуйте поразрядную сортировку для чисел произвольной длины.\</text:p>
      <text:p text:style-name="P52"/>
      <text:p text:style-name="P52"><text:tab/>продолжайте lesson.20/radix_sort/radix_sort_stub</text:p>
      <text:p text:style-name="P52"/>
      <text:p text:style-name="P52"><text:tab/>ответ: <text:s/>lesson.20/radix_sort/radix_sort</text:p>
      <text:p text:style-name="P52"/>
      <text:p text:style-name="P52">!!! Необязательное задание: реализуйте метод radix_sort_strings, сортирующий строки в словарном порядке.</text:p>
      <text:p text:style-name="P52"/>
      <text:p text:style-name="P52"><text:tab/>ответ: нет</text:p>
      <text:p text:style-name="P52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52"/>
      <text:list xml:id="list486475919" text:style-name="L55">
        <text:list-item>
          <text:p text:style-name="P226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063681447" text:style-name="L56">
        <text:list-item>
          <text:p text:style-name="P227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5">Ответ:</text:span><text:span text:style-name="T5"> </text:span><text:span text:style-name="T5">з</text:span><text:span text:style-name="T5">десь поможет String#ord. Но он не работает для строки </text:span><text:span text:style-name="T5">нулевой длины</text:span><text:span text:style-name="T5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5">сортировка LC_ALL=C сортирует именно по таблице, </text:span><text:span text:style-name="T5">используя коды: меньшее <text:s/>численное значение - сортируется раньше.</text:span></text:p>
      <text:p text:style-name="P46"><text:span text:style-name="T5">С</text:span><text:span text:style-name="T5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5">&gt;&gt;&gt; Вопрос: Почему при C локали, прописная </text:span><text:span text:style-name="T5">Ö </text:span><text:span text:style-name="T5">все же после строчных a b</text:span></text:p>
      <text:p text:style-name="P46"><text:span text:style-name="T5">&gt;&gt;&gt; Ответ: <text:s/></text:span><text:span text:style-name="T5">Ö </text:span><text:span text:style-name="T5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25">Шаг 2. </text:span><text:span text:style-name="T25">Работает ли сортировка для тесткейса #2?</text:span><text:span text:style-name="T25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5">Причина: </text:span><text:span text:style-name="T5">проход как по числам -- справа налево с выравниванием по правому краю – </text:span><text:soft-page-break/><text:span text:style-name="T5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69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67"/>
      <text:list xml:id="list1432203060" text:continue-list="list1595220184" text:style-name="L54">
        <text:list-item>
          <text:p text:style-name="P274">lesson.22.tar.bz2</text:p>
        </text:list-item>
      </text:list>
      <text:p text:style-name="P52"/>
      <text:p text:style-name="P67">Работа с юникодом</text:p>
      <text:p text:style-name="P67"/>
      <text:p text:style-name="P52">Показать, зачем нужно устанавливать default_external</text:p>
      <text:p text:style-name="P52"/>
      <text:p text:style-name="P52">&gt; test_russian_utf8 test_russian_utf8.txt</text:p>
      <text:p text:style-name="P52"/>
      <text:p text:style-name="P52">&gt;&gt;&gt; Закоментировать установку кодировки и увидеть</text:p>
      <text:p text:style-name="P52">&gt;&gt;&gt; слово разбивается на байты</text:p>
      <text:p text:style-name="P52">&gt;&gt;&gt; количество разбиений - в два раза больше</text:p>
      <text:p text:style-name="P52"/>
      <text:p text:style-name="P67">Преобразование регистра написания</text:p>
      <text:p text:style-name="P67"/>
      <text:p text:style-name="P52">&gt; test_russian_utf8_2 test_russian_utf8.txt</text:p>
      <text:p text:style-name="P52"/>
      <text:p text:style-name="P52">Разработчиками было принято решение не поддерживать регистровые преобразования в ядре языка.</text:p>
      <text:p text:style-name="P67"/>
      <text:p text:style-name="P52">1) потому что оно локаль-зависимое (пример с турецким I). Выполение программы не должно зависеть от локали.</text:p>
      <text:p text:style-name="P52"/>
      <text:p text:style-name="P52">2) некоторые преобразования не биективны (не взаимно-однозначны)</text:p>
      <text:p text:style-name="P52"><text:tab/>e.g. German <text:span text:style-name="T71">ß</text:span> --&gt; SS но не всякое SS -&gt; <text:span text:style-name="T71">ß</text:span></text:p>
      <text:p text:style-name="P52"/>
      <text:p text:style-name="P52">&gt;&gt;&gt; переписка Мацумото: http://blade.nagaokaut.ac.jp/cgi-bin/scat.rb/ruby/ruby-core/19384</text:p>
      <text:p text:style-name="P52"/>
      <text:p text:style-name="P52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2"/>
      <text:p text:style-name="P52">Преобразование регистра: Решение</text:p>
      <text:p text:style-name="P52"/>
      <text:p text:style-name="P52">1. Использовать механизм Multibyte из ActiveSupport</text:p>
      <text:p text:style-name="P52"/>
      <text:p text:style-name="P52">shell &gt; gem install active_support i18n</text:p>
      <text:p text:style-name="P52"/>
      <text:p text:style-name="P52">ruby&gt; require 'active_support/lazy_load_hooks' # may not be necessary</text:p>
      <text:p text:style-name="P52">ruby&gt; require 'active_support/core_ext/string'</text:p>
      <text:p text:style-name="P52">ruby&gt; 'ящериц'.mb_chars.upcase<text:span text:style-name="T1">.to_s</text:span></text:p>
      <text:p text:style-name="P52">=&gt; "ЯЩЕРИЦ"</text:p>
      <text:p text:style-name="P52"/>
      <text:p text:style-name="P52">2. или gem (пакет) unicode_utils (http://unicode-utils.rubyforge.org/)</text:p>
      <text:p text:style-name="P52"/>
      <text:p text:style-name="P52">shell&gt; gem install unicode_utils</text:p>
      <text:p text:style-name="P52"/>
      <text:p text:style-name="P52">&gt; require 'unicode_utils'</text:p>
      <text:p text:style-name="P52"><text:soft-page-break/>&gt; UnicodeUtils.upcase('ящериц') </text:p>
      <text:p text:style-name="P52"><text:s/>=&gt; "ЯЩЕРИЦ"</text:p>
      <text:p text:style-name="P52"/>
      <text:p text:style-name="P67">Установка гемов в пользовательскую директорию</text:p>
      <text:p text:style-name="P67"/>
      <text:p text:style-name="P52">1. установить при помощи пакетного менеджера gem</text:p>
      <text:p text:style-name="P52"/>
      <text:p text:style-name="P52">см. http://guides.rubygems.org/faqs/#user-install</text:p>
      <text:p text:style-name="P52"/>
      <text:p text:style-name="P52">&gt; gem1.9.1 install <text:span text:style-name="T1">--user-install</text:span> active_support i18n</text:p>
      <text:p text:style-name="P52"/>
      <text:p text:style-name="P52">2. настроить окружение (.bashrc) и перестартовать терминал</text:p>
      <text:p text:style-name="P52"/>
      <text:p text:style-name="P52">if which ruby &gt;/dev/null &amp;&amp; which gem &gt;/dev/null; then </text:p>
      <text:p text:style-name="P52"><text:s text:c="4"/>PATH="$(ruby -rubygems -e 'puts Gem.user_dir')/bin:$PATH" </text:p>
      <text:p text:style-name="P52">fi</text:p>
      <text:p text:style-name="P52"/>
      <text:p text:style-name="P52">&gt;&gt;&gt; Вопрос: что делает вышеуказанная команда?</text:p>
      <text:p text:style-name="P52"/>
      <text:p text:style-name="P52">3. добавляет в переменную PATH новый путь</text:p>
      <text:p text:style-name="P52"/>
      <text:p text:style-name="P52">&gt;echo $(ruby -rubygems -e 'puts Gem.user_dir') <text:s text:c="10"/></text:p>
      <text:p text:style-name="P52">#=&gt; /home/krot/.gem/ruby/1.9.1 </text:p>
      <text:p text:style-name="P52"/>
      <text:p text:style-name="P57">Задание по CRF вставлено сразу после первого слайда по CRF (стр. 165+)</text:p>
      <text:p text:style-name="P57"/>
      <text:p text:style-name="P52">&gt;&gt;&gt; Для запускания скриптов использовать версию: /shared/syntagma2/krot/prosaos/prosao1_2013_11_19.crf/bin/work.textspacer</text:p>
      <text:p text:style-name="P52"/>
      <text:p text:style-name="P67">Стадии выполнения задания по TextSpacer</text:p>
      <text:p text:style-name="P67"/>
      <text:p text:style-name="P52">1. решить, какой нужен тагсет для решения задачи.</text:p>
      <text:p text:style-name="P52"/>
      <text:p text:style-name="P52">&gt;&gt;&gt; изучить входные данные из train и test</text:p>
      <text:p text:style-name="P52"/>
      <text:p text:style-name="P52"><text:tab/>test.txt -- в таком виде будут приходить данные в момент использования модели.</text:p>
      <text:p text:style-name="P52"><text:tab/>Видно, что это не задача токенизации (знаки препинания отрывать не надо)</text:p>
      <text:p text:style-name="P52"/>
      <text:p text:style-name="P52">Тагсет должен быть таким, чтобы он позволял выполнить задачу - вставить пробелы. Он должен сообщать, куда вставляется пробел.</text:p>
      <text:p text:style-name="P52"/>
      <text:p text:style-name="P52">SL<text:tab/>пробел слева</text:p>
      <text:p text:style-name="P52">SR<text:tab/>пробел справа</text:p>
      <text:p text:style-name="P52">SB<text:tab/>пробелы по обе стороны от символа</text:p>
      <text:p text:style-name="P52"/>
      <text:p text:style-name="P52">или, глядя со стороны слов, другие теги</text:p>
      <text:p text:style-name="P52"/>
      <text:p text:style-name="P52">SI<text:tab/>начальный символ слова</text:p>
      <text:p text:style-name="P52">SM<text:tab/>серединный символ слова</text:p>
      <text:p text:style-name="P52">SL<text:tab/>последний символ слова</text:p>
      <text:p text:style-name="P52">SW<text:tab/>символ-слово</text:p>
      <text:p text:style-name="P52"><text:soft-page-break/></text:p>
      <text:p text:style-name="P52">!!! Задание: заполните необходимые секции в конфигурационном файле</text:p>
      <text:p text:style-name="P52"/>
      <text:p text:style-name="P52">Начальный скрипт: crf_text_spacer_stub.cfg</text:p>
      <text:p text:style-name="P52"/>
      <text:p text:style-name="P52">описание: http://syn-proc5/wiki/crf/</text:p>
      <text:p text:style-name="P52"/>
      <text:p text:style-name="P52">2. подготовить корпусов (test и train)</text:p>
      <text:p text:style-name="P52"/>
      <text:p text:style-name="P52">Требования:</text:p>
      <text:p text:style-name="P52"/>
      <text:p text:style-name="P52">а) реальные данные будут приходить в том виде, как дано в тестировочном корпусе -- пляшем от тестировочного корпуса</text:p>
      <text:p text:style-name="P52"/>
      <text:p text:style-name="P52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2"/>
      <text:p text:style-name="P52">в) формат, понятный утилитам syn{ll,b}_crf</text:p>
      <text:p text:style-name="P52"/>
      <text:p text:style-name="P52"><text:tab/>слово \tab тег</text:p>
      <text:p text:style-name="P52"><text:tab/>слово \tab тег</text:p>
      <text:p text:style-name="P52"><text:tab/>[между параграфами - одна или более пустых строк]</text:p>
      <text:p text:style-name="P52"><text:tab/>слово \tab тег</text:p>
      <text:p text:style-name="P52"><text:tab/>слово \tab тег</text:p>
      <text:p text:style-name="P52"><text:tab/>...</text:p>
      <text:p text:style-name="P52"/>
      <text:p text:style-name="P52">Вопрос: Что будет "словом" в данной задаче?</text:p>
      <text:p text:style-name="P52">Ответ: один символ</text:p>
      <text:p text:style-name="P52"/>
      <text:p text:style-name="P52">Итого, необходимые действия</text:p>
      <text:p text:style-name="P52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2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7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2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2"/>
      <text:p text:style-name="P52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2"/>
      <text:p text:style-name="P52">Причем, можно сделать один скрип для обработки двух файлов</text:p>
      <text:p text:style-name="P52">&gt;&gt;&gt; Вопрос: должен ли скрипт различать, с каким файлом он работает, с train или с test?</text:p>
      <text:p text:style-name="P52">&gt;&gt;&gt; Ответ: да.</text:p>
      <text:p text:style-name="P52">&gt;&gt;&gt; Вопрос: нужна ли опция, чтобы различать корпуса?</text:p>
      <text:p text:style-name="P52">&gt;&gt;&gt; Ответ: да, увы</text:p>
      <text:p text:style-name="P52"><text:tab/>Можно было бы распознать текст без пробелов, но одной - первой строки - для <text:soft-page-break/>этого может быть недостаточно.</text:p>
      <text:p text:style-name="P52"/>
      <text:p text:style-name="P52">&gt;&gt;&gt; Действие 3 - удаление пробелов из test.txt - не повредит, даже если будет выполнено.</text:p>
      <text:p text:style-name="P52"/>
      <text:p text:style-name="P52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2"/>
      <text:p text:style-name="P52">Опция --label-empty-lines уже реализована, по ней пустые строки в выдаче заменяются на #!#EMPTYLINE</text:p>
      <text:p text:style-name="P52"/>
      <text:p text:style-name="P52"><text:span text:style-name="T66">Начальный скрипт: v</text:span>erticalize_stub</text:p>
      <text:p text:style-name="P52"/>
      <text:p text:style-name="P52">Возможная реализация: verticalize</text:p>
      <text:p text:style-name="P52"/>
      <text:p text:style-name="P52">Ожидаемый выход:</text:p>
      <text:p text:style-name="P52"><text:tab/>test_short.txt <text:s text:c="2"/>-&gt; <text:s/>test_short.vert</text:p>
      <text:p text:style-name="P52"><text:tab/>train_short.txt <text:s/>-&gt; <text:s/>train_short.vert</text:p>
      <text:p text:style-name="P52"/>
      <text:p text:style-name="P52">&gt; cat train_short.vert | grep -v SM</text:p>
      <text:p text:style-name="P52"/>
      <text:p text:style-name="P52">3. Конфигурирование CRFа и навешивание фич при помощи шаблонизатора</text:p>
      <text:p text:style-name="P52"/>
      <text:p text:style-name="P52">Сам по себе символ уже является property, и из него можно создать ряд фич.</text:p>
      <text:p text:style-name="P52"/>
      <text:p text:style-name="P52">Общий вид шаблона для униграмных фич:</text:p>
      <text:p text:style-name="P52">UG<text:tab/>NAME<text:tab/><text:tab/>LINENUM,FIELDNUM<text:tab/>[LINENUM,FIELDNUM]</text:p>
      <text:p text:style-name="P52"/>
      <text:p text:style-name="P52">Например:</text:p>
      <text:p text:style-name="P52"># current character text</text:p>
      <text:p text:style-name="P52">UG<text:tab/>CW<text:tab/>0,0</text:p>
      <text:p text:style-name="P52"># previous character text</text:p>
      <text:p text:style-name="P52">UG<text:tab/>PW<text:tab/>-1,0</text:p>
      <text:p text:style-name="P52"># previous character combined with the current character</text:p>
      <text:p text:style-name="P52">UG<text:tab/>PCW<text:tab/>-1,0<text:tab/>0,0</text:p>
      <text:p text:style-name="P52"/>
      <text:p text:style-name="P52">Задание: добавьте шаблоны для генерации следующих фич</text:p>
      <text:p text:style-name="P52"/>
      <text:p text:style-name="P52"><text:tab/>current character</text:p>
      <text:p text:style-name="P52"><text:tab/>previous character</text:p>
      <text:p text:style-name="P52"><text:tab/>next character</text:p>
      <text:p text:style-name="P52"><text:tab/>previous character + current character</text:p>
      <text:p text:style-name="P52"><text:tab/>current character + next character</text:p>
      <text:p text:style-name="P52"><text:tab/>previous character + current character + next character</text:p>
      <text:p text:style-name="P52"/>
      <text:p text:style-name="P52">Вопрос: какие значения должны иметь переменные</text:p>
      <text:p text:style-name="P52"><text:tab/>STR_WORD_FIELDS_COUNT</text:p>
      <text:p text:style-name="P52"><text:tab/>INT_WORD_FIELDS_COUNT</text:p>
      <text:p text:style-name="P52">Ответ: 1 и 0 соответственно</text:p>
      <text:p text:style-name="P52"/>
      <text:p text:style-name="P52">Задание: включите бинарную фичу, которая бы использовала соседние теги.</text:p>
      <text:p text:style-name="P52"><text:soft-page-break/></text:p>
      <text:p text:style-name="P52">4. Навешивание properties</text:p>
      <text:p text:style-name="P52"/>
      <text:p text:style-name="P52">Если нужны дополнительные свойства, то их можно добавить в файл, который идет на вход утилитам CRF</text:p>
      <text:p text:style-name="P52"/>
      <text:p text:style-name="P52"><text:tab/>слово \tab PROP1 \tab PROP2 \tab тег</text:p>
      <text:p text:style-name="P52"><text:tab/>слово \tab PROP1 \tab PROP2 \tab тег</text:p>
      <text:p text:style-name="P52"/>
      <text:p text:style-name="P52">Дополнительно, в конфигурационном файле необходимо:</text:p>
      <text:p text:style-name="P52">1) изменить значения переменных STR_WORD_FIELDS_COUNT и INT_WORD_FIELDS_COUNT</text:p>
      <text:p text:style-name="P52">2) написать шаблоны для преобразования свойств в фичи</text:p>
      <text:p text:style-name="P52"/>
      <text:p text:style-name="P52">Задание: используйте скрипт assign_properties, чтобы добавить как отдельное свойство текст символа в нижнем регистре.</text:p>
      <text:p text:style-name="P52">&gt;&gt;&gt; символ в оригинаальном регистре полезен, чтобы распознавать начало предложения</text:p>
      <text:p text:style-name="P52">&gt;&gt;&gt; может быть полезным для того, чтобы модель тренировалась узнавать приставки. тут уже регистр не важен.</text:p>
      <text:p text:style-name="P52"/>
      <text:p text:style-name="P52">5. Запуск тренировки</text:p>
      <text:p text:style-name="P52"/>
      <text:p text:style-name="P52">корпус статичен, его изменять на надо</text:p>
      <text:p text:style-name="P52">корпус -&gt; файл-с-пропертями -&gt; synll_crf</text:p>
      <text:p text:style-name="P52"/>
      <text:p text:style-name="P52">cat train.txt | assign_properties | synb_crf --bin=model.bin --min-feat=2 --config=crf_text_spacer.cfg</text:p>
      <text:p text:style-name="P52"/>
      <text:p text:style-name="P52">см. пайп в скрипте train_crf</text:p>
      <text:p text:style-name="P52"/>
      <text:p text:style-name="P55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2"/>
      <text:p text:style-name="P52">пример вывода в процессе тренировки: synb_crf.log</text:p>
      <text:p text:style-name="P52">1) Exit code of training procedure: 1 -- это хорошо</text:p>
      <text:p text:style-name="P52">2) err=0.0642554 -- значение cost function. чем меньше, тем лучше. CRF тренируется пока ему удается уменьшать это значение.</text:p>
      <text:p text:style-name="P52"/>
      <text:p text:style-name="P52">Если synb_crf выдает такое сообщение, то надо уменьшать корпус</text:p>
      <text:p text:style-name="P52">terminate called after throwing an instance of 'std::bad_alloc' </text:p>
      <text:p text:style-name="P52"><text:s text:c="2"/>what(): <text:s/>std::bad_alloc</text:p>
      <text:p text:style-name="P52"/>
      <text:p text:style-name="P55">6. Тестирование на test.txt или применение в боевых условиях</text:p>
      <text:p text:style-name="P55"/>
      <text:p text:style-name="P55">cat test.txt | assign_properties <text:s/>| synll_crf --bin=model.bin</text:p>
      <text:p text:style-name="P55"/>
      <text:p text:style-name="P52"/>
      <text:p text:style-name="P52"><text:soft-page-break/>7. Вставка пробелов по вычисленным тегам.</text:p>
      <text:p text:style-name="P52"/>
      <text:p text:style-name="P52">Задание: разработайте скрипт, вставляющий пробелы в текст согласно тегов, вычисленных моделью.</text:p>
      <text:p text:style-name="P52"/>
      <text:p text:style-name="P52">Скрипт должен уметь принимать данные с любым количеством полей:</text:p>
      <text:p text:style-name="P52"><text:tab/>restore_spaces.1.in</text:p>
      <text:p text:style-name="P52"><text:tab/>restore_spac<text:tab/>es.2.in</text:p>
      <text:p text:style-name="P52">Ожидаемых выход для обоих входных файлов одинаковый:</text:p>
      <text:p text:style-name="P52"><text:tab/>restore_spaces.all.out</text:p>
      <text:p text:style-name="P52"/>
      <text:p text:style-name="P52">Скрипт должен распознавать метку #!#EMPTYLINE и вставлять вместо нее пустую строку. Эта логика уже реализована.</text:p>
      <text:p text:style-name="P52"/>
      <text:p text:style-name="P52">Начальный скрипт: restores_spaces_stub</text:p>
      <text:p text:style-name="P52">Возможная реализация: restores_spaces</text:p>
      <text:p text:style-name="P52"/>
      <text:p text:style-name="P55">Now you can submit the test.txt file with restored spaces to the contest by copying it into predefined directory.</text:p>
      <text:p text:style-name="P56"/>
      <text:p text:style-name="P56"/>
      <text:p text:style-name="P56"/>
      <text:p text:style-name="P56"/>
      <text:p text:style-name="P5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787266204" text:continue-numbering="true" text:style-name="L54">
        <text:list-item>
          <text:p text:style-name="P225">lesson.23.tar.bz2</text:p>
        </text:list-item>
      </text:list>
      <text:p text:style-name="P52"/>
      <text:p text:style-name="P67">Running commands from Ruby script</text:p>
      <text:p text:style-name="P67"/>
      <text:p text:style-name="P57">http://stackoverflow.com/questions/2232/calling-bash-commands-from-ruby</text:p>
      <text:p text:style-name="P57"/>
      <text:p text:style-name="P5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3">Some things to think about when choosing between these mechanisms are:</text:p>
            <text:list xml:id="list1223072803" text:style-name="L57">
              <text:list-item>
                <text:p text:style-name="P303">Do you just want stdout or do you need stderr as well? or even separated out? </text:p>
              </text:list-item>
              <text:list-item>
                <text:p text:style-name="P303">How big is your output? Do you want to hold the entire result in memory? </text:p>
              </text:list-item>
              <text:list-item>
                <text:p text:style-name="P303">Do you want to read some of your output while the subprocess is still running? </text:p>
              </text:list-item>
              <text:list-item>
                <text:p text:style-name="P303">Do you need result codes? </text:p>
              </text:list-item>
              <text:list-item>
                <text:p text:style-name="P304">Do you need a ruby object that represents the process and lets you kill it on demand? </text:p>
              </text:list-item>
            </text:list>
            <text:p text:style-name="P203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3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><text:soft-page-break/></text:p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><text:soft-page-break/></text:p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66"><text:tab/>IO</text:span>.<text:span text:style-name="T66">popen</text:span>("date") { <text:span text:style-name="T66">|</text:span><text:span text:style-name="T66">io</text:span><text:span text:style-name="T66">|</text:span> <text:span text:style-name="T66">puts</text:span> <text:span text:style-name="T66">io</text:span>.<text:span text:style-name="T66">gets</text:span> }</text:p>
      <text:p text:style-name="P16"><text:soft-page-break/></text:p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66"><text:tab/></text:span><text:span text:style-name="T66">io = </text:span><text:span text:style-name="T66">IO</text:span>.<text:span text:style-name="T66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<text:soft-page-break/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444646103" text:style-name="L58">
        <text:list-item>
          <text:p text:style-name="P228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8">какие способы позволяют забрать выход выполненной программы? - `cmd`, <text:s/>%x{cmd}, IO.popen</text:p>
        </text:list-item>
        <text:list-item>
          <text:p text:style-name="P228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8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8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8">Годиться ли IO.popen для запуска только лишь одиночных команд? – нет, и для пайпов тоже</text:p>
        </text:list-item>
        <text:list-item>
          <text:p text:style-name="P228">Как передать данные на вход команде/пайпу, открытому при помощи IO.popen – IO#puts</text:p>
        </text:list-item>
        <text:list-item>
          <text:p text:style-name="P265"><text:span text:style-name="T5">Как забрать данные? – IO</text:span><text:span text:style-name="T5">#</text:span><text:span text:style-name="T5">gets</text:span></text:p>
        </text:list-item>
        <text:list-item>
          <text:p text:style-name="P228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8"><text:s/>Как бороться с буферизацией? – stdbuf, --flush</text:p>
        </text:list-item>
        <text:list-item>
          <text:p text:style-name="P228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8">Какие режимы открывания файла/пайпа есть - r, w, a и r+, w+, a+</text:p>
        </text:list-item>
        <text:list-item>
          <text:p text:style-name="P228">чем отличается w от a?</text:p>
        </text:list-item>
        <text:list-item>
          <text:p text:style-name="P228">Как нужно открыть пайп, чтобы иметь возможность как писать в него, так и читать? – r+ или w+</text:p>
        </text:list-item>
        <text:list-item>
          <text:p text:style-name="P228">В чем отличие r+ от w+ – при открытии файла, r+ ругнется, если файла нет. w+ просто его создаст</text:p>
        </text:list-item>
        <text:list-item>
          <text:p text:style-name="P228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7">По CRF можно сделать</text:p>
      <text:p text:style-name="P67"/>
      <text:p text:style-name="P56">Нужны слайды</text:p>
      <text:p text:style-name="P56"/>
      <text:list xml:id="list1254108616" text:style-name="L59">
        <text:list-item>
          <text:p text:style-name="P229">еще раз рассказать, что assign_properties необязателен (изменен слайд 175)</text:p>
        </text:list-item>
        <text:list-item>
          <text:p text:style-name="P229">разбор assign_properties</text:p>
        </text:list-item>
        <text:list-item>
          <text:p text:style-name="P229">разобрать скрипт verticalize</text:p>
        </text:list-item>
        <text:list-item>
          <text:p text:style-name="P229">объяснить: word, *tmp, tag = line.split</text:p>
        </text:list-item>
        <text:list-item>
          <text:p text:style-name="P229"><text:soft-page-break/>реализовать restore_spaces (slide 178). показать, как его тестировать на исходном train.vert с эталонными тегами.</text:p>
          <text:p text:style-name="P229"/>
        </text:list-item>
      </text:list>
      <text:p text:style-name="P52">моя рабочая директория с пробелизатором:</text:p>
      <text:p text:style-name="P52">/shared/syntagma2/krot/prosaos/prosao1_2013_11_19.crf/bin/work.textspacer</text:p>
      <text:p text:style-name="P52"/>
      <text:p text:style-name="P67">Нужны слайды</text:p>
      <text:p text:style-name="P67"/>
      <text:p text:style-name="P56">Можно ли задать пайп через массив – нет</text:p>
      <text:p text:style-name="P56"><text:span text:style-name="T65">Если задать одной строкой, то как передать </text:span>окружение?</text:p>
      <text:p text:style-name="P56">Работает ли механизм env в 2.0</text:p>
      <text:p text:style-name="P56">Работает ли механизм cmd-на-массиве в 1.9</text:p>
      <text:p text:style-name="P56"/>
      <text:p text:style-name="P56"><text:span text:style-name="T65">Передается ли env на все команды? А как в </text:span>баше?</text:p>
      <text:p text:style-name="P56"/>
      <text:p text:style-name="P52"/>
      <text:p text:style-name="P13">Установка пользовательского окружения</text:p>
      <text:p text:style-name="P2"/>
      <text:p text:style-name="P2">параметр env в ruby 2.0</text:p>
      <text:p text:style-name="P50"/>
      <text:p text:style-name="P49"><text:span text:style-name="T72"><text:tab/>IO.popen([</text:span><text:span text:style-name="T73">env</text:span>,] cmd, mode="r" [, opt])</text:p>
      <text:p text:style-name="P2"/>
      <text:p text:style-name="P16"><text:span text:style-name="T65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6"/></text:span></text:p>
      <text:p text:style-name="Standard"><text:span text:style-name="Source_20_Text"><text:span text:style-name="T6">Самостоятельно, по желанию</text:span></text:span></text:p>
      <text:p text:style-name="Standard"/>
      <text:p text:style-name="P18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6"/></text:span></text:p>
      <text:p text:style-name="Standard"><text:span text:style-name="Source_20_Text"><text:span text:style-name="T6">РВ можно метчить двумя способами</text:span></text:span></text:p>
      <text:p text:style-name="Standard"><text:span text:style-name="Source_20_Text"><text:span text:style-name="T6">str =~ re или re =~ str <text:s/>#=&gt; возвращается число или nil</text:span></text:span></text:p>
      <text:p text:style-name="Standard"><text:span text:style-name="Source_20_Text"><text:span text:style-name="T6">str.match(re) или re.match(str) #=&gt; возвращается объект класса MatchData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бъект класса MatchData инкапсулирует информацию о метче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Это равнозначные конструкции.</text:span></text:span></text:p>
      <text:p text:style-name="Standard"><text:span text:style-name="Source_20_Text"><text:span text:style-name="T6">&gt;&gt;&gt; Объясните, как работают эти if-ы.</text:span></text:span></text:p>
      <text:p text:style-name="Standard"><text:span text:style-name="Source_20_Text"><text:span text:style-name="T6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6">if /l*o/.match(“hello”)</text:span></text:span></text:p>
            <text:p text:style-name="Standard"><text:span text:style-name="Source_20_Text"><text:span text:style-name="T6"><text:s text:c="2"/># are we here?</text:span></text:span></text:p>
            <text:p text:style-name="Standard"><text:span text:style-name="Source_20_Text"><text:span text:style-name="T6">end</text:span></text:span></text:p>
          </table:table-cell>
          <table:table-cell table:style-name="Table26.B1" office:value-type="string">
            <text:p text:style-name="Standard"><text:span text:style-name="Source_20_Text"><text:span text:style-name="T6">if “hello” =~ /l*o/</text:span></text:span></text:p>
            <text:p text:style-name="Standard"><text:span text:style-name="Source_20_Text"><text:span text:style-name="T6"><text:s text:c="2"/># are we here?</text:span></text:span></text:p>
            <text:p text:style-name="Standard"><text:span text:style-name="Source_20_Text"><text:span text:style-name="T6">end</text:span></text:span></text:p>
          </table:table-cell>
        </table:table-row>
      </table:table>
      <text:p text:style-name="Standard"><text:span text:style-name="Source_20_Text"><text:span text:style-name="T6"/></text:span></text:p>
      <text:p text:style-name="Standard"><text:span text:style-name="Source_20_Text"><text:span text:style-name="T6">Будет ли работать вот такое условие? Чем будет равна переменная md</text:span></text:span></text:p>
      <text:p text:style-name="Standard"><text:span text:style-name="Source_20_Text"><text:span text:style-name="T6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6">if md = “hello”.match(/l*o/)</text:span></text:span></text:p>
            <text:p text:style-name="Standard"><text:span text:style-name="Source_20_Text"><text:span text:style-name="T6"><text:s text:c="2"/># are we here?</text:span></text:span></text:p>
            <text:p text:style-name="Standard"><text:span text:style-name="Source_20_Text"><text:span text:style-name="T6">end</text:span></text:span></text:p>
            <text:p text:style-name="Standard"><text:span text:style-name="Source_20_Text"><text:span text:style-name="T6"/></text:span></text:p>
            <text:p text:style-name="Standard"><text:span text:style-name="Source_20_Text"><text:span text:style-name="T6">будет работать, потому что md не nil</text:span></text:span></text:p>
            <text:p text:style-name="Standard"><text:span text:style-name="Source_20_Text"><text:span text:style-name="T6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6">if md = “hello” =~ /l*o/</text:span></text:span></text:p>
            <text:p text:style-name="Standard"><text:span text:style-name="Source_20_Text"><text:span text:style-name="T6"><text:s text:c="2"/># are we here?</text:span></text:span></text:p>
            <text:p text:style-name="Standard"><text:span text:style-name="Source_20_Text"><text:span text:style-name="T6">end</text:span></text:span></text:p>
            <text:p text:style-name="Standard"><text:span text:style-name="Source_20_Text"><text:span text:style-name="T6"/></text:span></text:p>
            <text:p text:style-name="Standard"><text:span text:style-name="Source_20_Text"><text:span text:style-name="T6">будет работать, то md здесь не MatchData, так как =~ не возвращает MatchData</text:span></text:span></text:p>
            <text:p text:style-name="Standard"><text:span text:style-name="Source_20_Text"><text:span text:style-name="T6">md = 2</text:span></text:span></text:p>
          </table:table-cell>
        </table:table-row>
      </table:table>
      <text:p text:style-name="Standard"><text:span text:style-name="Source_20_Text"><text:span text:style-name="T6"/></text:span></text:p>
      <text:p text:style-name="Standard"><text:span text:style-name="Source_20_Text"><text:span text:style-name="T6">см. lesson.25/match_data/test_match_data_1</text:span></text:span></text:p>
      <text:p text:style-name="Standard"><text:span text:style-name="Source_20_Text"><text:span text:style-name="T6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6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 “hello, world” =~ /(l*o),\s(\w+)/</text:span></text:span></text:p>
      <text:p text:style-name="Standard"><text:span text:style-name="Source_20_Text"><text:span text:style-name="T6"><text:tab/>puts $1 #=&gt; llo</text:span></text:span></text:p>
      <text:p text:style-name="Standard"><text:span text:style-name="Source_20_Text"><text:span text:style-name="T6"><text:tab/>puts $2 #=&gt; world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см. test_match_data_2</text:span></text:span></text:p>
      <text:p text:style-name="Standard"><text:span text:style-name="Source_20_Text"><text:span text:style-name="T6">&gt;&gt;&gt; демо для Regexp.last_match и $~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Если последующий метч был неуспешным, автоматические глобальные переменные <text:s/>сбрасываются в nil.</text:span></text:span></text:p>
      <text:p text:style-name="Standard"><text:span text:style-name="Source_20_Text"><text:span text:style-name="T6">&gt;&gt;&gt; Это то что надо!</text:span></text:span></text:p>
      <text:p text:style-name="Standard"><text:soft-page-break/><text:span text:style-name="Source_20_Text"><text:span text:style-name="T6"/></text:span></text:p>
      <text:p text:style-name="Standard"><text:span text:style-name="Source_20_Text"><text:span text:style-name="T6">см. test_match_data_6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9">Похоже, документация врет: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>Using =~ operator with a String and Regexp the $~ global variable is set after a successful match.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17">#чтотонетак!</text:span></text:span></text:p>
      <text:p text:style-name="Standard"><text:span text:style-name="Source_20_Text"><text:span text:style-name="T17"/></text:span></text:p>
      <text:p text:style-name="Standard"><text:span text:style-name="Source_20_Text"><text:span text:style-name="T6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см. test_match_data_7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7">Задания</text:span></text:span></text:p>
      <text:p text:style-name="Standard"><text:span text:style-name="Source_20_Text"><text:span text:style-name="T17"/></text:span></text:p>
      <text:p text:style-name="Standard"><text:span text:style-name="Source_20_Text"><text:span text:style-name="T6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6"><text:tab/>str = “Hello, World”</text:span></text:span></text:p>
      <text:p text:style-name="Standard"><text:span text:style-name="Source_20_Text"><text:span text:style-name="T6"><text:tab/>str =~ /[[:punct:]]/ &amp;&amp; str =~ /[[:upper:]]/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Результат какой из двух операций String#=~ будет доступен через Regexp.last_match?</text:span></text:span></text:p>
      <text:p text:style-name="Standard"><text:span text:style-name="Source_20_Text"><text:span text:style-name="T6">Ответ: второй, будет заметчена прописная H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str = “Hello, World”</text:span></text:span></text:p>
      <text:p text:style-name="Standard"><text:span text:style-name="Source_20_Text"><text:span text:style-name="T6"><text:tab/>str =~ /[[:punct:]]/ || str =~ /[[:upper:]]/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твет: первой, будет заметчен знак пунктуации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6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6">&gt;&gt;&gt; если убрать скобки, получится жопа</text:span></text:span></text:p>
      <text:p text:style-name="Standard"><text:span text:style-name="Source_20_Text"><text:span text:style-name="T6">&gt;&gt;&gt; md1 = md2 = str.match(/[[:upper:]]/)</text:span></text:span></text:p>
      <text:p text:style-name="Standard"><text:span text:style-name="Source_20_Text"><text:span text:style-name="T6">&gt;&gt;&gt; словно скобки расставлены вот так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md1 = </text:span></text:span><text:span text:style-name="Source_20_Text"><text:span text:style-name="T10">(</text:span></text:span><text:span text:style-name="Source_20_Text"><text:span text:style-name="T6"> str.match(/[[:punct:]]/) &amp;&amp; </text:span></text:span><text:span text:style-name="Source_20_Text"><text:span text:style-name="T9">(</text:span></text:span><text:span text:style-name="Source_20_Text"><text:span text:style-name="T6"> md2 = str.match(/[[:upper:]]/) </text:span></text:span><text:span text:style-name="Source_20_Text"><text:span text:style-name="T9">)</text:span></text:span><text:span text:style-name="Source_20_Text"><text:span text:style-name="T6"> </text:span></text:span><text:span text:style-name="Source_20_Text"><text:span text:style-name="T10">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6"/></text:span></text:p>
      <text:p text:style-name="Standard"><text:span text:style-name="Source_20_Text"><text:span text:style-name="T17">Раздаточный материал</text:span></text:span></text:p>
      <text:p text:style-name="Standard"><text:span text:style-name="Source_20_Text"><text:span text:style-name="T17"/></text:span></text:p>
      <text:list xml:id="list2086970356" text:style-name="L60">
        <text:list-item>
          <text:p text:style-name="P266"><text:span text:style-name="Source_20_Text"><text:span text:style-name="T6">lesson.25.tar.bz2 (обновлен</text:span></text:span><text:span text:style-name="Source_20_Text"><text:span text:style-name="T6">ы </text:span></text:span><text:span text:style-name="Source_20_Text"><text:span text:style-name="T6">некоторые</text:span></text:span><text:span text:style-name="Source_20_Text"><text:span text:style-name="T6"> скрипты </text:span></text:span><text:span text:style-name="Source_20_Text"><text:span text:style-name="T6">+ пара новых скр</text:span></text:span><text:span text:style-name="Source_20_Text"><text:span text:style-name="T6">и</text:span></text:span><text:span text:style-name="Source_20_Text"><text:span text:style-name="T6">птов</text:span></text:span><text:span text:style-name="Source_20_Text"><text:span text:style-name="T6">)</text:span></text:span></text:p>
        </text:list-item>
      </text:list>
      <text:p text:style-name="Standard"><text:span text:style-name="Source_20_Text"><text:span text:style-name="T6"/></text:span></text:p>
      <text:p text:style-name="Standard"><text:span text:style-name="Source_20_Text"><text:span text:style-name="T17">Вопросы</text:span></text:span></text:p>
      <text:p text:style-name="Standard"><text:span text:style-name="Source_20_Text"><text:span text:style-name="T17"/></text:span></text:p>
      <text:list xml:id="list2049165206" text:style-name="L61">
        <text:list-item>
          <text:p text:style-name="P267"><text:span text:style-name="Source_20_Text"><text:span text:style-name="T6">Есть два способа метчить строку и РВ, используя метод =~ и метод .match. Эти методы явля</text:span></text:span><text:span text:style-name="Source_20_Text"><text:span text:style-name="T6">ю</text:span></text:span><text:span text:style-name="Source_20_Text"><text:span text:style-name="T6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7"><text:span text:style-name="Source_20_Text"><text:span text:style-name="T6">В чем отличия методов =~ и .match? – в возвращаемом значении?</text:span></text:span></text:p>
        </text:list-item>
        <text:list-item>
          <text:p text:style-name="P267"><text:span text:style-name="Source_20_Text"><text:span text:style-name="T6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7"><text:span text:style-name="Source_20_Text"><text:span text:style-name="T6">Что такое MatchData ? В какой момент появляется объект этого класса?</text:span></text:span></text:p>
        </text:list-item>
        <text:list-item>
          <text:p text:style-name="P267"><text:span text:style-name="Source_20_Text"><text:span text:style-name="T6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7"><text:span text:style-name="Source_20_Text"><text:span text:style-name="T6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6">метод =~ не возвращает объект класса MatchData</text:span></text:span></text:p>
        </text:list-item>
        <text:list-item>
          <text:p text:style-name="P267"><text:span text:style-name="Source_20_Text"><text:span text:style-name="T6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6">(nil)</text:span></text:span></text:p>
        </text:list-item>
        <text:list-item>
          <text:p text:style-name="P267"><text:span text:style-name="Source_20_Text"><text:span text:style-name="T6">Можно ли утверждать, ч</text:span></text:span><text:span text:style-name="Source_20_Text"><text:span text:style-name="T6">то г</text:span></text:span><text:span text:style-name="Source_20_Text"><text:span text:style-name="T6">лобальные переменные </text:span></text:span><text:span text:style-name="Source_20_Text"><text:span text:style-name="T6">Regexp.last_match и </text:span></text:span><text:span text:style-name="Source_20_Text"><text:span text:style-name="T6">$~, $1, $2 </text:span></text:span><text:span text:style-name="Source_20_Text"><text:span text:style-name="T6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6">– нет, эти переменные ведут себя как локальные переменные. Еще раз показать </text:span></text:span><text:span text:style-name="Source_20_Text"><text:span text:style-name="T6">(</text:span></text:span><text:span text:style-name="Source_20_Text"><text:span text:style-name="T12">обновленный</text:span></text:span><text:span text:style-name="Source_20_Text"><text:span text:style-name="T6">) </text:span></text:span><text:span text:style-name="Source_20_Text"><text:span text:style-name="T6">скрипт lesson.25/match_data/test_match_data_7. </text:span></text:span><text:span text:style-name="Source_20_Text"><text:span text:style-name="T12">слайд 212</text:span></text:span></text:p>
        </text:list-item>
      </text:list>
      <text:p text:style-name="Standard"><text:span text:style-name="Source_20_Text"><text:span text:style-name="T17"/></text:span></text:p>
      <text:p text:style-name="Standard"><text:span text:style-name="Source_20_Text"><text:span text:style-name="T17">Matching metacharacters</text:span></text:span></text:p>
      <text:p text:style-name="Standard"><text:span text:style-name="Source_20_Text"><text:span text:style-name="T17"/></text:span></text:p>
      <text:p text:style-name="Standard"><text:span text:style-name="Source_20_Text"><text:span text:style-name="T11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>+ разбор скриптов find_words_with_regexp/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9"/></text:span></text:p>
      <text:p text:style-name="Standard"><text:span text:style-name="Source_20_Text"><text:span text:style-name="T17">Matching</text:span></text:span></text:p>
      <text:p text:style-name="Standard"><text:span text:style-name="Source_20_Text"><text:span text:style-name="T17"/></text:span></text:p>
      <text:p text:style-name="Standard"><text:span text:style-name="Source_20_Text"><text:span text:style-name="T6">str = “X_NN provides_VBZ a_AT flexible_JJ and_CC powerful_JJ Y_NN for_IN Z_NN”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md = str.match(/\w+_JJ[RT]? \w+_CC \w+_JJ[RT]?/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&gt; md.pre_match </text:span></text:span></text:p>
      <text:p text:style-name="Standard"><text:span text:style-name="Source_20_Text"><text:span text:style-name="T6">=&gt; "X_NN provides_VBZ a_AT " </text:span></text:span></text:p>
      <text:p text:style-name="Standard"><text:soft-page-break/><text:span text:style-name="Source_20_Text"><text:span text:style-name="T6"/></text:span></text:p>
      <text:p text:style-name="Standard"><text:span text:style-name="Source_20_Text"><text:span text:style-name="T6">&gt; md.post_match </text:span></text:span></text:p>
      <text:p text:style-name="Standard"><text:span text:style-name="Source_20_Text"><text:span text:style-name="T6">=&gt; " Y_NN for_IN Z_NN"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&gt; md[0] </text:span></text:span></text:p>
      <text:p text:style-name="Standard"><text:span text:style-name="Source_20_Text"><text:span text:style-name="T6">=&gt; "flexible_JJ and_CC powerful_JJ"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синонимы:</text:span></text:span></text:p>
      <text:p text:style-name="Standard"><text:span text:style-name="Source_20_Text"><text:span text:style-name="T6">$` то же, что и MatchData#pre_match</text:span></text:span></text:p>
      <text:p text:style-name="Standard"><text:span text:style-name="Source_20_Text"><text:span text:style-name="T6">$' то же, что и MatchData#post_match</text:span></text:span></text:p>
      <text:p text:style-name="Standard"><text:span text:style-name="Source_20_Text"><text:span text:style-name="T6">$&amp; то же, что и MatchData#[0]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см. </text:span></text:span><text:span text:style-name="Source_20_Text"><text:span text:style-name="T11">lesson.25/</text:span></text:span><text:span text:style-name="Source_20_Text"><text:span text:style-name="T11">test_finding_all_matches_with_pos</text:span></text:span><text:span text:style-name="Source_20_Text"><text:span text:style-name="T11">t</text:span></text:span><text:span text:style-name="Source_20_Text"><text:span text:style-name="T11">_match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>Другие реализации этой же логики:</text:span></text:span></text:p>
      <text:p text:style-name="Standard"><text:span text:style-name="Source_20_Text"><text:span text:style-name="T11"><text:tab/>см. </text:span></text:span><text:span text:style-name="Source_20_Text"><text:span text:style-name="T11">lesson.25/</text:span></text:span><text:span text:style-name="Source_20_Text"><text:span text:style-name="T11">test_finding_all_matches </text:span></text:span><text:span text:style-name="Source_20_Text"><text:span text:style-name="T11">– рассмотреть позже, после Regexp#offset</text:span></text:span></text:p>
      <text:p text:style-name="Standard"><text:span text:style-name="Source_20_Text"><text:span text:style-name="T11"><text:tab/>см. </text:span></text:span><text:span text:style-name="Source_20_Text"><text:span text:style-name="T11">lesson.25/</text:span></text:span><text:span text:style-name="Source_20_Text"><text:span text:style-name="T11">test_finding_all_matches_with_</text:span></text:span><text:span text:style-name="Source_20_Text"><text:span text:style-name="T11">scan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>Подробнее о String#scan см. </text:span></text:span><text:span text:style-name="Source_20_Text"><text:span text:style-name="T11">lesson.25/test_scan</text:span></text:span></text:p>
      <text:p text:style-name="Standard"><text:span text:style-name="Source_20_Text"><text:span text:style-name="T11"/></text:span></text:p>
      <text:p text:style-name="P185"><text:span text:style-name="Source_20_Text"><text:span text:style-name="T9">TODO: доделать слайды для нижеследующего текста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7">Accessing backreferences</text:span></text:span></text:p>
      <text:p text:style-name="Standard"><text:span text:style-name="Source_20_Text"><text:span text:style-name="T17"/></text:span></text:p>
      <text:p text:style-name="Standard"><text:span text:style-name="Source_20_Text"><text:span text:style-name="T6">Как достать то, что было заметчено скобками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MatchData#captures =&gt; array </text:span></text:span><text:span text:style-name="Source_20_Text"><text:span text:style-name="T6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6">MatchData#[] </text:span></text:span><text:span text:style-name="Source_20_Text"><text:span text:style-name="T6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6">MatchData#to_a =&gt; array </text:span></text:span><text:span text:style-name="Source_20_Text"><text:span text:style-name="T6">– аналогично #[]</text:span></text:span></text:p>
      <text:p text:style-name="Standard"><text:span text:style-name="Source_20_Text"><text:span text:style-name="T6"><text:tab/>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str = “X_NN provides_VBZ a_AT flexible_JJ and_CC powerful_JJ Y_NN for_IN Z_NN”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md = str.match(/((\w+)_JJ[RT]?) (\w+)_CC ((\w+)_JJ[RT]?)/</text:span></text:span></text:p>
      <text:p text:style-name="Standard"><text:span text:style-name="Source_20_Text"><text:span text:style-name="T6">&gt;&gt;&gt; Как считать скобки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см. match_data/test_captures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то же, что и to_a,</text:span></text:span></text:p>
      <text:p text:style-name="Standard"><text:span text:style-name="Source_20_Text"><text:span text:style-name="T6">md[0] - вся заметченая строка</text:span></text:span></text:p>
      <text:p text:style-name="Standard"><text:span text:style-name="Source_20_Text"><text:span text:style-name="T6">md[1] - первая скобка</text:span></text:span></text:p>
      <text:p text:style-name="Standard"><text:span text:style-name="Source_20_Text"><text:span text:style-name="T6">md[2]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MatchData#to_a – также хранит весь метч, под индексом 0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parenthesis #0: flexible_JJ and_CC powerful_JJ </text:span></text:span></text:p>
      <text:p text:style-name="Standard"><text:span text:style-name="Source_20_Text"><text:span text:style-name="T6">parenthesis #1: flexible_JJ </text:span></text:span></text:p>
      <text:p text:style-name="Standard"><text:span text:style-name="Source_20_Text"><text:span text:style-name="T6">parenthesis #2: flexible </text:span></text:span></text:p>
      <text:p text:style-name="Standard"><text:span text:style-name="Source_20_Text"><text:span text:style-name="T6">parenthesis #3: and </text:span></text:span></text:p>
      <text:p text:style-name="Standard"><text:soft-page-break/><text:span text:style-name="Source_20_Text"><text:span text:style-name="T6">parenthesis #4: powerful_JJ </text:span></text:span></text:p>
      <text:p text:style-name="Standard"><text:span text:style-name="Source_20_Text"><text:span text:style-name="T6">parenthesis #5: powerful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MatchData#captures – только то, что попало в скобки, индексы смещены на 1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parenthesis #0: flexible_JJ </text:span></text:span></text:p>
      <text:p text:style-name="Standard"><text:span text:style-name="Source_20_Text"><text:span text:style-name="T6">parenthesis #1: flexible </text:span></text:span></text:p>
      <text:p text:style-name="Standard"><text:span text:style-name="Source_20_Text"><text:span text:style-name="T6">parenthesis #2: and </text:span></text:span></text:p>
      <text:p text:style-name="Standard"><text:span text:style-name="Source_20_Text"><text:span text:style-name="T6">parenthesis #3: powerful_JJ </text:span></text:span></text:p>
      <text:p text:style-name="Standard"><text:span text:style-name="Source_20_Text"><text:span text:style-name="T6">parenthesis #4: powerful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!!! Вопрос: что содержит глобальная переменная $0</text:span></text:span></text:p>
      <text:p text:style-name="Standard"><text:span text:style-name="Source_20_Text"><text:span text:style-name="T6">Ответ: имя скрипта, $0 не имеет отношения к MatchData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см. match_data/test_offsets<text:line-break/></text:span></text:span></text:p>
      <text:p text:style-name="Standard"><text:span text:style-name="Source_20_Text"><text:span text:style-name="T6">parenthesis #1: 'flexible_JJ', starts at 23, ends at 34, offset [23, 34]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md.begin(1) =&gt; 23</text:span></text:span></text:p>
      <text:p text:style-name="Standard"><text:span text:style-name="Source_20_Text"><text:span text:style-name="T6">md.end(1) =&gt; 34</text:span></text:span></text:p>
      <text:p text:style-name="Standard"><text:span text:style-name="Source_20_Text"><text:span text:style-name="T6">md.offset(1) =&gt; [23, 34]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6">Ответ: [23, 53]</text:span></text:span></text:p>
      <text:p text:style-name="Standard"><text:span text:style-name="Source_20_Text"><text:span text:style-name="T6">заменив на 0.upto(md.length-1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parenthesis #0: 'flexible_JJ and_CC powerful_JJ', starts at 23, ends at 53, offset [23, 53]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!!! Задание: </text:span></text:span><text:span text:style-name="Source_20_Text"><text:span text:style-name="T11">реализуйте функциональность поиска всех метчей в виде одного метода </text:span></text:span><text:span text:style-name="Source_20_Text"><text:span text:style-name="T11">all_matches</text:span></text:span><text:span text:style-name="Source_20_Text"><text:span text:style-name="T11">, </text:span></text:span><text:span text:style-name="Source_20_Text"><text:span text:style-name="T11">который возвращает массив объектов MatchData. П</text:span></text:span><text:span text:style-name="Source_20_Text"><text:span text:style-name="T11">оместите </text:span></text:span><text:span text:style-name="Source_20_Text"><text:span text:style-name="T11">этот </text:span></text:span><text:span text:style-name="Source_20_Text"><text:span text:style-name="T11">метод в модуль Syn (файл syn.rb), </text:span></text:span><text:span text:style-name="Source_20_Text"><text:span text:style-name="T11">так чтобы его можно было использовать вот таким способом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><text:tab/></text:span></text:span><text:span text:style-name="Source_20_Text"><text:span text:style-name="T11">matches = </text:span></text:span><text:span text:style-name="Source_20_Text"><text:span text:style-name="T11">Syn.all_matches</text:span></text:span><text:span text:style-name="Source_20_Text"><text:span text:style-name="T11">(</text:span></text:span><text:span text:style-name="Source_20_Text"><text:span text:style-name="T11">str, regexp</text:span></text:span><text:span text:style-name="Source_20_Text"><text:span text:style-name="T11">)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>начальный скрипт </text:span></text:span><text:span text:style-name="Source_20_Text"><text:span text:style-name="T11">(с тестами)</text:span></text:span><text:span text:style-name="Source_20_Text"><text:span text:style-name="T11">: lesson.2</text:span></text:span><text:span text:style-name="Source_20_Text"><text:span text:style-name="T11">5</text:span></text:span><text:span text:style-name="Source_20_Text"><text:span text:style-name="T11">/syn_stub.rb</text:span></text:span></text:p>
      <text:p text:style-name="Standard"><text:span text:style-name="Source_20_Text"><text:span text:style-name="T11">ответ: lesson.2</text:span></text:span><text:span text:style-name="Source_20_Text"><text:span text:style-name="T11">5</text:span></text:span><text:span text:style-name="Source_20_Text"><text:span text:style-name="T11">/syn.rb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>Чтобы выполнить тесты, необходимо запустить скрипт вот так: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><text:tab/></text:span></text:span><text:span text:style-name="Source_20_Text"><text:span text:style-name="T11">&gt; ruby syn.rb</text:span></text:span></text:p>
      <text:p text:style-name="Standard"><text:soft-page-break/><text:span text:style-name="Source_20_Text"><text:span text:style-name="T9"/></text:span></text:p>
      <text:p text:style-name="P131"><text:span text:style-name="Source_20_Text"><text:span text:style-name="T64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11"/></text:span></text:p>
      <text:p text:style-name="P132"><text:span text:style-name="Source_20_Text"><text:span text:style-name="T64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9"/></text:span></text:p>
      <text:p text:style-name="Standard"><text:span text:style-name="Source_20_Text"><text:span text:style-name="T9">TODO: в будущем, можно подмешать эти методы в классы String и Regexp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17">Памятка начинающего криптографа</text:span></text:span></text:p>
      <text:p text:style-name="Standard"><text:span text:style-name="Source_20_Text"><text:span text:style-name="T17"/></text:span></text:p>
      <text:p text:style-name="Standard"><text:span text:style-name="Source_20_Text"><text:span text:style-name="T6">Глобальные переменные, устанавливаемые операцией Regexp#match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Pattern matching sets some global variables : </text:span></text:span></text:p>
      <text:p text:style-name="Standard"><text:span text:style-name="Source_20_Text"><text:span text:style-name="T6">* $~ is equivalent to Regexp.last_match; </text:span></text:span></text:p>
      <text:p text:style-name="Standard"><text:span text:style-name="Source_20_Text"><text:span text:style-name="T6">* $&amp; contains the complete matched text; </text:span></text:span></text:p>
      <text:p text:style-name="Standard"><text:span text:style-name="Source_20_Text"><text:span text:style-name="T6">* $` contains string before match; </text:span></text:span></text:p>
      <text:p text:style-name="Standard"><text:span text:style-name="Source_20_Text"><text:span text:style-name="T6">* $' contains string after match; </text:span></text:span></text:p>
      <text:p text:style-name="Standard"><text:span text:style-name="Source_20_Text"><text:span text:style-name="T6">* $1, $2 and so on contain text matching first, second, etc capture group; </text:span></text:span></text:p>
      <text:p text:style-name="Standard"><text:span text:style-name="Source_20_Text"><text:span text:style-name="T6">* $+ contains last capture group.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7">Named groups/parenthesis</text:span></text:span></text:p>
      <text:p text:style-name="Standard"><text:span text:style-name="Source_20_Text"><text:span text:style-name="T17"/></text:span></text:p>
      <text:p text:style-name="Standard"><text:span text:style-name="Source_20_Text"><text:span text:style-name="T6">Скобкам внутри РВ можно давать имена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(?&lt;name&gt;regexp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например,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str = “Apocalypse starts Feb. 30, 2014, don't be late”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md = str.match /(?&lt;month&gt;\w+[.]) (?&lt;date&gt;\d+), (?&lt;year&gt;\d+)/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puts md[:month] <text:s text:c="7"/>#=&gt; “Feb.”</text:span></text:span></text:p>
      <text:p text:style-name="Standard"><text:span text:style-name="Source_20_Text"><text:span text:style-name="T6"><text:tab/>puts md[:date].to_i <text:s text:c="3"/>#=&gt; 30</text:span></text:span></text:p>
      <text:p text:style-name="Standard"><text:span text:style-name="Source_20_Text"><text:span text:style-name="T6"><text:tab/>puts md[:year].to_i <text:s text:c="3"/>#=&gt; 2014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см. также match_data/test_named_groups_1</text:span></text:span></text:p>
      <text:p text:style-name="Standard"><text:span text:style-name="Source_20_Text"><text:span text:style-name="T17"/></text:span></text:p>
      <text:p text:style-name="P185"><text:span text:style-name="Source_20_Text"><text:span text:style-name="T11">Использовать именованные скобки удобно, чтобы избежать ошибок в счете скобок.</text:span></text:span></text:p>
      <text:p text:style-name="P185"><text:span text:style-name="Source_20_Text"><text:span text:style-name="T11"/></text:span></text:p>
      <text:p text:style-name="P185"><text:span text:style-name="Source_20_Text"><text:span text:style-name="T11">!!! Вопрос: в какую скобку попадает год в следующем РВ?</text:span></text:span></text:p>
      <text:p text:style-name="P185"><text:span text:style-name="Source_20_Text"><text:span text:style-name="T11"/></text:span></text:p>
      <text:p text:style-name="P185"><text:span text:style-name="Source_20_Text"><text:span text:style-name="T11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6">см. также match_data/test_named_groups_2</text:span></text:span></text:p>
      <text:p text:style-name="Standard"><text:span text:style-name="Source_20_Text"><text:span text:style-name="T6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7"/></text:span></text:p>
      <text:p text:style-name="Standard"><text:span text:style-name="Source_20_Text"><text:span text:style-name="T17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7"/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1. сначала реализовать алгоритм группировки, который в</text:span></text:span></text:p>
      <text:p text:style-name="Standard"><text:span text:style-name="Source_20_Text"><text:span text:style-name="T6"><text:tab/>lesson.28/group_numbers/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2. использовать алгоритм группировки чисел для решения задания</text:span></text:span></text:p>
      <text:p text:style-name="Standard"><text:span text:style-name="Source_20_Text"><text:span text:style-name="T6"><text:tab/>lesson.27/find_predicates</text:span></text:span></text:p>
      <text:p text:style-name="Standard"><text:span text:style-name="Source_20_Text"><text:span text:style-name="T6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6"/></text:span></text:p>
      <text:p text:style-name="Standard"><text:span text:style-name="Source_20_Text"><text:span text:style-name="T17">Раздаточный материал</text:span></text:span></text:p>
      <text:p text:style-name="Standard"><text:span text:style-name="Source_20_Text"><text:span text:style-name="T17"/></text:span></text:p>
      <text:list xml:id="list118713834" text:style-name="L62">
        <text:list-item>
          <text:p text:style-name="P268"><text:span text:style-name="Source_20_Text"><text:span text:style-name="T6">lesson.29.tar.bz2</text:span></text:span></text:p>
          <text:p text:style-name="P268"><text:span text:style-name="Source_20_Text"><text:span text:style-name="T17"/></text:span></text:p>
        </text:list-item>
      </text:list>
      <text:p text:style-name="Standard"><text:span text:style-name="Source_20_Text"><text:span text:style-name="T17">Non-capturing parenthesis</text:span></text:span></text:p>
      <text:p text:style-name="Standard"><text:span text:style-name="Source_20_Text"><text:span text:style-name="T17"/></text:span></text:p>
      <text:p text:style-name="Standard"><text:span text:style-name="Source_20_Text"><text:span text:style-name="T6">Сравнить скрипты</text:span></text:span></text:p>
      <text:p text:style-name="Standard"><text:span text:style-name="Source_20_Text"><text:span text:style-name="T6"><text:tab/>lesson.25/match_data/test_named_groups_2</text:span></text:span></text:p>
      <text:p text:style-name="Standard"><text:span text:style-name="Source_20_Text"><text:span text:style-name="T6"><text:tab/>lesson.29/test_noncapturing_parens_1</text:span></text:span></text:p>
      <text:p text:style-name="Standard"><text:span text:style-name="Source_20_Text"><text:span text:style-name="T6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6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Astrologist #1 says: Apocalypse starts May, 2104, it is almost here. </text:span></text:span></text:p>
      <text:p text:style-name="Standard"><text:span text:style-name="Source_20_Text"><text:span text:style-name="T6"><text:tab/>YYYY/MM/DD: 2104/May/</text:span></text:span><text:span text:style-name="Source_20_Text"><text:span text:style-name="T12">??</text:span></text:span><text:span text:style-name="Source_20_Text"><text:span text:style-name="T6">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7">Опции/модификаторы в РВ</text:span></text:span></text:p>
      <text:p text:style-name="Standard"><text:span text:style-name="Source_20_Text"><text:span text:style-name="T17"/></text:span></text:p>
      <text:p text:style-name="Standard"><text:span text:style-name="Source_20_Text"><text:span text:style-name="T6">букафки m i x o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/re/i</text:span></text:span></text:p>
      <text:p text:style-name="Standard"><text:span text:style-name="Source_20_Text"><text:span text:style-name="T6"><text:tab/>/re/im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/re/i - Ignore case </text:span></text:span></text:p>
      <text:p text:style-name="Standard"><text:span text:style-name="Source_20_Text"><text:span text:style-name="T6">/re/m - Treat a newline as a character matched by . </text:span></text:span></text:p>
      <text:p text:style-name="Standard"><text:span text:style-name="Source_20_Text"><text:span text:style-name="T6">/re/x - Ignore whitespace and comments in the pattern </text:span></text:span></text:p>
      <text:p text:style-name="Standard"><text:span text:style-name="Source_20_Text"><text:span text:style-name="T6">/re/o - Perform #{} interpolation only once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/[A-Za-z]/</text:span></text:span></text:p>
      <text:p text:style-name="Standard"><text:span text:style-name="Source_20_Text"><text:span text:style-name="T6"><text:tab/>/[A-Z]/i</text:span></text:span></text:p>
      <text:p text:style-name="Standard"><text:span text:style-name="Source_20_Text"><text:span text:style-name="T6"><text:tab/>/[a-z]/i</text:span></text:span></text:p>
      <text:p text:style-name="Standard"><text:span text:style-name="Source_20_Text"><text:span text:style-name="T6"><text:tab/>/[[:alpha:]]/ или /\w/</text:span></text:span></text:p>
      <text:p text:style-name="Standard"><text:span text:style-name="Source_20_Text"><text:span text:style-name="T6"><text:tab/>/[[:upper:]]/i</text:span></text:span></text:p>
      <text:p text:style-name="Standard"><text:span text:style-name="Source_20_Text"><text:span text:style-name="T6"><text:tab/>/[[:lower:]]/i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Работает ли опция /i с не-ASCII символами?</text:span></text:span></text:p>
      <text:p text:style-name="Standard"><text:span text:style-name="Source_20_Text"><text:span text:style-name="T6">см. пример lesson.29/test_diacritics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!!!! Задание: на базе скрипта test_diacritics исследуйте</text:span></text:span></text:p>
      <text:p text:style-name="Standard"><text:span text:style-name="Source_20_Text"><text:span text:style-name="T6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6"><text:tab/>2) работает ли опция /i для символьных классов</text:span></text:span></text:p>
      <text:p text:style-name="Standard"><text:span text:style-name="Source_20_Text"><text:span text:style-name="T6">Ответ: да. кроме немецкой букквы ß, которая попадает только в класс lower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7">Опции для отдельных скобок</text:span></text:span></text:p>
      <text:p text:style-name="Standard"><text:soft-page-break/><text:span text:style-name="Source_20_Text"><text:span text:style-name="T17"/></text:span></text:p>
      <text:p text:style-name="Standard"><text:span text:style-name="Source_20_Text"><text:span text:style-name="T6">Эти же m i x могут применяться к отдельным скобкам внутри одного РВ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/(?i:re1)re2/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!!! non-capturing parenthesis и опции между ? и 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например</text:span></text:span></text:p>
      <text:p text:style-name="Standard"><text:span text:style-name="Source_20_Text"><text:span text:style-name="T6"><text:tab/>/(?i:the) apple/</text:span></text:span></text:p>
      <text:p text:style-name="Standard"><text:span text:style-name="Source_20_Text"><text:span text:style-name="T6">заметчит</text:span></text:span></text:p>
      <text:p text:style-name="Standard"><text:span text:style-name="Source_20_Text"><text:span text:style-name="T6"><text:tab/>the apple</text:span></text:span></text:p>
      <text:p text:style-name="Standard"><text:span text:style-name="Source_20_Text"><text:span text:style-name="T6"><text:tab/>The apple</text:span></text:span></text:p>
      <text:p text:style-name="Standard"><text:span text:style-name="Source_20_Text"><text:span text:style-name="T6"><text:tab/>THE apple</text:span></text:span></text:p>
      <text:p text:style-name="Standard"><text:span text:style-name="Source_20_Text"><text:span text:style-name="T6">но не заметчит</text:span></text:span></text:p>
      <text:p text:style-name="Standard"><text:span text:style-name="Source_20_Text"><text:span text:style-name="T6"><text:tab/>the Apple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Что же показывает Regexp#to_s?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re = /[A-Z]/i</text:span></text:span></text:p>
      <text:p text:style-name="Standard"><text:span text:style-name="Source_20_Text"><text:span text:style-name="T6">puts re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#=&gt; (?i-mx:[A-Z])</text:span></text:span></text:p>
      <text:p text:style-name="Standard"><text:span text:style-name="Source_20_Text"><text:span text:style-name="T6">#=&gt; (?i-mx: ... 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non-capturing parenthesis, включена опция i и выключены опции m и x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(?on-off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!!! Как будут работать следующие РВ?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(?m-ix: ... )</text:span></text:span></text:p>
      <text:p text:style-name="Standard"><text:span text:style-name="Source_20_Text"><text:span text:style-name="T6"><text:tab/>(?mi-x: ... 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7">Комментарии внутри РВ</text:span></text:span></text:p>
      <text:p text:style-name="Standard"><text:span text:style-name="Source_20_Text"><text:span text:style-name="T17"/></text:span></text:p>
      <text:p text:style-name="Standard"><text:span text:style-name="Source_20_Text"><text:span text:style-name="T6">1. встроенные комментарии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(?#comment)</text:span></text:span></text:p>
      <text:p text:style-name="Standard"><text:span text:style-name="Source_20_Text"><text:span text:style-name="T6"><text:tab/>/...(?#comment).../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Например, РВ для описания времени в формате ЧЧ:ММ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11:35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/(?#hours)([01][0-9]|2[0-4]):(?#minutes)([0-5][0-9])/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см. lesson.29/test_comments_1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РВ для описания времени в формате ЧЧ:ММ:СС</text:span></text:span></text:p>
      <text:p text:style-name="Standard"><text:span text:style-name="Source_20_Text"><text:span text:style-name="T6"/></text:span></text:p>
      <text:p text:style-name="Standard"><text:soft-page-break/><text:span text:style-name="Source_20_Text"><text:span text:style-name="T6">/^([01][0-9]|2[0-4]) <text:s text:c="3"/># hours</text:span></text:span></text:p>
      <text:p text:style-name="Standard"><text:span text:style-name="Source_20_Text"><text:span text:style-name="T6"><text:s text:c="3"/>:([0-5][0-9]) <text:s text:c="10"/># minutes</text:span></text:span></text:p>
      <text:p text:style-name="Standard"><text:span text:style-name="Source_20_Text"><text:span text:style-name="T6"><text:s text:c="3"/>:([0-5][0-9]) <text:s text:c="10"/># seconds</text:span></text:span></text:p>
      <text:p text:style-name="Standard"><text:span text:style-name="Source_20_Text"><text:span text:style-name="T6"><text:s text:c="3"/>$/x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см. lesson.29/test_commеnts_2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NB: пробельные символы и комментарии (начинающиеся с #) игнорируются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6"><text:tab/>10:45</text:span></text:span></text:p>
      <text:p text:style-name="Standard"><text:span text:style-name="Source_20_Text"><text:span text:style-name="T6"><text:tab/>10 : 45</text:span></text:span></text:p>
      <text:p text:style-name="Standard"><text:span text:style-name="Source_20_Text"><text:span text:style-name="T6">начальный скрипт: lesson.29/test_comments_3_stub</text:span></text:span></text:p>
      <text:p text:style-name="Standard"><text:span text:style-name="Source_20_Text"><text:span text:style-name="T6">ответ: lesson.29/test_comments_3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7">Опция m</text:span></text:span></text:p>
      <text:p text:style-name="Standard"><text:span text:style-name="Source_20_Text"><text:span text:style-name="T17"/></text:span></text:p>
      <text:p text:style-name="Standard"><text:span text:style-name="Source_20_Text"><text:span text:style-name="T6">Метасимвол . метчит любой символ кроме \n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str = “the apples</text:span></text:span></text:p>
      <text:p text:style-name="Standard"><text:span text:style-name="Source_20_Text"><text:span text:style-name="T6">and pears”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str.match(/.+/) <text:s text:c="4"/># метчит the apples</text:span></text:span></text:p>
      <text:p text:style-name="Standard"><text:span text:style-name="Source_20_Text"><text:span text:style-name="T6">str.match(/.+/m) <text:s text:c="2"/># метчит все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см lesson.29/test_dot_with_m</text:span></text:span></text:p>
      <text:p text:style-name="Standard"><text:span text:style-name="Source_20_Text"><text:span text:style-name="T17"/></text:span></text:p>
      <text:p text:style-name="Standard"><text:span text:style-name="Source_20_Text"><text:span text:style-name="T17">Якоря ^$ и \A \Z</text:span></text:span></text:p>
      <text:p text:style-name="Standard"><text:span text:style-name="Source_20_Text"><text:span text:style-name="T17"/></text:span></text:p>
      <text:p text:style-name="Standard"><text:span text:style-name="Source_20_Text"><text:span text:style-name="T6">^ - Matches beginning of </text:span></text:span><text:span text:style-name="Source_20_Text"><text:span text:style-name="T12">line</text:span></text:span><text:span text:style-name="Source_20_Text"><text:span text:style-name="T6"> </text:span></text:span></text:p>
      <text:p text:style-name="Standard"><text:span text:style-name="Source_20_Text"><text:span text:style-name="T6">$ - Matches end of </text:span></text:span><text:span text:style-name="Source_20_Text"><text:span text:style-name="T12">line </text:span></text:span></text:p>
      <text:p text:style-name="Standard"><text:span text:style-name="Source_20_Text"><text:span text:style-name="T6">\A - Matches beginning of </text:span></text:span><text:span text:style-name="Source_20_Text"><text:span text:style-name="T12">string</text:span></text:span><text:span text:style-name="Source_20_Text"><text:span text:style-name="T6">. </text:span></text:span></text:p>
      <text:p text:style-name="Standard"><text:span text:style-name="Source_20_Text"><text:span text:style-name="T6">\Z - Matches end of </text:span></text:span><text:span text:style-name="Source_20_Text"><text:span text:style-name="T12">string</text:span></text:span><text:span text:style-name="Source_20_Text"><text:span text:style-name="T6">. If string ends with a newline, it matches just before newline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str = “spring</text:span></text:span></text:p>
      <text:p text:style-name="Standard"><text:span text:style-name="Source_20_Text"><text:span text:style-name="T6">has</text:span></text:span></text:p>
      <text:p text:style-name="Standard"><text:span text:style-name="Source_20_Text"><text:span text:style-name="T6">come”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str.match(/^./) <text:s text:c="6"/>#=&gt; s</text:span></text:span></text:p>
      <text:p text:style-name="Standard"><text:span text:style-name="Source_20_Text"><text:span text:style-name="T6">str.match(/^./, 2) <text:s text:c="2"/>#=&gt; h</text:span></text:span></text:p>
      <text:p text:style-name="Standard"><text:span text:style-name="Source_20_Text"><text:span text:style-name="T6">str.match(/^./, 8) <text:s text:c="2"/>#=&gt; h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str.match(/\A./) <text:s text:c="4"/>#=&gt; s</text:span></text:span></text:p>
      <text:p text:style-name="Standard"><text:span text:style-name="Source_20_Text"><text:span text:style-name="T6">str.match(/\A./, 2) #=&gt; nil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твет: здесь 3 lines и одна string. line это то, что разделено символом \n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!!! Вопрос: Что заметчит</text:span></text:span></text:p>
      <text:p text:style-name="Standard"><text:span text:style-name="Source_20_Text"><text:span text:style-name="T6"/></text:span></text:p>
      <text:p text:style-name="Standard"><text:soft-page-break/><text:span text:style-name="Source_20_Text"><text:span text:style-name="T6">str.match(/.$/) <text:s text:c="5"/>#=&gt; g</text:span></text:span></text:p>
      <text:p text:style-name="Standard"><text:span text:style-name="Source_20_Text"><text:span text:style-name="T6">str.match(/.$/,6) <text:s text:c="2"/>#=&gt; s</text:span></text:span></text:p>
      <text:p text:style-name="Standard"><text:span text:style-name="Source_20_Text"><text:span text:style-name="T6">str.match(/.\Z/) <text:s text:c="3"/>#=&gt; e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то есть, вот так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\A^spring$\n</text:span></text:span></text:p>
      <text:p text:style-name="Standard"><text:span text:style-name="Source_20_Text"><text:span text:style-name="T6">^has$\n</text:span></text:span></text:p>
      <text:p text:style-name="Standard"><text:span text:style-name="Source_20_Text"><text:span text:style-name="T6">^come$\Z\n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!!! Задание: Исследуйте, как влияет на якоря опция /m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str.match(/^.+/) #=&gt; spring</text:span></text:span></text:p>
      <text:p text:style-name="Standard"><text:span text:style-name="Source_20_Text"><text:span text:style-name="T6">str.match(/\A.+/) #=&gt; spring</text:span></text:span></text:p>
      <text:p text:style-name="Standard"><text:span text:style-name="Source_20_Text"><text:span text:style-name="T6">str.match(/^.+/m) #=&gt; все от начала до конца</text:span></text:span></text:p>
      <text:p text:style-name="Standard"><text:span text:style-name="Source_20_Text"><text:span text:style-name="T6">str.match(/\A.+/m) #=&gt; все от начала до конца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str.match(/^.+/, 2) #=&gt; has</text:span></text:span></text:p>
      <text:p text:style-name="Standard"><text:span text:style-name="Source_20_Text"><text:span text:style-name="T6">str.match(/^.+/m, 2) #=&gt; nil</text:span></text:span></text:p>
      <text:p text:style-name="Standard"><text:span text:style-name="Source_20_Text"><text:span text:style-name="T6">str.match(/\A.+/, 2) #=&gt; nil</text:span></text:span></text:p>
      <text:p text:style-name="Standard"><text:span text:style-name="Source_20_Text"><text:span text:style-name="T6">str.match(/\A.+/m, 2) #=&gt; nil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Предположение: <text:s/>в режиме /m якорь ^ ведет себя как \A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str.match(/.+$/) #=&gt; spring</text:span></text:span></text:p>
      <text:p text:style-name="Standard"><text:span text:style-name="Source_20_Text"><text:span text:style-name="T6">str.match(/.+$/m) #=&gt; вся строка</text:span></text:span></text:p>
      <text:p text:style-name="Standard"><text:span text:style-name="Source_20_Text"><text:span text:style-name="T6">str.match(/.+$/, 6) #=&gt; has</text:span></text:span></text:p>
      <text:p text:style-name="Standard"><text:span text:style-name="Source_20_Text"><text:span text:style-name="T6">str.match(/.+$/m, 6) #=&gt; \nhas\ncome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str.match(/.+\Z/) #=&gt; come</text:span></text:span></text:p>
      <text:p text:style-name="Standard"><text:span text:style-name="Source_20_Text"><text:span text:style-name="T6">str.match(/.+\Z/m) #=&gt; вся строка</text:span></text:span></text:p>
      <text:p text:style-name="Standard"><text:span text:style-name="Source_20_Text"><text:span text:style-name="T6">str.match(/.+\Z/, 6) #=&gt; come</text:span></text:span></text:p>
      <text:p text:style-name="Standard"><text:span text:style-name="Source_20_Text"><text:span text:style-name="T6">str.match(/.+\Z/m, 6) #&gt; \nhas\ncome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6"/></text:span></text:p>
      <text:p text:style-name="Standard"><text:span text:style-name="Source_20_Text"><text:span text:style-name="T17">Раздаточный материал</text:span></text:span></text:p>
      <text:p text:style-name="Standard"><text:span text:style-name="Source_20_Text"><text:span text:style-name="T17"/></text:span></text:p>
      <text:list xml:id="list1415033701" text:continue-numbering="true" text:style-name="L62">
        <text:list-item>
          <text:p text:style-name="P269"><text:span text:style-name="Source_20_Text"><text:span text:style-name="T5">lesson.30.tar.bz2 (тест)</text:span></text:span></text:p>
        </text:list-item>
        <text:list-item>
          <text:p text:style-name="P269"><text:span text:style-name="Source_20_Text"><text:span text:style-name="T5">lesson.31.tar.bz2 (рекурсия)</text:span></text:span></text:p>
        </text:list-item>
      </text:list>
      <text:p text:style-name="P47"/>
      <text:p text:style-name="P47"><text:span text:style-name="Source_20_Text"><text:span text:style-name="T18">Вопросы</text:span></text:span></text:p>
      <text:p text:style-name="P47"><text:span text:style-name="Source_20_Text"><text:span text:style-name="T18"/></text:span></text:p>
      <text:p text:style-name="P47"><text:span text:style-name="Source_20_Text"><text:span text:style-name="T15">Э</text:span></text:span><text:span text:style-name="Source_20_Text"><text:span text:style-name="T15">ти</text:span></text:span><text:span text:style-name="Source_20_Text"><text:span text:style-name="T14"> же вопросы </text:span></text:span><text:span text:style-name="Source_20_Text"><text:span text:style-name="T15">без ответов </text:span></text:span><text:span text:style-name="Source_20_Text"><text:span text:style-name="T14">здесь: lectures/Test.30.odp</text:span></text:span></text:p>
      <text:p text:style-name="P48"><text:span text:style-name="Source_20_Text"><text:span text:style-name="T13"/></text:span></text:p>
      <text:p text:style-name="Standard"><text:span text:style-name="Source_20_Text"><text:span text:style-name="T6">1. Что и зачем нужно экранировать в РВ? Как это сделать?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7">без учета регистра</text:span></text:span><text:span text:style-name="Source_20_Text"><text:span text:style-name="T6"> </text:span></text:span><text:span text:style-name="Source_20_Text"><text:span text:style-name="T17">целые слова</text:span></text:span><text:span text:style-name="Source_20_Text"><text:span text:style-name="T6"> в тексте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твет:</text:span></text:span></text:p>
      <text:p text:style-name="Standard"><text:span text:style-name="Source_20_Text"><text:span text:style-name="T6"><text:tab/>File.read/readlines, Regexp.escape, Regexp.union, опция /i и якорь \b</text:span></text:span></text:p>
      <text:p text:style-name="Standard"><text:span text:style-name="Source_20_Text"><text:span text:style-name="T6"><text:tab/>lesson.31/test_answers/q2_loading_file_into_regexp</text:span></text:span></text:p>
      <text:p text:style-name="Standard"><text:span text:style-name="Source_20_Text"><text:span text:style-name="T6"><text:tab/>Демо по Regexp.union см lesson.31/regexp/test_regexp_union и слайд 236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3. Какие функции выполняют () скобки в РВ?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твет: группировка или capturing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4. Перечислите все способы, как получить то, что попадает в скобки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твет:</text:span></text:span></text:p>
      <text:p text:style-name="Standard"><text:span text:style-name="Source_20_Text"><text:span text:style-name="T6"><text:tab/>$1 .. $N -- что такое $0?</text:span></text:span></text:p>
      <text:p text:style-name="Standard"><text:span text:style-name="Source_20_Text"><text:span text:style-name="T6"><text:tab/>массив: MatchData#[n], какие значения принимает n?</text:span></text:span></text:p>
      <text:p text:style-name="Standard"><text:span text:style-name="Source_20_Text"><text:span text:style-name="T6"><text:tab/> <text:s text:c="13"/>MatchData#captures, MatchData#to_a</text:span></text:span></text:p>
      <text:p text:style-name="Standard"><text:span text:style-name="Source_20_Text"><text:span text:style-name="T6"><text:tab/>хэш: MatchData#[:name] - в случае именованных скобок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&gt; “apples”.match /((p+))/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твет:</text:span></text:span></text:p>
      <text:p text:style-name="Standard"><text:span text:style-name="Source_20_Text"><text:span text:style-name="T6"><text:tab/>да, если захватывание не отключено явно</text:span></text:span></text:p>
      <text:p text:style-name="Standard"><text:span text:style-name="Source_20_Text"><text:span text:style-name="T6"><text:tab/>#=&gt; #&lt;MatchData "pp" 1:"pp" 2:"pp"&gt;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6. Как отключить захватывающий эффект у скобки? </text:span></text:span><text:span text:style-name="Source_20_Text"><text:span text:style-name="T74">Переделайте пример выше так, чтобы одна из скобок стала незахватывающей</text:span></text:span><text:span text:style-name="Source_20_Text"><text:span text:style-name="T75">. Сколько будет captures?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&gt; “apples”.match /(?:(p+))/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твет:</text:span></text:span></text:p>
      <text:p text:style-name="Standard"><text:span text:style-name="Source_20_Text"><text:span text:style-name="T6"><text:tab/>(?:re)</text:span></text:span></text:p>
      <text:p text:style-name="Standard"><text:span text:style-name="Source_20_Text"><text:span text:style-name="T6"><text:tab/>&gt; “apples”.match /(?:(p+))/</text:span></text:span></text:p>
      <text:p text:style-name="Standard"><text:soft-page-break/><text:span text:style-name="Source_20_Text"><text:span text:style-name="T6"><text:tab/>&gt; “apples”.match /((?:p+))/</text:span></text:span></text:p>
      <text:p text:style-name="Standard"><text:span text:style-name="Source_20_Text"><text:span text:style-name="T6"><text:tab/>#&lt;MatchData "pp" 1:"pp"&gt;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7. Можно ли вставить что-нибудь между ? и : в такой записи?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&gt; “apples”.match /(?:(p+))/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твет:</text:span></text:span></text:p>
      <text:p text:style-name="Standard"><text:span text:style-name="Source_20_Text"><text:span text:style-name="T6"><text:tab/>да, опции </text:span></text:span><text:span text:style-name="Source_20_Text"><text:span text:style-name="T24">m i x</text:span></text:span><text:span text:style-name="Source_20_Text"><text:span text:style-name="T6"> (NB: опция </text:span></text:span><text:span text:style-name="Source_20_Text"><text:span text:style-name="T24">o</text:span></text:span><text:span text:style-name="Source_20_Text"><text:span text:style-name="T6"> не применяется для отдельных скобок!)</text:span></text:span></text:p>
      <text:p text:style-name="Standard"><text:span text:style-name="Source_20_Text"><text:span text:style-name="T6"><text:tab/>&gt; “apples”.match /(?i:(PP+))/</text:span></text:span></text:p>
      <text:p text:style-name="Standard"><text:span text:style-name="Source_20_Text"><text:span text:style-name="T6"><text:tab/>#=&gt; #&lt;MatchData "pp" 1:"pp"&gt;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&gt; $~[:geminates]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твет:</text:span></text:span></text:p>
      <text:p text:style-name="Standard"><text:span text:style-name="Source_20_Text"><text:span text:style-name="T6"><text:tab/>надо использовать еще одну пару скобок</text:span></text:span></text:p>
      <text:p text:style-name="Standard"><text:span text:style-name="Source_20_Text"><text:span text:style-name="T6"><text:tab/>&gt; "apples".match /(?&lt;geminates&gt;(?i:P+))/</text:span></text:span></text:p>
      <text:p text:style-name="Standard"><text:span text:style-name="Source_20_Text"><text:span text:style-name="T6"><text:tab/>=&gt; #&lt;MatchData "pp" geminates:"pp"&gt;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твет:</text:span></text:span></text:p>
      <text:p text:style-name="Standard"><text:span text:style-name="Source_20_Text"><text:span text:style-name="T6"><text:tab/>нет, она же НЕзахватывающая скобка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9. Назовите опции, которые можно применять к РВ? Для чего они нужны?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твет:</text:span></text:span></text:p>
      <text:p text:style-name="Standard"><text:span text:style-name="Source_20_Text"><text:span text:style-name="T6"><text:tab/>m</text:span></text:span></text:p>
      <text:p text:style-name="Standard"><text:span text:style-name="Source_20_Text"><text:span text:style-name="T6"><text:tab/>i</text:span></text:span></text:p>
      <text:p text:style-name="Standard"><text:span text:style-name="Source_20_Text"><text:span text:style-name="T6"><text:tab/>x</text:span></text:span></text:p>
      <text:p text:style-name="Standard"><text:span text:style-name="Source_20_Text"><text:span text:style-name="T6"><text:tab/>o -- не применима к отдельным скобкам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!!! есть и другие опции для задания кодировки РВ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твет:</text:span></text:span></text:p>
      <text:p text:style-name="Standard"><text:span text:style-name="Source_20_Text"><text:span text:style-name="T6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6"><text:tab/>прокатит даже указать опцию больше одного раза</text:span></text:span></text:p>
      <text:p text:style-name="Standard"><text:span text:style-name="Source_20_Text"><text:span text:style-name="T6"><text:tab/><text:tab/>&gt; “apple”.match /P+/iiiii</text:span></text:span></text:p>
      <text:p text:style-name="Standard"><text:span text:style-name="Source_20_Text"><text:span text:style-name="T6"><text:tab/>нельзя таким образом ВЫКЛЮЧИТ опцию</text:span></text:span></text:p>
      <text:p text:style-name="Standard"><text:span text:style-name="Source_20_Text"><text:span text:style-name="T6"><text:tab/><text:tab/>&gt; /regexp/-im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6"/></text:span></text:p>
      <text:p text:style-name="Standard"><text:soft-page-break/><text:span text:style-name="Source_20_Text"><text:span text:style-name="T6">Ответ:</text:span></text:span></text:p>
      <text:p text:style-name="Standard"><text:span text:style-name="Source_20_Text"><text:span text:style-name="T6"><text:tab/>да, опции mix (но не o) можно применять к отдельным скобкам</text:span></text:span></text:p>
      <text:p text:style-name="Standard"><text:span text:style-name="Source_20_Text"><text:span text:style-name="T6"><text:tab/>синтаксис включения и выключения (?on-off)</text:span></text:span></text:p>
      <text:p text:style-name="Standard"><text:span text:style-name="Source_20_Text"><text:span text:style-name="T6"><text:tab/><text:tab/>&gt; /(?im-x:re)/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6"><text:tab/><text:tab/>&gt; /aaa(?-i:re)/ <text:s text:c="10"/>не имеет смысла</text:span></text:span></text:p>
      <text:p text:style-name="Standard"><text:span text:style-name="Source_20_Text"><text:span text:style-name="T6"><text:tab/><text:tab/>&gt; /aaa(?-i:re)/mi <text:s text:c="6"/>имеет смысл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12. </text:span></text:span><text:span text:style-name="Source_20_Text"><text:span text:style-name="T74">Можно ли выключить опцию для конкретной скобки? </text:span></text:span><text:span text:style-name="Source_20_Text"><text:span text:style-name="T75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74"><text:tab/>&gt; "apple".match /(?:PP)l/i</text:span></text:span></text:p>
      <text:p text:style-name="Standard"><text:span text:style-name="Source_20_Text"><text:span text:style-name="T75"><text:tab/></text:span></text:span><text:span text:style-name="Source_20_Text"><text:span text:style-name="T74">&gt; "apple".match</text:span></text:span></text:p>
      <text:p text:style-name="Standard"><text:span text:style-name="Source_20_Text"><text:span text:style-name="T74"/></text:span></text:p>
      <text:p text:style-name="Standard"><text:span text:style-name="Source_20_Text"><text:span text:style-name="T74">Ответ:</text:span></text:span></text:p>
      <text:p text:style-name="Standard"><text:span text:style-name="Source_20_Text"><text:span text:style-name="T74"><text:tab/>&gt; "apple".match /(?:PP)l/i <text:s text:c="7"/>#=&gt; ppl</text:span></text:span></text:p>
      <text:p text:style-name="Standard"><text:span text:style-name="Source_20_Text"><text:span text:style-name="T6"><text:tab/>&gt; "apple".match /(?-i:PP)l/i <text:s text:c="5"/>#=&gt; nil</text:span></text:span></text:p>
      <text:p text:style-name="Standard"><text:span text:style-name="Source_20_Text"><text:span text:style-name="T6"/></text:span></text:p>
      <text:p text:style-name="P185"><text:span text:style-name="Source_20_Text"><text:span text:style-name="T6">13. </text:span></text:span><text:span text:style-name="Source_20_Text"><text:span text:style-name="T74">Что заметчит следующее РВ? И почему</text:span></text:span><text:span text:style-name="Source_20_Text"><text:span text:style-name="T75"> (опишите словами или подчеркните в </text:span></text:span><text:span text:style-name="Source_20_Text"><text:span text:style-name="T74">str</text:span></text:span><text:span text:style-name="Source_20_Text"><text:span text:style-name="T75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74">lesson.30/test_re_13</text:span></text:span><text:span text:style-name="Source_20_Text"><text:span text:style-name="T75">.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6"><text:tab/>&gt; str = "S p RING\nHas\nCome" </text:span></text:span></text:p>
      <text:p text:style-name="P185"><text:span text:style-name="Source_20_Text"><text:span text:style-name="T6"><text:tab/>&gt; re = /(?mx-i:[A-Z] .+ [A-Z])/</text:span></text:span></text:p>
      <text:p text:style-name="P185"><text:span text:style-name="Source_20_Text"><text:span text:style-name="T6"><text:tab/>&gt; str.match re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6">см. lesson.30/test_re_13</text:span></text:span></text:p>
      <text:p text:style-name="P185"><text:span text:style-name="Source_20_Text"><text:span text:style-name="T9"/></text:span></text:p>
      <text:p text:style-name="P185"><text:span text:style-name="Source_20_Text"><text:span text:style-name="T63">Ответ:</text:span></text:span></text:p>
      <text:p text:style-name="P185"><text:span text:style-name="Source_20_Text"><text:span text:style-name="T63"><text:tab/>1) /[A-Z]/ метчит “S”</text:span></text:span></text:p>
      <text:p text:style-name="P185"><text:span text:style-name="Source_20_Text"><text:span text:style-name="T63"><text:tab/>2) пробелы вокруг .+ игнорируются, так как включени режим /x</text:span></text:span></text:p>
      <text:p text:style-name="P185"><text:span text:style-name="Source_20_Text"><text:span text:style-name="T63"><text:tab/>3) /.+/ метчит “ p RING\nHas\n” так как включени /m которая позволяет метчить \s метасимволом /./</text:span></text:span></text:p>
      <text:p text:style-name="P185"><text:span text:style-name="Source_20_Text"><text:span text:style-name="T63"><text:tab/>4) [A-Z] метчит “C”</text:span></text:span></text:p>
      <text:p text:style-name="P185"><text:span text:style-name="Source_20_Text"><text:span text:style-name="T63"/></text:span></text:p>
      <text:p text:style-name="P185"><text:span text:style-name="Source_20_Text"><text:span text:style-name="T6">14. Одинаково ли работают следующие конструкции? В чем отличия?</text:span></text:span></text:p>
      <text:p text:style-name="Standard"><text:span text:style-name="Source_20_Text"><text:span text:style-name="T6"/></text:span></text:p>
      <text:p text:style-name="P135"><text:span text:style-name="Source_20_Text"><text:span text:style-name="T6">str = “I love bier and pears”</text:span></text:span></text:p>
      <text:p text:style-name="P135"><text:span text:style-name="Source_20_Text"><text:span text:style-name="T6"/></text:span></text:p>
      <text:p text:style-name="P135"><text:span text:style-name="Source_20_Text"><text:span text:style-name="T6">if str =~ /pears/ || str =~ /bier/</text:span></text:span></text:p>
      <text:p text:style-name="P135"><text:span text:style-name="Source_20_Text"><text:span text:style-name="T6"><text:s text:c="2"/>...</text:span></text:span></text:p>
      <text:p text:style-name="P135"><text:span text:style-name="Source_20_Text"><text:span text:style-name="T6">end</text:span></text:span></text:p>
      <text:p text:style-name="P135"><text:span text:style-name="Source_20_Text"><text:span text:style-name="T6"/></text:span></text:p>
      <text:p text:style-name="P135"><text:span text:style-name="Source_20_Text"><text:span text:style-name="T6">if str =~ /(bier|pears)s?/</text:span></text:span></text:p>
      <text:p text:style-name="P135"><text:span text:style-name="Source_20_Text"><text:span text:style-name="T6"><text:s text:c="2"/>...</text:span></text:span></text:p>
      <text:p text:style-name="P135"><text:span text:style-name="Source_20_Text"><text:span text:style-name="T6">end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см. lesson.30/test_or_re</text:span></text:span></text:p>
      <text:p text:style-name="Standard"><text:span text:style-name="Source_20_Text"><text:span text:style-name="T6"/></text:span></text:p>
      <text:p text:style-name="Standard"><text:soft-page-break/><text:span text:style-name="Source_20_Text"><text:span text:style-name="T6">Ответ:</text:span></text:span></text:p>
      <text:p text:style-name="Standard"><text:span text:style-name="Source_20_Text"><text:span text:style-name="T6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6"><text:tab/>во втором случае находится leftmost occurrence (“bier”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15. Расставьте, где сработают якоря ^$ и \A \Z с следующих двух строках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Welcome, aliens!\n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Welcome,\n</text:span></text:span></text:p>
      <text:p text:style-name="Standard"><text:span text:style-name="Source_20_Text"><text:span text:style-name="T6"><text:tab/>aliens!\n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тв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</text:span></text:span><text:span text:style-name="Source_20_Text"><text:span text:style-name="T12">^</text:span></text:span><text:span text:style-name="Source_20_Text"><text:span text:style-name="T6">Welcome, aliens!</text:span></text:span><text:span text:style-name="Source_20_Text"><text:span text:style-name="T12">$</text:span></text:span><text:span text:style-name="Source_20_Text"><text:span text:style-name="T6">\n</text:span></text:span></text:p>
      <text:p text:style-name="Standard"><text:span text:style-name="Source_20_Text"><text:span text:style-name="T6"><text:tab/></text:span></text:span><text:span text:style-name="Source_20_Text"><text:span text:style-name="T12">\A</text:span></text:span><text:span text:style-name="Source_20_Text"><text:span text:style-name="T6">Welcome, aliens!</text:span></text:span><text:span text:style-name="Source_20_Text"><text:span text:style-name="T12">\Z</text:span></text:span><text:span text:style-name="Source_20_Text"><text:span text:style-name="T6">\n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</text:span></text:span><text:span text:style-name="Source_20_Text"><text:span text:style-name="T12">^</text:span></text:span><text:span text:style-name="Source_20_Text"><text:span text:style-name="T6">Welcome,</text:span></text:span><text:span text:style-name="Source_20_Text"><text:span text:style-name="T12">$</text:span></text:span><text:span text:style-name="Source_20_Text"><text:span text:style-name="T6">\n</text:span></text:span></text:p>
      <text:p text:style-name="Standard"><text:span text:style-name="Source_20_Text"><text:span text:style-name="T6"><text:tab/></text:span></text:span><text:span text:style-name="Source_20_Text"><text:span text:style-name="T12">^</text:span></text:span><text:span text:style-name="Source_20_Text"><text:span text:style-name="T6">aliens!</text:span></text:span><text:span text:style-name="Source_20_Text"><text:span text:style-name="T12">$</text:span></text:span><text:span text:style-name="Source_20_Text"><text:span text:style-name="T6">\n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<text:tab/></text:span></text:span><text:span text:style-name="Source_20_Text"><text:span text:style-name="T12">\A</text:span></text:span><text:span text:style-name="Source_20_Text"><text:span text:style-name="T6">Welcome,\n</text:span></text:span></text:p>
      <text:p text:style-name="Standard"><text:span text:style-name="Source_20_Text"><text:span text:style-name="T6"><text:tab/>aliens!</text:span></text:span><text:span text:style-name="Source_20_Text"><text:span text:style-name="T12">\Z</text:span></text:span><text:span text:style-name="Source_20_Text"><text:span text:style-name="T6">\n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6"><text:tab/>&gt; “one”.match /.+$/ <text:s text:c="10"/>#=&gt; #&lt;MatchData "one"&gt;</text:span></text:span></text:p>
      <text:p text:style-name="Standard"><text:span text:style-name="Source_20_Text"><text:span text:style-name="T6"><text:tab/>&gt; “one”.match /.+$/ <text:s text:c="10"/>#=&gt; #&lt;MatchData "one"&gt;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16. Когда якоря ^$ и \A \Z работают одинаково?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Ответ:</text:span></text:span></text:p>
      <text:p text:style-name="Standard"><text:span text:style-name="Source_20_Text"><text:span text:style-name="T6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6"><text:tab/>2) иногда в режиме /m если в РВ есть .+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9"/></text:span></text:p>
      <text:p text:style-name="Standard"><text:span text:style-name="Source_20_Text"><text:span text:style-name="T17">Рекурсия</text:span></text:span></text:p>
      <text:p text:style-name="Standard"><text:span text:style-name="Source_20_Text"><text:span text:style-name="T6"/></text:span></text:p>
      <text:p text:style-name="P72">чтобы понять рекурсию, нужно понять рекурсию</text:p>
      <text:p text:style-name="P72"/>
      <text:p text:style-name="P67">Разделяй и властвуй</text:p>
      <text:p text:style-name="P67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2"/>
      <text:p text:style-name="P124"><text:span text:style-name="Source_20_Text"><text:span text:style-name="T39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oft-page-break/><text:span text:style-name="Source_20_Text"><text:span text:style-name="T38"/></text:span></text:p>
      <text:p text:style-name="P67">Рекурсия в работе и в быту</text:p>
      <text:p text:style-name="P67"/>
      <text:p text:style-name="P52">Рекурсия - повторение самоподобным образом</text:p>
      <text:p text:style-name="P52"/>
      <text:p text:style-name="P52">Рекурсивная картинка</text:p>
      <text:p text:style-name="P52">lectures/monalisa_recursion.jpg -- вставить в презентацию</text:p>
      <text:p text:style-name="P52">lesson.30/recursion/pink_floyd.jpg</text:p>
      <text:p text:style-name="P52"/>
      <text:p text:style-name="P52">Рекурсивные акронимы</text:p>
      <text:p text:style-name="P52"><text:tab/>VISA: VISA international Service Association</text:p>
      <text:p text:style-name="P52"><text:tab/>GNU : GNU is not Unix</text:p>
      <text:p text:style-name="P52"/>
      <text:p text:style-name="P52">Рекурсивная процедура - процедура, вызывающая саму себя.</text:p>
      <text:list xml:id="list408324734" text:style-name="L63">
        <text:list-item>
          <text:p text:style-name="P230">простая - вызывает себя непосредственно</text:p>
        </text:list-item>
        <text:list-item>
          <text:p text:style-name="P230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37">родитель </text:span></text:span><text:span text:style-name="Source_20_Text"><text:span text:style-name="T43">-&gt; </text:span></text:span><text:span text:style-name="Source_20_Text"><text:span text:style-name="T37">дочерние узлы, дочерние узлы в свою очередь являются родительскими для других узлов</text:span></text:span></text:p>
      <text:list xml:id="list846157225" text:continue-numbering="true" text:style-name="L63">
        <text:list-header>
          <text:p text:style-name="P288"><text:span text:style-name="Source_20_Text"><text:span text:style-name="T19"/></text:span></text:p>
        </text:list-header>
      </text:list>
      <text:p text:style-name="P67">В математике</text:p>
      <text:p text:style-name="P67"/>
      <text:p text:style-name="P52">Функция может быть задана рекурсивно, при помощи так называемой рекуррентной формулы</text:p>
      <text:p text:style-name="P52"/>
      <text:list xml:id="list1223370979" text:style-name="L64">
        <text:list-item>
          <text:p text:style-name="P231">функция задана для некоторого начального значения a (base case)</text:p>
        </text:list-item>
        <text:list-item>
          <text:p text:style-name="P231">если функция задана для некоторого значения k, большего a, то она задана также для значения k+1 (induction). Или, проще говоря, когда кажды<text:span text:style-name="T77">й</text:span>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8"><text:span text:style-name="Source_20_Text"><text:span text:style-name="T37"><text:s text:c="5"/>{ <text:s text:c="2"/>f(k+1) = a * f(k)</text:span></text:span></text:p>
      <text:p text:style-name="P188"><text:span text:style-name="Source_20_Text"><text:span text:style-name="T19"/></text:span></text:p>
      <text:p text:style-name="P188"><text:span text:style-name="Source_20_Text"><text:span text:style-name="T37">Вычисление a^5</text:span></text:span></text:p>
      <text:p text:style-name="P188"><text:span text:style-name="Source_20_Text"><text:span text:style-name="T23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2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2" office:value-type="string">
            <text:p text:style-name="P153">f(1) = a * f(0+1) = a * f(0)</text:p>
          </table:table-cell>
          <table:table-cell table:style-name="Таблица17.C3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2" office:value-type="string">
            <text:p text:style-name="P153">f(2) = a * f(1+1) = a * f(1)</text:p>
          </table:table-cell>
          <table:table-cell table:style-name="Таблица17.C3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2" office:value-type="string">
            <text:p text:style-name="P153">f(3) = a * f(2+1) = a * f(2)</text:p>
          </table:table-cell>
          <table:table-cell table:style-name="Таблица17.C3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2" office:value-type="string">
            <text:p text:style-name="P153">f(4) = a * f(3+1) = a * f(3)</text:p>
          </table:table-cell>
          <table:table-cell table:style-name="Таблица17.C3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2" office:value-type="string">
            <text:p text:style-name="P153">f(5) = a * f(4+1) = a * f(4)</text:p>
          </table:table-cell>
          <table:table-cell table:style-name="Таблица17.C3" office:value-type="string">
            <text:p text:style-name="P153">2 * 16 = 32</text:p>
          </table:table-cell>
        </table:table-row>
      </table:table>
      <text:p text:style-name="P185"><text:soft-page-break/><text:span text:style-name="Source_20_Text"><text:span text:style-name="T6"/></text:span></text:p>
      <text:p text:style-name="P291"><text:span text:style-name="Source_20_Text"><text:span text:style-name="T6">&gt;&gt;&gt; рекуррентное определение - это forward recursion. </text:span></text:span></text:p>
      <text:p text:style-name="P291"><text:span text:style-name="Source_20_Text"><text:span text:style-name="T6">&gt;&gt;&gt; Дополнительно надо знать, когда остановиться (k стало равным n)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6">Вопрос: Можно ли эту задачу решить используя цикл?</text:span></text:span></text:p>
      <text:p text:style-name="P185"><text:span text:style-name="Source_20_Text"><text:span text:style-name="T6">Ответ: да, см. power_loop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6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5"><text:span text:style-name="Source_20_Text"><text:span text:style-name="T6"/></text:span></text:p>
      <text:p text:style-name="P121"><text:span text:style-name="Source_20_Text"><text:span text:style-name="T43">В программировании</text:span></text:span></text:p>
      <text:p text:style-name="P121"><text:span text:style-name="Source_20_Text"><text:span text:style-name="T17"/></text:span></text:p>
      <text:p text:style-name="P124"><text:span text:style-name="Source_20_Text"><text:span text:style-name="T37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37"/></text:span></text:p>
      <text:p text:style-name="P124"><text:span text:style-name="Source_20_Text"><text:span text:style-name="T40">Разделяй и властвуй</text:span></text:span><text:span text:style-name="Source_20_Text"><text:span text:style-name="T39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39"/></text:span></text:p>
      <text:p text:style-name="P124"><text:span text:style-name="Source_20_Text"><text:span text:style-name="T37">Backward recursion - от большей задачи через меньшие задачи мы приходим к base case.</text:span></text:span></text:p>
      <text:p text:style-name="P124"><text:span text:style-name="Source_20_Text"><text:span text:style-name="T23"/></text:span></text:p>
      <text:p text:style-name="P124"><text:span text:style-name="Source_20_Text"><text:span text:style-name="T37">f(n) = a^n для n&gt;=0</text:span></text:span></text:p>
      <text:p text:style-name="P124"><text:span text:style-name="Source_20_Text"><text:span text:style-name="T23"/></text:span></text:p>
      <text:p text:style-name="P2"><text:s text:c="5"/>{ <text:s text:c="2"/>f(0) = 1</text:p>
      <text:p text:style-name="P124"><text:span text:style-name="Source_20_Text"><text:span text:style-name="T37"><text:s text:c="5"/>{ <text:s text:c="2"/>f(k) = a * f(k-1)</text:span></text:span></text:p>
      <text:p text:style-name="P124"><text:span text:style-name="Source_20_Text"><text:span text:style-name="T23"/></text:span></text:p>
      <text:p text:style-name="P124"><text:span text:style-name="Source_20_Text"><text:span text:style-name="T37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23"/></text:span></text:p>
      <text:p text:style-name="P185"><text:span text:style-name="Source_20_Text"><text:span text:style-name="T19">На примере функции </text:span></text:span><text:span text:style-name="Source_20_Text"><text:span text:style-name="T6">a^n</text:span></text:span><text:span text:style-name="Source_20_Text"><text:span text:style-name="T19"> для неотрицательных </text:span></text:span><text:span text:style-name="Source_20_Text"><text:span text:style-name="T6">x (см. recursion/power_rec)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6">def power a, n</text:span></text:span></text:p>
      <text:p text:style-name="P185"><text:span text:style-name="Source_20_Text"><text:span text:style-name="T6"><text:tab/>if n == 0</text:span></text:span></text:p>
      <text:p text:style-name="P185"><text:span text:style-name="Source_20_Text"><text:span text:style-name="T6"><text:tab/><text:tab/>return 1</text:span></text:span></text:p>
      <text:p text:style-name="P185"><text:span text:style-name="Source_20_Text"><text:span text:style-name="T6"><text:tab/>else</text:span></text:span></text:p>
      <text:p text:style-name="P185"><text:span text:style-name="Source_20_Text"><text:span text:style-name="T6"><text:tab/><text:tab/>return a * power(a, n-1)</text:span></text:span></text:p>
      <text:p text:style-name="P185"><text:span text:style-name="Source_20_Text"><text:span text:style-name="T6"><text:tab/>end</text:span></text:span></text:p>
      <text:p text:style-name="P185"><text:span text:style-name="Source_20_Text"><text:span text:style-name="T6">end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19">puts </text:span></text:span><text:span text:style-name="Source_20_Text"><text:span text:style-name="T6">power(2,5)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19">показать как трассировать рекурсию.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9">&gt;&gt;&gt; Распечатать lectures/TracingRecursion.odp</text:span></text:span></text:p>
      <text:p text:style-name="P185"><text:span text:style-name="Source_20_Text"><text:span text:style-name="T6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5"><text:span text:style-name="Source_20_Text"><text:span text:style-name="T6">power(2,5)</text:span></text:span></text:p>
          </table:table-cell>
          <table:table-cell table:style-name="Table43.A1" office:value-type="string">
            <text:p text:style-name="P185"><text:span text:style-name="Source_20_Text"><text:span text:style-name="T6">2</text:span></text:span></text:p>
          </table:table-cell>
          <table:table-cell table:style-name="Table43.A1" office:value-type="string">
            <text:p text:style-name="P185"><text:span text:style-name="Source_20_Text"><text:span text:style-name="T6">16</text:span></text:span></text:p>
          </table:table-cell>
          <table:table-cell table:style-name="Table43.A1" office:value-type="string">
            <text:p text:style-name="P185"><text:span text:style-name="Source_20_Text"><text:span text:style-name="T6">3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6">power(2,4)</text:span></text:span></text:p>
          </table:table-cell>
          <table:table-cell table:style-name="Table43.A1" office:value-type="string">
            <text:p text:style-name="P185"><text:span text:style-name="Source_20_Text"><text:span text:style-name="T6">2</text:span></text:span></text:p>
          </table:table-cell>
          <table:table-cell table:style-name="Table43.A1" office:value-type="string">
            <text:p text:style-name="P185"><text:span text:style-name="Source_20_Text"><text:span text:style-name="T6">8</text:span></text:span></text:p>
          </table:table-cell>
          <table:table-cell table:style-name="Table43.A1" office:value-type="string">
            <text:p text:style-name="P185"><text:span text:style-name="Source_20_Text"><text:span text:style-name="T6">16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6">power(2,3)</text:span></text:span></text:p>
          </table:table-cell>
          <table:table-cell table:style-name="Table43.A1" office:value-type="string">
            <text:p text:style-name="P185"><text:span text:style-name="Source_20_Text"><text:span text:style-name="T6">2</text:span></text:span></text:p>
          </table:table-cell>
          <table:table-cell table:style-name="Table43.A1" office:value-type="string">
            <text:p text:style-name="P185"><text:span text:style-name="Source_20_Text"><text:span text:style-name="T6">4</text:span></text:span></text:p>
          </table:table-cell>
          <table:table-cell table:style-name="Table43.A1" office:value-type="string">
            <text:p text:style-name="P185"><text:span text:style-name="Source_20_Text"><text:span text:style-name="T6">8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6">power(2,2)</text:span></text:span></text:p>
          </table:table-cell>
          <table:table-cell table:style-name="Table43.A1" office:value-type="string">
            <text:p text:style-name="P185"><text:span text:style-name="Source_20_Text"><text:span text:style-name="T6">2</text:span></text:span></text:p>
          </table:table-cell>
          <table:table-cell table:style-name="Table43.A1" office:value-type="string">
            <text:p text:style-name="P185"><text:span text:style-name="Source_20_Text"><text:span text:style-name="T6">2</text:span></text:span></text:p>
          </table:table-cell>
          <table:table-cell table:style-name="Table43.A1" office:value-type="string">
            <text:p text:style-name="P185"><text:span text:style-name="Source_20_Text"><text:span text:style-name="T6">4</text:span></text:span></text:p>
          </table:table-cell>
        </table:table-row>
        <text:soft-page-break/>
        <table:table-row table:style-name="Table43.1">
          <table:table-cell table:style-name="Table43.A1" office:value-type="string">
            <text:p text:style-name="P185"><text:span text:style-name="Source_20_Text"><text:span text:style-name="T6">power(2,1)</text:span></text:span></text:p>
          </table:table-cell>
          <table:table-cell table:style-name="Table43.A1" office:value-type="string">
            <text:p text:style-name="P185"><text:span text:style-name="Source_20_Text"><text:span text:style-name="T6">2</text:span></text:span></text:p>
          </table:table-cell>
          <table:table-cell table:style-name="Table43.A1" office:value-type="string">
            <text:p text:style-name="P185"><text:span text:style-name="Source_20_Text"><text:span text:style-name="T6">1</text:span></text:span></text:p>
          </table:table-cell>
          <table:table-cell table:style-name="Table43.A1" office:value-type="string">
            <text:p text:style-name="P185"><text:span text:style-name="Source_20_Text"><text:span text:style-name="T6">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6">power(2,0)</text:span></text:span></text:p>
          </table:table-cell>
          <table:table-cell table:style-name="Table43.A1" office:value-type="string">
            <text:p text:style-name="P185"><text:span text:style-name="Source_20_Text"><text:span text:style-name="T6">-</text:span></text:span></text:p>
          </table:table-cell>
          <table:table-cell table:style-name="Table43.A1" office:value-type="string">
            <text:p text:style-name="P185"><text:span text:style-name="Source_20_Text"><text:span text:style-name="T6">-</text:span></text:span></text:p>
          </table:table-cell>
          <table:table-cell table:style-name="Table43.A1" office:value-type="string">
            <text:p text:style-name="P185"><text:span text:style-name="Source_20_Text"><text:span text:style-name="T6">1</text:span></text:span></text:p>
          </table:table-cell>
        </table:table-row>
      </table:table>
      <text:p text:style-name="P185"><text:span text:style-name="Source_20_Text"><text:span text:style-name="T6"/></text:span></text:p>
      <text:p text:style-name="P185"><text:span text:style-name="Source_20_Text"><text:span text:style-name="T35">TODO: здесь заканчивается презентация</text:span></text:span></text:p>
      <text:p text:style-name="P185"><text:span text:style-name="Source_20_Text"><text:span text:style-name="T33"/></text:span></text:p>
      <text:p text:style-name="P292"><text:span text:style-name="Source_20_Text"><text:span text:style-name="T7">Задание: во</text:span></text:span><text:span text:style-name="Source_20_Text"><text:span text:style-name="T8">с</text:span></text:span><text:span text:style-name="Source_20_Text"><text:span text:style-name="T7">произведите трассировку рекурсии для случая power(2,6)</text:span></text:span></text:p>
      <text:p text:style-name="P292"><text:span text:style-name="Source_20_Text"><text:span text:style-name="T7"/></text:span></text:p>
      <text:p text:style-name="P292"><text:span text:style-name="Source_20_Text"><text:span text:style-name="T7">&gt;&gt;&gt; к таблице добавиться строка сверху, </text:span></text:span></text:p>
      <text:p text:style-name="P292"><text:span text:style-name="Source_20_Text"><text:span text:style-name="T7">&gt;&gt;&gt; power(2,6) | 2 </text:span></text:span><text:span text:style-name="Source_20_Text"><text:span text:style-name="T8">| 32 | 64</text:span></text:span></text:p>
      <text:p text:style-name="P292"><text:span text:style-name="Source_20_Text"><text:span text:style-name="T8"/></text:span></text:p>
      <text:p text:style-name="P185"><text:span text:style-name="Source_20_Text"><text:span text:style-name="T19">Вопрос: подходит ли такой </text:span></text:span><text:span text:style-name="Source_20_Text"><text:span text:style-name="T6">base case</text:span></text:span></text:p>
      <text:p text:style-name="P185"><text:span text:style-name="Source_20_Text"><text:span text:style-name="T6"><text:tab/>if x == 1</text:span></text:span></text:p>
      <text:p text:style-name="P185"><text:span text:style-name="Source_20_Text"><text:span text:style-name="T6"><text:tab/><text:tab/>return a</text:span></text:span></text:p>
      <text:p text:style-name="P185"><text:span text:style-name="Source_20_Text"><text:span text:style-name="T6"><text:tab/>end</text:span></text:span></text:p>
      <text:p text:style-name="P185"><text:span text:style-name="Source_20_Text"><text:span text:style-name="T19">Ответ:</text:span></text:span><text:span text:style-name="Source_20_Text"><text:span text:style-name="T6"> </text:span></text:span><text:span text:style-name="Source_20_Text"><text:span text:style-name="T19">нет, не будет работать для </text:span></text:span><text:span text:style-name="Source_20_Text"><text:span text:style-name="T6">x=0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8">B</text:span></text:span><text:span text:style-name="Source_20_Text"><text:span text:style-name="T6">ase cases can be multiple</text:span></text:span><text:span text:style-name="Source_20_Text"><text:span text:style-name="T8">.</text:span></text:span></text:p>
      <text:p text:style-name="P185"><text:span text:style-name="Source_20_Text"><text:span text:style-name="T8">R</text:span></text:span><text:span text:style-name="Source_20_Text"><text:span text:style-name="T6">ecursive calls can be multiple and different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19">то есть, метод </text:span></text:span><text:span text:style-name="Source_20_Text"><text:span text:style-name="T6">power</text:span></text:span><text:span text:style-name="Source_20_Text"><text:span text:style-name="T19"> может иметь два </text:span></text:span><text:span text:style-name="Source_20_Text"><text:span text:style-name="T6">base case</text:span></text:span></text:p>
      <table:table table:name="Таблица14" table:style-name="Таблица14">
        <table:table-column table:style-name="Таблица14.A" table:number-columns-repeated="2"/>
        <table:table-row>
          <table:table-cell table:style-name="Таблица14.A1" office:value-type="string">
            <text:p text:style-name="P292"><text:span text:style-name="Source_20_Text"><text:span text:style-name="T6">def power a, n</text:span></text:span></text:p>
            <text:p text:style-name="P292"><text:span text:style-name="Source_20_Text"><text:span text:style-name="T6"><text:tab/>if n == 0</text:span></text:span></text:p>
            <text:p text:style-name="P292"><text:span text:style-name="Source_20_Text"><text:span text:style-name="T6"><text:tab/><text:tab/>return 1</text:span></text:span></text:p>
            <text:p text:style-name="P292"><text:span text:style-name="Source_20_Text"><text:span text:style-name="T6"><text:tab/>elsif n == 1</text:span></text:span></text:p>
            <text:p text:style-name="P292"><text:span text:style-name="Source_20_Text"><text:span text:style-name="T6"><text:tab/><text:tab/>return a </text:span></text:span></text:p>
            <text:p text:style-name="P292"><text:span text:style-name="Source_20_Text"><text:span text:style-name="T6"><text:tab/>else</text:span></text:span></text:p>
            <text:p text:style-name="P292"><text:span text:style-name="Source_20_Text"><text:span text:style-name="T6"><text:tab/><text:tab/>return a * power(a, n-1)</text:span></text:span></text:p>
            <text:p text:style-name="P292"><text:span text:style-name="Source_20_Text"><text:span text:style-name="T6"><text:tab/>end</text:span></text:span></text:p>
            <text:p text:style-name="P292"><text:span text:style-name="Source_20_Text"><text:span text:style-name="T6">end</text:span></text:span></text:p>
          </table:table-cell>
          <table:table-cell table:style-name="Таблица14.B1" office:value-type="string">
            <text:p text:style-name="P292"><text:span text:style-name="Source_20_Text"><text:span text:style-name="T19">if (test for simple case) {</text:span></text:span></text:p>
            <text:p text:style-name="P292"><text:span text:style-name="Source_20_Text"><text:span text:style-name="T19"><text:tab/>Compute a simple solution without using recursion.</text:span></text:span></text:p>
            <text:p text:style-name="P292"><text:span text:style-name="Source_20_Text"><text:span text:style-name="T19">} else {</text:span></text:span></text:p>
            <text:p text:style-name="P292"><text:span text:style-name="Source_20_Text"><text:span text:style-name="T19"><text:tab/>Break the problem down into subproblems of the same form.</text:span></text:span></text:p>
            <text:p text:style-name="P292"><text:span text:style-name="Source_20_Text"><text:span text:style-name="T19"><text:tab/>Solve each of the subproblems by calling this function recursively.</text:span></text:span></text:p>
            <text:p text:style-name="P292"><text:span text:style-name="Source_20_Text"><text:span text:style-name="T19"><text:tab/>Reassemble the solutions to the subproblems into a solution for the whole.</text:span></text:span></text:p>
            <text:p text:style-name="P292"><text:span text:style-name="Source_20_Text"><text:span text:style-name="T19">}</text:span></text:span></text:p>
          </table:table-cell>
        </table:table-row>
      </table:table>
      <text:p text:style-name="P185"><text:span text:style-name="Source_20_Text"><text:span text:style-name="T6"/></text:span></text:p>
      <text:p text:style-name="P292"><text:span text:style-name="Source_20_Text"><text:span text:style-name="T6"/></text:span></text:p>
      <text:p text:style-name="P185"><text:span text:style-name="Source_20_Text"><text:span text:style-name="T19">Задание: реализуйте перворот строки рекурсивно</text:span></text:span><text:span text:style-name="Source_20_Text"><text:span text:style-name="T6"> </text:span></text:span><text:span text:style-name="Source_20_Text"><text:span text:style-name="T19">и заполните таблицу трассировки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6">reverse(“bamboo”) #=&gt; oobmab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19">подсказка:</text:span></text:span></text:p>
      <text:p text:style-name="P185"><text:span text:style-name="Source_20_Text"><text:span text:style-name="T6">base case: </text:span></text:span><text:span text:style-name="Source_20_Text"><text:span text:style-name="T19">если строка имеет длину 0, то ее не надо перворачивать</text:span></text:span></text:p>
      <text:p text:style-name="P185"><text:span text:style-name="Source_20_Text"><text:span text:style-name="T19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5"><text:span text:style-name="Source_20_Text"><text:span text:style-name="T6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5"><text:span text:style-name="Source_20_Text"><text:span text:style-name="T6">reverse(“bamboo”)</text:span></text:span></text:p>
          </table:table-cell>
          <table:table-cell table:style-name="Table44.A1" office:value-type="string">
            <text:p text:style-name="P185"><text:span text:style-name="Source_20_Text"><text:span text:style-name="T6">b</text:span></text:span></text:p>
          </table:table-cell>
          <table:table-cell table:style-name="Table44.A1" office:value-type="string">
            <text:p text:style-name="P185"><text:span text:style-name="Source_20_Text"><text:span text:style-name="T6">oobma</text:span></text:span></text:p>
          </table:table-cell>
          <table:table-cell table:style-name="Table44.A1" office:value-type="string">
            <text:p text:style-name="P185"><text:span text:style-name="Source_20_Text"><text:span text:style-name="T6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6">reverse(“amboo”)</text:span></text:span></text:p>
          </table:table-cell>
          <table:table-cell table:style-name="Table44.A1" office:value-type="string">
            <text:p text:style-name="P185"><text:span text:style-name="Source_20_Text"><text:span text:style-name="T6">a</text:span></text:span></text:p>
          </table:table-cell>
          <table:table-cell table:style-name="Table44.A1" office:value-type="string">
            <text:p text:style-name="P185"><text:span text:style-name="Source_20_Text"><text:span text:style-name="T6">oobm</text:span></text:span></text:p>
          </table:table-cell>
          <table:table-cell table:style-name="Table44.A1" office:value-type="string">
            <text:p text:style-name="P185"><text:span text:style-name="Source_20_Text"><text:span text:style-name="T6">oobma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6">reverse(“mboo”)</text:span></text:span></text:p>
          </table:table-cell>
          <table:table-cell table:style-name="Table44.A1" office:value-type="string">
            <text:p text:style-name="P185"><text:span text:style-name="Source_20_Text"><text:span text:style-name="T6">m</text:span></text:span></text:p>
          </table:table-cell>
          <table:table-cell table:style-name="Table44.A1" office:value-type="string">
            <text:p text:style-name="P185"><text:span text:style-name="Source_20_Text"><text:span text:style-name="T6">oob</text:span></text:span></text:p>
          </table:table-cell>
          <table:table-cell table:style-name="Table44.A1" office:value-type="string">
            <text:p text:style-name="P185"><text:span text:style-name="Source_20_Text"><text:span text:style-name="T6">oobm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6">reverse(“boo”)</text:span></text:span></text:p>
          </table:table-cell>
          <table:table-cell table:style-name="Table44.A1" office:value-type="string">
            <text:p text:style-name="P185"><text:span text:style-name="Source_20_Text"><text:span text:style-name="T6">b</text:span></text:span></text:p>
          </table:table-cell>
          <table:table-cell table:style-name="Table44.A1" office:value-type="string">
            <text:p text:style-name="P185"><text:span text:style-name="Source_20_Text"><text:span text:style-name="T6">oo</text:span></text:span></text:p>
          </table:table-cell>
          <table:table-cell table:style-name="Table44.A1" office:value-type="string">
            <text:p text:style-name="P185"><text:span text:style-name="Source_20_Text"><text:span text:style-name="T6">oo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6">reverse(“oo”)</text:span></text:span></text:p>
          </table:table-cell>
          <table:table-cell table:style-name="Table44.A1" office:value-type="string">
            <text:p text:style-name="P185"><text:span text:style-name="Source_20_Text"><text:span text:style-name="T6">o</text:span></text:span></text:p>
          </table:table-cell>
          <table:table-cell table:style-name="Table44.A1" office:value-type="string">
            <text:p text:style-name="P185"><text:span text:style-name="Source_20_Text"><text:span text:style-name="T6">o</text:span></text:span></text:p>
          </table:table-cell>
          <table:table-cell table:style-name="Table44.A1" office:value-type="string">
            <text:p text:style-name="P185"><text:span text:style-name="Source_20_Text"><text:span text:style-name="T6">o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6">reverse(“o”)</text:span></text:span></text:p>
          </table:table-cell>
          <table:table-cell table:style-name="Table44.A1" office:value-type="string">
            <text:p text:style-name="P185"><text:span text:style-name="Source_20_Text"><text:span text:style-name="T6">o</text:span></text:span></text:p>
          </table:table-cell>
          <table:table-cell table:style-name="Table44.A1" office:value-type="string">
            <text:p text:style-name="P185"><text:span text:style-name="Source_20_Text"><text:span text:style-name="T6">“”</text:span></text:span></text:p>
          </table:table-cell>
          <table:table-cell table:style-name="Table44.A1" office:value-type="string">
            <text:p text:style-name="P185"><text:span text:style-name="Source_20_Text"><text:span text:style-name="T6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6">reverse(“”)</text:span></text:span></text:p>
          </table:table-cell>
          <table:table-cell table:style-name="Table44.A1" office:value-type="string">
            <text:p text:style-name="P185"><text:span text:style-name="Source_20_Text"><text:span text:style-name="T6">-</text:span></text:span></text:p>
          </table:table-cell>
          <table:table-cell table:style-name="Table44.A1" office:value-type="string">
            <text:p text:style-name="P185"><text:span text:style-name="Source_20_Text"><text:span text:style-name="T6">-</text:span></text:span></text:p>
          </table:table-cell>
          <table:table-cell table:style-name="Table44.A1" office:value-type="string">
            <text:p text:style-name="P185"><text:span text:style-name="Source_20_Text"><text:span text:style-name="T6">“”</text:span></text:span></text:p>
          </table:table-cell>
        </table:table-row>
      </table:table>
      <text:p text:style-name="P185"><text:span text:style-name="Source_20_Text"><text:span text:style-name="T6"/></text:span></text:p>
      <text:p text:style-name="P185"><text:span text:style-name="Source_20_Text"><text:span text:style-name="T6">Ответ: recursion/reverse_string</text:span></text:span></text:p>
      <text:p text:style-name="P185"><text:soft-page-break/><text:span text:style-name="Source_20_Text"><text:span text:style-name="T6"/></text:span></text:p>
      <text:p text:style-name="P185"><text:span text:style-name="Source_20_Text"><text:span text:style-name="T17">Задания</text:span></text:span></text:p>
      <text:p text:style-name="P185"><text:span text:style-name="Source_20_Text"><text:span text:style-name="T6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сив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2"/>
      <text:p text:style-name="P124"><text:span text:style-name="Source_20_Text"><text:span text:style-name="T43">ответ: lesson.3</text:span></text:span><text:span text:style-name="Source_20_Text"><text:span text:style-name="T44">1</text:span></text:span><text:span text:style-name="Source_20_Text"><text:span text:style-name="T43">/recursion/factorial</text:span></text:span></text:p>
      <text:p text:style-name="P124"><text:span text:style-name="Source_20_Text"><text:span text:style-name="T6"/></text:span></text:p>
      <text:p text:style-name="P185"><text:span text:style-name="Source_20_Text"><text:span text:style-name="T22">Задания</text:span></text:span></text:p>
      <text:p text:style-name="P185"><text:span text:style-name="Source_20_Text"><text:span text:style-name="T22"/></text:span></text:p>
      <text:list xml:id="list848956501" text:style-name="WWNum72">
        <text:list-header>
          <text:p text:style-name="P280"><text:span text:style-name="Source_20_Text"><text:span text:style-name="T19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9"/></text:span></text:p>
      <text:p text:style-name="P282"><text:span text:style-name="Source_20_Text"><text:span text:style-name="T21">Начальный скрипт: recursion/array_sum_stub</text:span></text:span></text:p>
      <text:p text:style-name="P114"><text:span text:style-name="Source_20_Text"><text:span text:style-name="T19">Ответ: recursion/array_sum</text:span></text:span></text:p>
      <text:p text:style-name="P114"><text:span text:style-name="Source_20_Text"><text:span text:style-name="T19"/></text:span></text:p>
      <text:p text:style-name="P114"><text:span text:style-name="Source_20_Text"><text:span text:style-name="T19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9"/></text:span></text:p>
      <text:p text:style-name="P114"><text:span text:style-name="Source_20_Text"><text:span text:style-name="T19">Ответ: recursion/array_sum_n_first</text:span></text:span></text:p>
      <text:p text:style-name="P114"><text:span text:style-name="Source_20_Text"><text:span text:style-name="T19"/></text:span></text:p>
      <text:p text:style-name="P114"><text:span text:style-name="Source_20_Text"><text:span text:style-name="T19">Вопрос: какое из решений лучше использует память?</text:span></text:span></text:p>
      <text:p text:style-name="P114"><text:span text:style-name="Source_20_Text"><text:span text:style-name="T19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9"/></text:span></text:p>
      <text:p text:style-name="P114"><text:span text:style-name="Source_20_Text"><text:span text:style-name="T19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9"/></text:span></text:p>
      <text:p text:style-name="P278"><text:span text:style-name="T18">Call Stack (стек вызовов)</text:span></text:p>
      <text:p text:style-name="P276"/>
      <text:p text:style-name="P276"><text:span text:style-name="T80">см. recursion/power_rec_failing</text:span></text:p>
      <text:p text:style-name="P276"><text:span text:style-name="T80"/></text:p>
      <text:p text:style-name="P276">Стэк вызовов - механизм реализации рекурсии в языках программирования.</text:p>
      <text:p text:style-name="P276"/>
      <text:p text:style-name="P276">&gt;&gt;&gt; картинка стек-фреймов</text:p>
      <text:p text:style-name="P276">&gt;&gt;&gt; Перерисовать ее сверху вниз, чтобы было похоже на трассировку рекурсии</text:p>
      <text:p text:style-name="P276"/>
      <text:p text:style-name="P276">Количество вызовов называется глубиной рекурсии</text:p>
      <text:p text:style-name="P276"/>
      <text:p text:style-name="P276">При большой глубине рекурсии может произойти переполнение стэка вызовов.</text:p>
      <text:p text:style-name="P276"/>
      <text:p text:style-name="P276">Рекурсия - дорогая операция:</text:p>
      <text:list xml:id="list1347591527" text:style-name="L65">
        <text:list-item>
          <text:p text:style-name="P233">каждый stack frame требует памяти</text:p>
        </text:list-item>
        <text:list-item>
          <text:p text:style-name="P233">создание stack frame требует времени</text:p>
        </text:list-item>
      </text:list>
      <text:p text:style-name="P281"><text:span text:style-name="Source_20_Text"><text:span text:style-name="T19"/></text:span></text:p>
      <text:p text:style-name="P185"><text:span text:style-name="Source_20_Text"><text:span text:style-name="T22">Хвостовая рекурсия</text:span></text:span></text:p>
      <text:p text:style-name="P185"><text:soft-page-break/><text:span text:style-name="Source_20_Text"><text:span text:style-name="T22"/></text:span></text:p>
      <text:p text:style-name="P185"><text:span text:style-name="Source_20_Text"><text:span text:style-name="T19"/></text:span></text:p>
      <text:p text:style-name="P185"><text:span text:style-name="Source_20_Text"><text:span text:style-name="T22">Другие задания</text:span></text:span></text:p>
      <text:p text:style-name="P185"><text:span text:style-name="Source_20_Text"><text:span text:style-name="T22"/></text:span></text:p>
      <text:list xml:id="list1579022863" text:continue-list="list848956501" text:style-name="WWNum72">
        <text:list-item>
          <text:p text:style-name="P289"><text:span text:style-name="Source_20_Text"><text:span text:style-name="T19">power используя прямую рекурсию</text:span></text:span></text:p>
        </text:list-item>
        <text:list-item>
          <text:p text:style-name="P289"><text:span text:style-name="Source_20_Text"><text:span text:style-name="T19">превратить строку в </text:span></text:span><text:span text:style-name="Source_20_Text"><text:span text:style-name="T6">mixedcase</text:span></text:span><text:span text:style-name="Source_20_Text"><text:span text:style-name="T19"> рекурсивно</text:span></text:span></text:p>
        </text:list-item>
        <text:list-item>
          <text:p text:style-name="P289"><text:span text:style-name="Source_20_Text"><text:span text:style-name="T19">зашифровать строку, сдвинув каждый символ на две позиции вправо по алфавиту (шифр юлия цезаря)</text:span></text:span></text:p>
        </text:list-item>
        <text:list-item>
          <text:p text:style-name="P289"><text:span text:style-name="Source_20_Text"><text:span text:style-name="T19"><text:s/></text:span></text:span><text:span text:style-name="Source_20_Text"><text:span text:style-name="T6">find greatest common devisor (gcd) </text:span></text:span><text:span text:style-name="Source_20_Text"><text:span text:style-name="T19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289"><text:span text:style-name="Source_20_Text"><text:span text:style-name="T19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19">на отдельные слова (дан словарь). Достаточно получить одно разбиение.</text:span></text:span></text:p>
        </text:list-item>
        <text:list-item>
          <text:p text:style-name="P289"><text:span text:style-name="Source_20_Text"><text:span text:style-name="T19">Вывести как-нибудь красиво многоуровневый массив</text:span></text:span></text:p>
        </text:list-item>
        <text:list-item>
          <text:p text:style-name="P289"><text:span text:style-name="Source_20_Text"><text:span text:style-name="T19">Вывести парсинговое дерево. Дерево можно задать вложенным массивом, где первый элемент - название узла.</text:span></text:span></text:p>
        </text:list-item>
        <text:list-item>
          <text:p text:style-name="P289"><text:span text:style-name="Source_20_Text"><text:span text:style-name="T19">фибоначчи: отсюда http://cs.stanford.edu/people/eroberts/courses/cs106b/chapters/05-intro-to-recursion.pdf</text:span></text:span></text:p>
        </text:list-item>
        <text:list-item>
          <text:p text:style-name="P289"><text:span text:style-name="Source_20_Text"><text:span text:style-name="T19">detecting palindromes: a palindrome is if the 1st letter equal the last letter and 2) the inner part is a palindome as well</text:span></text:span></text:p>
        </text:list-item>
        <text:list-item>
          <text:p text:style-name="P289"><text:span text:style-name="Source_20_Text"><text:span text:style-name="T19">Взаимная рекурсия: как определить, что число четное. см http://cs.stanford.edu/people/eroberts/courses/cs106b/chapters/05-intro-to-recursion.pdf Число четное, если числе перед ним - нечетное. число 0 - четное. нужны две функции, odd? even?</text:span></text:span></text:p>
        </text:list-item>
        <text:list-item>
          <text:p text:style-name="P290"><text:span text:style-name="Source_20_Text"><text:span text:style-name="T20">судоку, рекурсивно перебором</text:span></text:span></text:p>
        </text:list-item>
        <text:list-item>
          <text:p text:style-name="P290"><text:span text:style-name="Source_20_Text"><text:span text:style-name="T20">задача о расстановке 4 ферзей, рекурсивно перебором</text:span></text:span></text:p>
        </text:list-item>
      </text:list>
      <text:p text:style-name="Standard"><text:span text:style-name="Source_20_Text"><text:span text:style-name="T6"/></text:span></text:p>
      <text:p text:style-name="Standard"><text:span text:style-name="Source_20_Text"><text:span text:style-name="T6"/></text:span></text:p>
      <text:p text:style-name="Standard"><text:span text:style-name="Source_20_Text"><text:span text:style-name="T6"/></text:span></text:p>
      <text:p text:style-name="P181"><text:span text:style-name="Source_20_Text"><text:span text:style-name="T17">&amp;&amp;&amp;</text:span></text:span></text:p>
      <text:p text:style-name="Standard"><text:span text:style-name="Source_20_Text"><text:span text:style-name="T17"/></text:span></text:p>
      <text:p text:style-name="Standard"><text:span text:style-name="Source_20_Text"><text:span text:style-name="T17">Non-capturing parenthesis</text:span></text:span></text:p>
      <text:p text:style-name="Standard"><text:span text:style-name="Source_20_Text"><text:span text:style-name="T17"/></text:span></text:p>
      <text:p text:style-name="Standard"><text:span text:style-name="Source_20_Text"><text:span text:style-name="T6">(?:regexp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Parentheses are used for </text:span></text:span><text:span text:style-name="Source_20_Text"><text:span text:style-name="T12">Capturing</text:span></text:span><text:span text:style-name="Source_20_Text"><text:span text:style-name="T6">: use backreference \num inside regexp, and MatchData[num] outside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Regexp.compile = Regexp.new</text:span></text:span></text:p>
      <text:p text:style-name="Standard"><text:span text:style-name="Source_20_Text"><text:span text:style-name="T6">Regexp.escape = Regexp.quote</text:span></text:span></text:p>
      <text:p text:style-name="Standard"><text:span text:style-name="Source_20_Text"><text:span text:style-name="T6">Regexp.last_match то же что и $~ оно же </text:span></text:span><text:span text:style-name="Source_20_Text"><text:span text:style-name="T12">один </text:span></text:span><text:span text:style-name="Source_20_Text"><text:span text:style-name="T6">MatchData, котрый был сгенерирован последней операцией match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Regexp.union -&gt; похоже на конкатенацию нескольких РВ через | -- </text:span></text:span><text:span text:style-name="Source_20_Text"><text:span text:style-name="T9">подготовить демо-пример а ля test_finding_all_matches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The (?:...) construct provides grouping without capturing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2.0.0-p247 :001 &gt; "abc12def34ghijklmno567pqrs".to_enum(:scan, /\d+/).map { Regexp.last_match } </text:span></text:span></text:p>
      <text:p text:style-name="Standard"><text:span text:style-name="Source_20_Text"><text:span text:style-name="T6"><text:s/>=&gt; [#&lt;MatchData "12"&gt;, #&lt;MatchData "34"&gt;, #&lt;MatchData "567"&gt;] </text:span></text:span></text:p>
      <text:p text:style-name="Standard"><text:span text:style-name="Source_20_Text"><text:span text:style-name="T6">2.0.0-p247 :002 &gt; "abc12def34ghijklmno567pqrs".to_enum(:scan, /\d+/).map { |md| md.inspect } </text:span></text:span></text:p>
      <text:p text:style-name="Standard"><text:span text:style-name="Source_20_Text"><text:span text:style-name="T6"><text:s/>=&gt; ["\"12\"", "\"34\"", "\"567\""] </text:span></text:span></text:p>
      <text:p text:style-name="Standard"><text:span text:style-name="Source_20_Text"><text:span text:style-name="T6">2.0.0-p247 :003 &gt; "abc12def34ghijklmno567pqrs".to_enum(:scan, /\d+/).map { |md| md } </text:span></text:span></text:p>
      <text:p text:style-name="Standard"><text:span text:style-name="Source_20_Text"><text:span text:style-name="T6"><text:s/>=&gt; ["12", "34", "567"]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/></text:span></text:p>
      <text:p text:style-name="Standard"><text:span text:style-name="Source_20_Text"><text:span text:style-name="T30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7"/>
      <text:p text:style-name="P67">Странности в String#[]</text:p>
      <text:p text:style-name="P87"/>
      <text:p text:style-name="P52">см. lesson.24/test_getting_chars</text:p>
      <text:p text:style-name="P52"/>
      <text:p text:style-name="P52">Обращение по одному индексу</text:p>
      <text:p text:style-name="P67"/>
      <text:p text:style-name="P56">TODO: нарисовать и пронумеровать строку слева направо и справа налево.</text:p>
      <text:p text:style-name="P56"/>
      <text:p text:style-name="P52"><text:tab/>puts "a"[0] <text:s text:c="2"/>#=&gt; "a"</text:p>
      <text:p text:style-name="P52"><text:tab/>puts "a"[-1] <text:s text:c="2"/>#=&gt; "a"</text:p>
      <text:p text:style-name="P52"><text:tab/>puts "a"[1] <text:s text:c="2"/>#=&gt; nil <text:s/># see 4.</text:p>
      <text:p text:style-name="P52"><text:tab/>puts "a"[2] <text:s text:c="2"/>#=&gt; nil</text:p>
      <text:p text:style-name="P52"><text:tab/>puts "a"[-2] <text:s text:c="2"/>#=&gt; nil # see 4.</text:p>
      <text:p text:style-name="P52"><text:tab/>puts "a"[-3] <text:s text:c="2"/>#=&gt; nil</text:p>
      <text:p text:style-name="P52"/>
      <text:p text:style-name="P52">Начальная позиция <text:span text:style-name="T1">внутри</text:span> строки - все ок.</text:p>
      <text:p text:style-name="P52"/>
      <text:p text:style-name="P52"><text:tab/>puts "a"[0,1] #=&gt; "a"</text:p>
      <text:p text:style-name="P52"><text:tab/>puts "a"[-1,1] #=&gt; "a"</text:p>
      <text:p text:style-name="P52"/>
      <text:p text:style-name="P52">Начальная позиция <text:span text:style-name="T1">вне</text:span> границ строки</text:p>
      <text:p text:style-name="P52"/>
      <text:p text:style-name="P52"><text:tab/>puts "a"[2,1] #=&gt; nil</text:p>
      <text:p text:style-name="P52"><text:tab/>puts "a"[-3,1] #=&gt; nil</text:p>
      <text:p text:style-name="P52"/>
      <text:p text:style-name="P52">Начальная позиция <text:span text:style-name="T1">примыкает</text:span> к границе строки</text:p>
      <text:p text:style-name="P52"/>
      <text:p text:style-name="P52"><text:tab/>puts "a"[1,1] #=&gt; "" <text:s text:c="4"/># WTF! see 3</text:p>
      <text:p text:style-name="P52"><text:tab/>puts "a"[-2,1] #=&gt; nil <text:s text:c="2"/># see 4. And 3. is not applicable</text:p>
      <text:p text:style-name="P52"/>
      <text:p text:style-name="P56">TODO: добавить случаи с диапазонами “a”[1..2]</text:p>
      <text:p text:style-name="P5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7"/>
      <text:p text:style-name="P52"><text:span text:style-name="T1">презентация lectures/sorting.{odp,pdf</text:span>}</text:p>
      <text:p text:style-name="P52"/>
      <text:p text:style-name="P67">Куча</text:p>
      <text:p text:style-name="P52"/>
      <text:p text:style-name="P52">??? То ли это самое, что и бинарное дерево?</text:p>
      <text:p text:style-name="P52">http://www.eecs.wsu.edu/~ananth/CptS223/Lectures/heaps.pdf</text:p>
      <text:p text:style-name="P52"/>
      <text:p text:style-name="P52">MinHeap / MaxHeap</text:p>
      <text:p text:style-name="P52"/>
      <text:p text:style-name="P52">??? <text:span text:style-name="T1">Где их можно использовать в лингвистических задачах?</text:span></text:p>
      <text:p text:style-name="P57"><text:s text:c="3"/>см здесь олимпиадные задачи: http://codeforces.com/blog/entry/5950</text:p>
      <text:p text:style-name="P52">??? Что такое приоритетные очереди и как их использовать в лингвистических задачах?</text:p>
      <text:p text:style-name="P52"/>
      <text:p text:style-name="P52">Что такое куча (heap)? Структура и основное свойство кучи: value[parent(i)] &gt;= value[i]</text:p>
      <text:p text:style-name="P52"/>
      <text:p text:style-name="P52">В какой структуре данных хранить кучу? как для этого использовать массив</text:p>
      <text:p text:style-name="P52"/>
      <text:p text:style-name="P52">!!! Задание: написать методы parent_idx(i), left_child_idx(i), right_child_idx(i)</text:p>
      <text:p text:style-name="P52"/>
      <text:p text:style-name="P52">Алгоритм исправления неправильного состояния в некотором узле: heapify(heap, i)</text:p>
      <text:p text:style-name="P52">percolateDown?</text:p>
      <text:p text:style-name="P52"/>
      <text:p text:style-name="P52">!!! Задание: реализовать heapify()</text:p>
      <text:p text:style-name="P52"/>
      <text:p text:style-name="P52">&gt;&gt;&gt; я дам свои тесткейсы</text:p>
      <text:p text:style-name="P52"><text:tab/>случай, когда рекурсия попадает в лист</text:p>
      <text:p text:style-name="P52"><text:tab/>случай с длинной рекурсией (с двумя вызовами)</text:p>
      <text:p text:style-name="P52"><text:tab/>случай, когда i это лист</text:p>
      <text:p text:style-name="P52"/>
      <text:p text:style-name="P52">Построение кучи: создание кучи из заданного массива (in-place). Алгоритм и реализация.</text:p>
      <text:p text:style-name="P52"/>
      <text:p text:style-name="P52">Алгоритм сортировки с использованием кучи (heap sort).</text:p>
      <text:p text:style-name="P52"/>
      <text:p text:style-name="P52">!!! Задание: реализовать сортировку кучей.</text:p>
      <text:p text:style-name="P52"/>
      <text:p text:style-name="P52">кучи хороши для построения priority queues. кучи позволяют производить вставку и удаление элемента эффективно.</text:p>
      <text:p text:style-name="P52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2"/>
      <text:p text:style-name="P67">Удаление элементов хэша</text:p>
      <text:p text:style-name="P67"/>
      <text:p text:style-name="P52">Метод Hash#clear удаляет все элементы (пары ключ-значение) хэша</text:p>
      <text:p text:style-name="P52"/>
      <text:p text:style-name="P52">Метод Hash#delete позволяет удалить один элемент (изменяется сам объект!)</text:p>
      <text:p text:style-name="P52"/>
      <text:p text:style-name="P52"><text:soft-page-break/><text:tab/>months = { "dec" =&gt; "December", <text:s/>"jan" =&gt; "January" }</text:p>
      <text:p text:style-name="P52"><text:tab/>months.delete "dec"</text:p>
      <text:p text:style-name="P52"><text:tab/>puts months <text:s text:c="14"/>#=&gt;{"jan"=&gt;"January"}</text:p>
      <text:p text:style-name="P52"/>
      <text:p text:style-name="P52">!!! Задание: Исследуйте скрипт lesson.21/test_delete.1.rb</text:p>
      <text:p text:style-name="P52"/>
      <text:p text:style-name="P52"><text:tab/>ri Hash#delete</text:p>
      <text:p text:style-name="P52"><text:tab/>ri String#delete</text:p>
      <text:p text:style-name="P52"/>
      <text:p text:style-name="P67">Удаление элементов хэша - 2</text:p>
      <text:p text:style-name="P52"/>
      <text:p text:style-name="P52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2"/>
      <text:p text:style-name="P52">меняют объект</text:p>
      <text:p text:style-name="P52"><text:tab/>delete_if <text:s text:c="3"/></text:p>
      <text:p text:style-name="P52"><text:tab/>reject!</text:p>
      <text:p text:style-name="P52"><text:s/></text:p>
      <text:p text:style-name="P52">не меняют объект, вохвращают измененную копию</text:p>
      <text:p text:style-name="P52"><text:tab/>reject</text:p>
      <text:p text:style-name="P52"/>
      <text:p text:style-name="P52">см. test_delete.2.rb</text:p>
      <text:p text:style-name="P52"/>
      <text:p text:style-name="P52">hash = { "apple" =&gt; "Apfel", <text:s/>"pear" <text:s/>=&gt; "Birne" }</text:p>
      <text:p text:style-name="P52"/>
      <text:p text:style-name="P52">hash.delete_if do |key, val|</text:p>
      <text:p text:style-name="P52"><text:tab/>key =~ /a/ &amp;&amp; val !~ /a/i</text:p>
      <text:p text:style-name="P52">end</text:p>
      <text:p text:style-name="P52"/>
      <text:p text:style-name="P52">puts hash</text:p>
      <text:p text:style-name="P52">#=&gt; {"apple"=&gt;"Apfel"}</text:p>
      <text:p text:style-name="P52"/>
      <text:p text:style-name="P52">&gt;&gt;&gt; Внимание на модификатор i (ignorecase) в регулярном выражении</text:p>
      <text:p text:style-name="P52"/>
      <text:p text:style-name="P52">!!! Вопрос: что останется в хэше, если убрать модификатор i?</text:p>
      <text:p text:style-name="P52">Ответ: ничего, хэш станет пустым</text:p>
      <text:p text:style-name="P52"/>
      <text:p text:style-name="P52">!!! Задание: исследуйте, что делает скрипт test_delete.3.rb</text:p>
      <text:p text:style-name="P52"/>
      <text:p text:style-name="P52">!!! Задание: (lesson.21/test_delete.4_stub.rb) оставьте только те месяцы, в которые температура отрицательная</text:p>
      <text:p text:style-name="P52">lectures/Lectures.odt</text:p>
      <text:p text:style-name="P52">ответ: lesson.21/test_delete.4.rb</text:p>
      <text:p text:style-name="P52"/>
      <text:p text:style-name="P52">!!! Задание: исследуйте, что произойдет, если вместо to_f использовать to_i (test_delete.4.rb)</text:p>
      <text:p text:style-name="P52"/>
      <text:p text:style-name="P52">Антоним метода reject:</text:p>
      <text:list xml:id="list1838782042" text:style-name="L66">
        <text:list-item>
          <text:p text:style-name="P258"><text:span text:style-name="T25">select!/keep_if – изменяют и</text:span>сх<text:span text:style-name="T25">одный объ</text:span>ек<text:span text:style-name="T25">т</text:span></text:p>
        </text:list-item>
        <text:list-item>
          <text:p text:style-name="P258"><text:span text:style-name="T25">select в</text:span>о<text:span text:style-name="T25">звращает новый объект</text:span></text:p>
        </text:list-item>
      </text:list>
      <text:p text:style-name="P88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2"/>
      <text:p text:style-name="P52"><text:tab/>ri Object#send</text:p>
      <text:p text:style-name="P52"/>
      <text:p text:style-name="P52"><text:tab/>“hello”.length<text:tab/>#=&gt; 5<text:tab/><text:tab/><text:tab/><text:tab/>“hello”.send(:length)</text:p>
      <text:p text:style-name="P52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3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975498560" text:style-name="L67">
        <text:list-item>
          <text:p text:style-name="P259">унарная оператор – оператор, принимающий один аргумент (операнд)</text:p>
        </text:list-item>
        <text:list-item>
          <text:p text:style-name="P259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1465432976" text:style-name="L68">
        <text:list-item>
          <text:p text:style-name="P260">двоичное смещение вправо: 10 &gt;&gt; 1 #=&gt; 5 равноценно делению на 2</text:p>
        </text:list-item>
        <text:list-item>
          <text:p text:style-name="P260">двоичное смещение влево: 10 &lt;&lt; 2 #= &gt; 40 равноценно умножению на 4</text:p>
          <text:p text:style-name="P261"/>
        </text:list-item>
      </text:list>
      <text:p text:style-name="P96">Приоритеты операций (operator precedence)</text:p>
      <text:p text:style-name="P97"/>
      <text:p text:style-name="P52">2 + 2 – 5 # =&gt; -1</text:p>
      <text:p text:style-name="P52">2 + 2 * 2 #=&gt;6 <text:s text:c="3"/>#= 2 + (2 * 2)</text:p>
      <text:p text:style-name="P52">(2 + 2) * 2 #=&gt; 8</text:p>
      <text:p text:style-name="P52">2 * 2 / 4 #=&gt; 2</text:p>
      <text:p text:style-name="P52">2**3*4 <text:s/>#=&gt; 32</text:p>
      <text:p text:style-name="P52">2**(3*4) #=&gt; 2 ** 12 = 4096</text:p>
      <text:p text:style-name="P52">-2*2 - 2 #=&gt; -6</text:p>
      <text:p text:style-name="P6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49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49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9"><text:span text:style-name="Source_20_Text"><text:span text:style-name="T47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7"/>
      <text:p text:style-name="P52">NB: and or имеют одинаковые приоритет, что неверно</text:p>
      <text:p text:style-name="P67"/>
      <text:p text:style-name="P52">!!! Задание: вычислить формулу из первой лекции</text:p>
      <text:p text:style-name="P99"><text:span text:style-name="Source_20_Text"><text:span text:style-name="T54"/></text:span></text:p>
      <text:p text:style-name="P67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47">!!! задание: попробовать в irb. Измениться ли значение переменной a ?</text:span></text:span></text:p>
      <text:p text:style-name="P99"><text:span text:style-name="Source_20_Text"><text:span text:style-name="T47"/></text:span></text:p>
      <text:p text:style-name="P148"><text:span text:style-name="Source_20_Text"><text:span text:style-name="T47">a ||= 2</text:span></text:span></text:p>
      <text:p text:style-name="P139"><text:span text:style-name="Source_20_Text"><text:span text:style-name="T26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4-04-04T08:22:05</dc:date>
    <meta:editing-duration>PT351H47M59S</meta:editing-duration>
    <meta:editing-cycles>1623</meta:editing-cycles>
    <meta:document-statistic meta:table-count="52" meta:image-count="0" meta:object-count="0" meta:page-count="123" meta:paragraph-count="3425" meta:word-count="19512" meta:character-count="131851"/>
  </office:meta>
</office:document-meta>
</file>